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91" svg:font-family="9"/>
    <style:font-face style:name="9" svg:font-family="9" style:font-pitch="variable"/>
    <style:font-face style:name="Liberation Sans1" svg:font-family="'Liberation Sans'" style:font-pitch="variable"/>
    <style:font-face style:name="メイリオ" svg:font-family="メイリオ" style:font-pitch="variable"/>
    <style:font-face style:name="ＭＳ 明朝" svg:font-family="'ＭＳ 明朝'" style:font-pitch="variable"/>
    <style:font-face style:name="ＭＳ Ｐゴシック2" svg:font-family="'ＭＳ Ｐゴシック'" style:font-pitch="variable"/>
    <style:font-face style:name="Liberation Sans2" svg:font-family="'Liberation Sans'" style:font-family-generic="modern" style:font-pitch="variable"/>
    <style:font-face style:name="ＭＳ Ｐゴシック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39.45cm"/>
    </style:style>
    <style:style style:name="gr2" style:family="graphic" style:parent-style-name="standard">
      <style:graphic-properties draw:stroke="none" draw:fill="none" draw:fill-color="#ffffff" draw:auto-grow-width="true" fo:min-height="0.842cm" fo:min-width="1.907cm"/>
    </style:style>
    <style:style style:name="gr3" style:family="graphic" style:parent-style-name="standard">
      <style:graphic-properties draw:stroke="none" svg:stroke-color="#000000" draw:fill="none" draw:fill-color="#ffffff" fo:min-height="3.282cm"/>
    </style:style>
    <style:style style:name="gr4" style:family="graphic" style:parent-style-name="standard">
      <style:graphic-properties draw:stroke="none" svg:stroke-color="#000000" draw:fill="none" draw:fill-color="#ffffff" fo:min-height="0.23cm"/>
    </style:style>
    <style:style style:name="gr5" style:family="graphic">
      <style:graphic-properties svg:stroke-width="0cm" svg:stroke-color="#cccccc" draw:fill-color="#cccccc" draw:textarea-horizontal-align="justify" draw:textarea-vertical-align="middle" draw:auto-grow-height="false" fo:min-height="0.466cm" fo:min-width="1.321cm"/>
    </style:style>
    <style:style style:name="gr6" style:family="graphic">
      <style:graphic-properties svg:stroke-width="0cm" svg:stroke-color="#cccccc" draw:fill-color="#cccccc" draw:textarea-horizontal-align="justify" draw:textarea-vertical-align="middle" draw:auto-grow-height="false" fo:min-height="0.323cm" fo:min-width="1.337cm"/>
    </style:style>
    <style:style style:name="gr7" style:family="graphic">
      <style:graphic-properties svg:stroke-width="0cm" svg:stroke-color="#cccccc" draw:fill-color="#cccccc" draw:textarea-horizontal-align="justify" draw:textarea-vertical-align="middle" draw:auto-grow-height="false" fo:min-height="0.466cm" fo:min-width="1.291cm"/>
    </style:style>
    <style:style style:name="gr8" style:family="graphic" style:parent-style-name="standard">
      <style:graphic-properties draw:stroke="none" draw:fill="none" fo:min-height="0.255cm"/>
    </style:style>
    <style:style style:name="gr9" style:family="graphic" style:parent-style-name="objectwithoutfill">
      <style:graphic-properties draw:stroke="solid" svg:stroke-width="0.01cm" draw:marker-start-width="0.065cm" draw:marker-end="Arrow" draw:marker-end-width="0.065cm" draw:fill="none" draw:textarea-vertical-align="middle" fo:padding-top="0.13cm" fo:padding-bottom="0.13cm" fo:padding-left="0.255cm" fo:padding-right="0.255cm"/>
    </style:style>
    <style:style style:name="gr10" style:family="graphic">
      <style:graphic-properties svg:stroke-color="#000000" draw:fill="solid" draw:fill-color="#ffffff" draw:textarea-horizontal-align="justify" draw:textarea-vertical-align="middle" draw:auto-grow-height="false" fo:min-height="0cm" fo:min-width="0.547cm"/>
    </style:style>
    <style:style style:name="gr11" style:family="graphic">
      <style:graphic-properties svg:stroke-color="#999999" draw:fill="solid" draw:fill-color="#eeeeee" draw:textarea-horizontal-align="justify" draw:textarea-vertical-align="middle" draw:auto-grow-height="false" fo:min-height="0cm" fo:min-width="0cm"/>
    </style:style>
    <style:style style:name="gr12" style:family="graphic">
      <style:graphic-properties svg:stroke-color="#000000" draw:fill="solid" draw:fill-color="#ffffff" draw:textarea-horizontal-align="justify" draw:textarea-vertical-align="middle" draw:auto-grow-height="false" fo:min-height="0cm" fo:min-width="2.29cm"/>
    </style:style>
    <style:style style:name="gr13" style:family="graphic">
      <style:graphic-properties svg:stroke-color="#ffffff" draw:fill="solid" draw:fill-color="#ffffff" draw:textarea-horizontal-align="justify" draw:textarea-vertical-align="middle" draw:auto-grow-height="false" fo:min-height="0cm" fo:min-width="0.011cm"/>
    </style:style>
    <style:style style:name="gr14" style:family="graphic">
      <style:graphic-properties svg:stroke-color="#ffffff" draw:fill="solid" draw:fill-color="#ffffff" draw:textarea-horizontal-align="justify" draw:textarea-vertical-align="middle" draw:auto-grow-height="false" fo:min-height="0cm" fo:min-width="0.08cm"/>
    </style:style>
    <style:style style:name="gr15" style:family="graphic">
      <style:graphic-properties svg:stroke-color="#ffffff" draw:fill="solid" draw:fill-color="#ffffff" draw:textarea-horizontal-align="justify" draw:textarea-vertical-align="middle" draw:auto-grow-height="false" fo:min-height="0cm" fo:min-width="0.38cm"/>
    </style:style>
    <style:style style:name="gr16" style:family="graphic">
      <style:graphic-properties svg:stroke-color="#ffffff" draw:fill="solid" draw:fill-color="#ffffff" draw:textarea-horizontal-align="justify" draw:textarea-vertical-align="middle" draw:auto-grow-height="false" fo:min-height="0cm" fo:min-width="0.092cm"/>
    </style:style>
    <style:style style:name="gr17" style:family="graphic">
      <style:graphic-properties svg:stroke-color="#ffffff" draw:fill="solid" draw:fill-color="#ffffff" draw:textarea-horizontal-align="justify" draw:textarea-vertical-align="middle" draw:auto-grow-height="false" fo:min-height="0cm" fo:min-width="0.1cm"/>
    </style:style>
    <style:style style:name="gr18" style:family="graphic">
      <style:graphic-properties svg:stroke-color="#ffffff" draw:fill="solid" draw:fill-color="#ffffff" draw:textarea-horizontal-align="justify" draw:textarea-vertical-align="middle" draw:auto-grow-height="false" fo:min-height="0cm" fo:min-width="0cm"/>
    </style:style>
    <style:style style:name="gr19" style:family="graphic">
      <style:graphic-properties svg:stroke-color="#ffffff" draw:fill="solid" draw:fill-color="#ffffff" draw:textarea-horizontal-align="justify" draw:textarea-vertical-align="middle" draw:auto-grow-height="false" fo:min-height="0.065cm" fo:min-width="0.78cm"/>
    </style:style>
    <style:style style:name="gr20" style:family="graphic" style:parent-style-name="objectwithoutfill">
      <style:graphic-properties draw:stroke="solid" svg:stroke-width="0cm" draw:marker-start-width="0.05cm" draw:marker-end="Arrow" draw:marker-end-width="0.05cm" draw:fill="none" draw:textarea-vertical-align="middle" fo:padding-top="0.125cm" fo:padding-bottom="0.125cm" fo:padding-left="0.25cm" fo:padding-right="0.25cm"/>
    </style:style>
    <style:style style:name="gr21" style:family="graphic">
      <style:graphic-properties svg:stroke-color="#000000" draw:fill="solid" draw:fill-color="#ffffff" draw:textarea-horizontal-align="justify" draw:textarea-vertical-align="middle" draw:auto-grow-height="false" fo:min-height="0cm" fo:min-width="0.505cm"/>
    </style:style>
    <style:style style:name="gr22" style:family="graphic">
      <style:graphic-properties svg:stroke-color="#000000" draw:fill="solid" draw:fill-color="#ffffff" draw:textarea-horizontal-align="justify" draw:textarea-vertical-align="middle" draw:auto-grow-height="false" fo:min-height="0cm" fo:min-width="2.184cm"/>
    </style:style>
    <style:style style:name="gr23" style:family="graphic">
      <style:graphic-properties svg:stroke-color="#ffffff" draw:fill="solid" draw:fill-color="#ffffff" draw:textarea-horizontal-align="justify" draw:textarea-vertical-align="middle" draw:auto-grow-height="false" fo:min-height="0cm" fo:min-width="0.171cm"/>
    </style:style>
    <style:style style:name="gr24" style:family="graphic">
      <style:graphic-properties svg:stroke-color="#ffffff" draw:fill="solid" draw:fill-color="#ffffff" draw:textarea-horizontal-align="justify" draw:textarea-vertical-align="middle" draw:auto-grow-height="false" fo:min-height="0cm" fo:min-width="0.172cm"/>
    </style:style>
    <style:style style:name="gr25" style:family="graphic">
      <style:graphic-properties svg:stroke-color="#ffffff" draw:fill="solid" draw:fill-color="#ffffff" draw:textarea-horizontal-align="justify" draw:textarea-vertical-align="middle" draw:auto-grow-height="false" fo:min-height="0.05cm" fo:min-width="0.171cm"/>
    </style:style>
    <style:style style:name="gr26" style:family="graphic">
      <style:graphic-properties svg:stroke-color="#ffffff" draw:fill="solid" draw:fill-color="#ffffff" draw:textarea-horizontal-align="justify" draw:textarea-vertical-align="middle" draw:auto-grow-height="false" fo:min-height="0.025cm" fo:min-width="0.58cm"/>
    </style:style>
    <style:style style:name="gr27" style:family="graphic">
      <style:graphic-properties svg:stroke-color="#999999" draw:fill="solid" draw:fill-color="#eeeeee" draw:textarea-horizontal-align="justify" draw:textarea-vertical-align="middle" draw:auto-grow-height="false" fo:min-height="0.041cm" fo:min-width="0.228cm"/>
    </style:style>
    <style:style style:name="gr28" style:family="graphic">
      <style:graphic-properties svg:stroke-color="#ffffff" draw:fill="solid" draw:fill-color="#ffffff" draw:textarea-horizontal-align="justify" draw:textarea-vertical-align="middle" draw:auto-grow-height="false" fo:min-height="0.041cm" fo:min-width="0.643cm"/>
    </style:style>
    <style:style style:name="gr29" style:family="graphic">
      <style:graphic-properties svg:stroke-color="#999999" draw:fill="solid" draw:fill-color="#eeeeee" draw:textarea-horizontal-align="justify" draw:textarea-vertical-align="middle" draw:auto-grow-height="false" fo:min-height="0.047cm" fo:min-width="0.244cm"/>
    </style:style>
    <style:style style:name="gr30" style:family="graphic">
      <style:graphic-properties svg:stroke-color="#ffffff" draw:fill="solid" draw:fill-color="#ffffff" draw:textarea-horizontal-align="justify" draw:textarea-vertical-align="middle" draw:auto-grow-height="false" fo:min-height="0.047cm" fo:min-width="0.668cm"/>
    </style:style>
    <style:style style:name="gr31" style:family="graphic">
      <style:graphic-properties svg:stroke-color="#000000" draw:fill="solid" draw:fill-color="#ffffff" draw:textarea-horizontal-align="justify" draw:textarea-vertical-align="middle" draw:auto-grow-height="false" fo:min-height="0cm" fo:min-width="0.552cm"/>
    </style:style>
    <style:style style:name="gr3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cm"/>
    </style:style>
    <style:style style:name="gr34" style:family="graphic">
      <style:graphic-properties svg:stroke-color="#000000" draw:fill="solid" draw:fill-color="#ffffff" draw:textarea-horizontal-align="justify" draw:textarea-vertical-align="middle" draw:auto-grow-height="false" fo:min-height="0cm" fo:min-width="2.31cm"/>
    </style:style>
    <style:style style:name="gr35" style:family="graphic">
      <style:graphic-properties svg:stroke-color="#ffffff" draw:fill="solid" draw:fill-color="#ffffff" draw:textarea-horizontal-align="justify" draw:textarea-vertical-align="middle" draw:auto-grow-height="false" fo:min-height="0cm" fo:min-width="0.203cm"/>
    </style:style>
    <style:style style:name="gr3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552cm"/>
    </style:style>
    <style:style style:name="gr3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203cm"/>
    </style:style>
    <style:style style:name="gr38" style:family="graphic">
      <style:graphic-properties svg:stroke-color="#ffffff" draw:fill="solid" draw:fill-color="#ffffff" draw:textarea-horizontal-align="justify" draw:textarea-vertical-align="middle" draw:auto-grow-height="false" fo:min-height="0.038cm" fo:min-width="0.63cm"/>
    </style:style>
    <style:style style:name="gr39" style:family="graphic">
      <style:graphic-properties svg:stroke-color="#ffffff" draw:fill="solid" draw:fill-color="#ffffff" draw:textarea-horizontal-align="justify" draw:textarea-vertical-align="middle" draw:auto-grow-height="false" fo:min-height="0cm" fo:min-width="0.906cm"/>
    </style:style>
    <style:style style:name="gr40" style:family="graphic">
      <style:graphic-properties svg:stroke-color="#000000" draw:fill="solid" draw:fill-color="#ffffff" draw:textarea-horizontal-align="justify" draw:textarea-vertical-align="middle" draw:auto-grow-height="false" fo:min-height="0cm" fo:min-width="0.529cm"/>
    </style:style>
    <style:style style:name="gr41" style:family="graphic">
      <style:graphic-properties svg:stroke-color="#000000" draw:fill="solid" draw:fill-color="#ffffff" draw:textarea-horizontal-align="justify" draw:textarea-vertical-align="middle" draw:auto-grow-height="false" fo:min-height="0cm" fo:min-width="0.528cm"/>
    </style:style>
    <style:style style:name="gr4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2.247cm"/>
    </style:style>
    <style:style style:name="gr4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187cm"/>
    </style:style>
    <style:style style:name="gr4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529cm"/>
    </style:style>
    <style:style style:name="gr4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528cm"/>
    </style:style>
    <style:style style:name="gr4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188cm"/>
    </style:style>
    <style:style style:name="gr47" style:family="graphic">
      <style:graphic-properties svg:stroke-color="#ffffff" draw:fill="solid" draw:fill-color="#ffffff" draw:textarea-horizontal-align="justify" draw:textarea-vertical-align="middle" draw:auto-grow-height="false" fo:min-height="0cm" fo:min-width="0.187cm"/>
    </style:style>
    <style:style style:name="gr48" style:family="graphic">
      <style:graphic-properties svg:stroke-color="#ffffff" draw:fill="solid" draw:fill-color="#ffffff" draw:textarea-horizontal-align="justify" draw:textarea-vertical-align="middle" draw:auto-grow-height="false" fo:min-height="0.031cm" fo:min-width="0.606cm"/>
    </style:style>
    <style:style style:name="gr49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0.086cm" fo:min-width="0cm"/>
    </style:style>
    <style:style style:name="gr51" style:family="graphic" style:parent-style-name="objectwithoutfill">
      <style:graphic-properties draw:fill="none" draw:textarea-vertical-align="middle"/>
    </style:style>
    <style:style style:name="gr5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2.247cm"/>
    </style:style>
    <style:style style:name="gr53" style:family="graphic">
      <style:graphic-properties svg:stroke-color="#ffffff" draw:fill="solid" draw:fill-color="#ffffff" draw:textarea-horizontal-align="justify" draw:textarea-vertical-align="middle" draw:auto-grow-height="false" fo:min-height="0.05cm" fo:min-width="0.6cm"/>
    </style:style>
    <style:style style:name="gr54" style:family="graphic">
      <style:graphic-properties svg:stroke-color="#000000" draw:fill="solid" draw:fill-color="#ffffff" draw:textarea-horizontal-align="justify" draw:textarea-vertical-align="middle" draw:auto-grow-height="false" fo:min-height="3.4cm" fo:min-width="4.209cm"/>
    </style:style>
    <style:style style:name="gr55" style:family="graphic">
      <style:graphic-properties svg:stroke-color="#000000" draw:fill="solid" draw:fill-color="#ffffff" draw:textarea-horizontal-align="justify" draw:textarea-vertical-align="middle" draw:auto-grow-height="false" fo:min-height="0.26cm" fo:min-width="0.31cm"/>
    </style:style>
    <style:style style:name="gr56" style:family="graphic">
      <style:graphic-properties svg:stroke-color="#000000" svg:stroke-opacity="0%" draw:fill="solid" draw:fill-color="#ffffff" draw:textarea-horizontal-align="justify" draw:textarea-vertical-align="middle" draw:auto-grow-height="false" fo:min-height="0.26cm" fo:min-width="0.3cm"/>
    </style:style>
    <style:style style:name="gr57" style:family="graphic">
      <style:graphic-properties svg:stroke-color="#b2b2b2" draw:fill="solid" draw:fill-color="#ffffff" draw:textarea-horizontal-align="justify" draw:textarea-vertical-align="middle" draw:auto-grow-height="false" fo:min-height="2.226cm" fo:min-width="3.329cm"/>
    </style:style>
    <style:style style:name="gr58" style:family="graphic" style:parent-style-name="objectwithoutfill">
      <style:graphic-properties svg:stroke-color="#b2b2b2" draw:fill="none" draw:textarea-vertical-align="middl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8cm" fo:min-width="0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5cm" fo:min-width="0.853cm"/>
    </style:style>
    <style:style style:name="gr61" style:family="graphic">
      <style:graphic-properties svg:stroke-color="#b2b2b2" draw:fill="solid" draw:fill-color="#ffffff" draw:textarea-horizontal-align="justify" draw:textarea-vertical-align="middle" draw:auto-grow-height="false" fo:min-height="0.75cm" fo:min-width="0.701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cm" fo:min-width="0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9cm" fo:min-width="0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3cm" fo:min-width="0.214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3cm" fo:min-width="0.621cm"/>
    </style:style>
    <style:style style:name="gr66" style:family="graphic" style:parent-style-name="objectwithoutfill">
      <style:graphic-properties svg:stroke-width="0.2cm" svg:stroke-color="#ffff00" draw:marker-start-width="0.5cm" draw:marker-end-width="0.5cm" draw:fill="none" draw:textarea-vertical-align="middle" fo:padding-top="0.1cm" fo:padding-bottom="0.1cm" fo:padding-left="0.1cm" fo:padding-right="0.1cm"/>
    </style:style>
    <style:style style:name="gr67" style:family="graphic" style:parent-style-name="objectwithoutfill">
      <style:graphic-properties svg:stroke-width="0.2cm" svg:stroke-color="#ff950e" draw:marker-start-width="0.5cm" draw:marker-end-width="0.5cm" draw:fill="none" draw:textarea-vertical-align="middle" fo:padding-top="0.1cm" fo:padding-bottom="0.1cm" fo:padding-left="0.1cm" fo:padding-right="0.1cm"/>
    </style:style>
    <style:style style:name="gr68" style:family="graphic" style:parent-style-name="objectwithoutfill">
      <style:graphic-properties svg:stroke-width="0.2cm" svg:stroke-color="#ff0000" draw:marker-start-width="0.5cm" draw:marker-end-width="0.5cm" draw:fill="none" draw:textarea-vertical-align="middle" fo:padding-top="0.1cm" fo:padding-bottom="0.1cm" fo:padding-left="0.1cm" fo:padding-right="0.1cm"/>
    </style:style>
    <style:style style:name="gr69" style:family="graphic">
      <style:graphic-properties svg:stroke-color="#000000" draw:fill="solid" draw:fill-color="#ffffff" draw:textarea-horizontal-align="justify" draw:textarea-vertical-align="middle" draw:auto-grow-height="false" fo:min-height="3.376cm" fo:min-width="4.252cm"/>
    </style:style>
    <style:style style:name="gr70" style:family="graphic">
      <style:graphic-properties svg:stroke-color="#ffffff" draw:fill="solid" draw:fill-color="#ffffff" draw:textarea-horizontal-align="justify" draw:textarea-vertical-align="middle" draw:auto-grow-height="false" fo:min-height="0.15cm" fo:min-width="0.7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214cm"/>
    </style:style>
    <style:style style:name="gr72" style:family="graphic">
      <style:graphic-properties svg:stroke-color="#000000" draw:fill="solid" draw:fill-color="#ffffff" draw:textarea-horizontal-align="justify" draw:textarea-vertical-align="middle" draw:auto-grow-height="false" fo:min-height="0cm" fo:min-width="0.535cm"/>
    </style:style>
    <style:style style:name="gr73" style:family="graphic">
      <style:graphic-properties svg:stroke-color="#000000" draw:fill="solid" draw:fill-color="#ffffff" draw:textarea-horizontal-align="justify" draw:textarea-vertical-align="middle" draw:auto-grow-height="false" fo:min-height="0cm" fo:min-width="0.534cm"/>
    </style:style>
    <style:style style:name="gr74" style:family="graphic">
      <style:graphic-properties svg:stroke-color="#ffffff" draw:fill="solid" draw:fill-color="#ffffff" draw:textarea-horizontal-align="justify" draw:textarea-vertical-align="middle" draw:auto-grow-height="false" fo:min-height="0cm" fo:min-width="0.191cm"/>
    </style:style>
    <style:style style:name="gr75" style:family="graphic" style:parent-style-name="standard">
      <style:graphic-properties draw:stroke="none" draw:fill="none" fo:min-height="0.285cm"/>
    </style:style>
    <style:style style:name="gr76" style:family="graphic" style:parent-style-name="standard">
      <style:graphic-properties draw:stroke="none" draw:fill="none" fo:min-height="0.319cm"/>
    </style:style>
    <style:style style:name="gr77" style:family="graphic">
      <style:graphic-properties svg:stroke-color="#000000" draw:fill="solid" draw:fill-color="#ffffff" draw:textarea-horizontal-align="justify" draw:textarea-vertical-align="middle" draw:auto-grow-height="false" fo:min-height="0cm" fo:min-width="0.554cm"/>
    </style:style>
    <style:style style:name="gr78" style:family="graphic">
      <style:graphic-properties svg:stroke-color="#000000" draw:fill="solid" draw:fill-color="#ffffff" draw:textarea-horizontal-align="justify" draw:textarea-vertical-align="middle" draw:auto-grow-height="false" fo:min-height="0cm" fo:min-width="0.555cm"/>
    </style:style>
    <style:style style:name="gr79" style:family="graphic">
      <style:graphic-properties svg:stroke-color="#ffffff" draw:fill="solid" draw:fill-color="#ffffff" draw:textarea-horizontal-align="justify" draw:textarea-vertical-align="middle" draw:auto-grow-height="false" fo:min-height="0cm" fo:min-width="0.204cm"/>
    </style:style>
    <style:style style:name="gr80" style:family="graphic">
      <style:graphic-properties svg:stroke-color="#000000" draw:fill="solid" draw:fill-color="#ffffff" draw:textarea-horizontal-align="justify" draw:textarea-vertical-align="middle" draw:auto-grow-height="false" fo:min-height="0cm" fo:min-width="0.554cm"/>
    </style:style>
    <style:style style:name="gr81" style:family="graphic">
      <style:graphic-properties svg:stroke-color="#ffffff" draw:fill="solid" draw:fill-color="#ffffff" draw:textarea-horizontal-align="justify" draw:textarea-vertical-align="middle" draw:auto-grow-height="false" fo:min-height="0cm" fo:min-width="0.205cm"/>
    </style:style>
    <style:style style:name="gr82" style:family="graphic" style:parent-style-name="standard">
      <style:graphic-properties draw:fill="solid" draw:fill-color="#000000" draw:textarea-vertical-align="middle"/>
    </style:style>
    <style:style style:name="gr83" style:family="graphic" style:parent-style-name="objectwithoutfill">
      <style:graphic-properties draw:stroke="solid" svg:stroke-width="0cm" draw:marker-start="" draw:marker-start-width="0.05cm" draw:marker-end="" draw:marker-end-width="0.05cm" draw:fill="none" draw:textarea-vertical-align="middle" fo:padding-top="0.125cm" fo:padding-bottom="0.125cm" fo:padding-left="0.25cm" fo:padding-right="0.25cm"/>
    </style:style>
    <style:style style:name="gr84" style:family="graphic" style:parent-style-name="objectwithoutfill">
      <style:graphic-properties draw:stroke="solid" svg:stroke-width="0cm" draw:marker-start-width="0.05cm" draw:marker-end="Arrow" draw:marker-end-width="0.15cm" draw:fill="none" draw:textarea-vertical-align="middle" fo:padding-top="0.125cm" fo:padding-bottom="0.125cm" fo:padding-left="0.25cm" fo:padding-right="0.25cm"/>
    </style:style>
    <style:style style:name="gr85" style:family="graphic">
      <style:graphic-properties svg:stroke-color="#000000" draw:fill="solid" draw:fill-color="#ffffff" draw:textarea-horizontal-align="justify" draw:textarea-vertical-align="middle" draw:auto-grow-height="false" fo:min-height="0cm" fo:min-width="0.536cm"/>
    </style:style>
    <style:style style:name="gr86" style:family="graphic">
      <style:graphic-properties svg:stroke-color="#999999" draw:fill="solid" draw:fill-color="#eeeeee" draw:textarea-horizontal-align="justify" draw:textarea-vertical-align="middle" draw:auto-grow-height="false" fo:min-height="0cm" fo:min-width="0cm"/>
    </style:style>
    <style:style style:name="gr87" style:family="graphic">
      <style:graphic-properties svg:stroke-color="#000000" draw:fill="solid" draw:fill-color="#ffffff" draw:textarea-horizontal-align="justify" draw:textarea-vertical-align="middle" draw:auto-grow-height="false" fo:min-height="0cm" fo:min-width="2.264cm"/>
    </style:style>
    <style:style style:name="gr88" style:family="graphic">
      <style:graphic-properties svg:stroke-color="#ffffff" draw:fill="solid" draw:fill-color="#ffffff" draw:textarea-horizontal-align="justify" draw:textarea-vertical-align="middle" draw:auto-grow-height="false" fo:min-height="0cm" fo:min-width="0.192cm"/>
    </style:style>
    <style:style style:name="gr89" style:family="graphic">
      <style:graphic-properties svg:stroke-color="#ffffff" draw:fill="solid" draw:fill-color="#ffffff" draw:textarea-horizontal-align="justify" draw:textarea-vertical-align="middle" draw:auto-grow-height="false" fo:min-height="0.013cm" fo:min-width="1.343cm"/>
    </style:style>
    <style:style style:name="gr90" style:family="graphic">
      <style:graphic-properties svg:stroke-color="#000000" draw:fill="solid" draw:fill-color="#ffffff" draw:textarea-horizontal-align="justify" draw:textarea-vertical-align="middle" draw:auto-grow-height="false" fo:min-height="0cm" fo:min-width="0.539cm"/>
    </style:style>
    <style:style style:name="gr91" style:family="graphic">
      <style:graphic-properties svg:stroke-color="#000000" draw:fill="solid" draw:fill-color="#ffffff" draw:textarea-horizontal-align="justify" draw:textarea-vertical-align="middle" draw:auto-grow-height="false" fo:min-height="0cm" fo:min-width="0.538cm"/>
    </style:style>
    <style:style style:name="gr92" style:family="graphic">
      <style:graphic-properties svg:stroke-color="#000000" draw:fill="solid" draw:fill-color="#ffffff" draw:textarea-horizontal-align="justify" draw:textarea-vertical-align="middle" draw:auto-grow-height="false" fo:min-height="0cm" fo:min-width="2.274cm"/>
    </style:style>
    <style:style style:name="gr93" style:family="graphic">
      <style:graphic-properties svg:stroke-color="#ffffff" draw:fill="solid" draw:fill-color="#ffffff" draw:textarea-horizontal-align="justify" draw:textarea-vertical-align="middle" draw:auto-grow-height="false" fo:min-height="0cm" fo:min-width="0.195cm"/>
    </style:style>
    <style:style style:name="gr94" style:family="graphic">
      <style:graphic-properties svg:stroke-color="#ffffff" draw:fill="solid" draw:fill-color="#ffffff" draw:textarea-horizontal-align="justify" draw:textarea-vertical-align="middle" draw:auto-grow-height="false" fo:min-height="0cm" fo:min-width="0.194cm"/>
    </style:style>
    <style:style style:name="gr95" style:family="graphic">
      <style:graphic-properties svg:stroke-color="#ffffff" draw:fill="solid" draw:fill-color="#ffffff" draw:textarea-horizontal-align="justify" draw:textarea-vertical-align="middle" draw:auto-grow-height="false" fo:min-height="0.012cm" fo:min-width="1.35cm"/>
    </style:style>
    <style:style style:name="gr9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194cm"/>
    </style:style>
    <style:style style:name="gr97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0.09cm" fo:min-width="0cm"/>
    </style:style>
    <style:style style:name="gr98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0.09cm" fo:min-width="0.002cm"/>
    </style:style>
    <style:style style:name="gr9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1.261cm"/>
    </style:style>
    <style:style style:name="gr10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195cm"/>
    </style:style>
    <style:style style:name="gr101" style:family="graphic">
      <style:graphic-properties svg:stroke-color="#ffffff" draw:fill="solid" draw:fill-color="#ffffff" draw:textarea-horizontal-align="justify" draw:textarea-vertical-align="middle" draw:auto-grow-height="false" fo:min-height="0cm" fo:min-width="0.195cm"/>
    </style:style>
    <style:style style:name="gr10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1.262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5cm" fo:min-width="1.987cm"/>
    </style:style>
    <style:style style:name="gr104" style:family="graphic" style:parent-style-name="standard">
      <style:graphic-properties draw:stroke="none" svg:stroke-color="#000000" draw:fill="none" draw:fill-color="#ffffff" fo:min-height="0.141cm"/>
    </style:style>
    <style:style style:name="gr105" style:family="graphic" style:parent-style-name="standard">
      <style:graphic-properties draw:stroke="none" svg:stroke-color="#000000" draw:fill="none" draw:fill-color="#ffffff" fo:min-height="0.158cm"/>
    </style:style>
    <style:style style:name="gr106" style:family="graphic" style:parent-style-name="standard">
      <style:graphic-properties draw:stroke="none" svg:stroke-color="#000000" draw:fill="none" draw:fill-color="#ffffff" fo:min-height="0.705cm"/>
    </style:style>
    <style:style style:name="gr107" style:family="graphic" style:parent-style-name="standard">
      <style:graphic-properties draw:stroke="none" svg:stroke-color="#000000" draw:fill="none" draw:fill-color="#ffffff" fo:min-height="0.278cm"/>
    </style:style>
    <style:style style:name="gr108" style:family="graphic" style:parent-style-name="standard">
      <style:graphic-properties draw:stroke="none" draw:fill="none" fo:min-height="0.15cm"/>
    </style:style>
    <style:style style:name="gr109" style:family="graphic" style:parent-style-name="standard">
      <style:graphic-properties draw:stroke="none" draw:fill="none" fo:min-height="0.141cm"/>
    </style:style>
    <style:style style:name="gr110" style:family="graphic" style:parent-style-name="standard">
      <style:graphic-properties draw:stroke="none" svg:stroke-color="#000000" draw:fill="none" draw:fill-color="#ffffff" fo:min-height="0.315cm"/>
    </style:style>
    <style:style style:name="gr111" style:family="graphic" style:parent-style-name="standard">
      <style:graphic-properties draw:stroke="none" svg:stroke-color="#000000" draw:fill="none" draw:fill-color="#ffffff" fo:min-height="0.228cm"/>
    </style:style>
    <style:style style:name="gr112" style:family="graphic" style:parent-style-name="standard">
      <style:graphic-properties draw:stroke="none" svg:stroke-color="#000000" draw:fill="none" draw:fill-color="#ffffff" fo:min-height="0.282cm"/>
    </style:style>
    <style:style style:name="gr113" style:family="graphic" style:parent-style-name="standard">
      <style:graphic-properties draw:stroke="none" svg:stroke-color="#000000" draw:fill="none" draw:fill-color="#ffffff" fo:min-height="0.183cm"/>
    </style:style>
    <style:style style:name="gr114" style:family="graphic" style:parent-style-name="standard">
      <style:graphic-properties draw:stroke="none" svg:stroke-color="#000000" draw:fill="none" draw:fill-color="#ffffff" fo:min-height="0.283cm"/>
    </style:style>
    <style:style style:name="gr115" style:family="graphic" style:parent-style-name="standard">
      <style:graphic-properties draw:stroke="none" svg:stroke-color="#000000" draw:fill="none" draw:fill-color="#ffffff" fo:min-height="0.182cm"/>
    </style:style>
    <style:style style:name="gr116" style:family="graphic" style:parent-style-name="standard">
      <style:graphic-properties draw:stroke="none" svg:stroke-color="#000000" draw:fill="none" draw:fill-color="#ffffff" fo:min-height="0.178cm"/>
    </style:style>
    <style:style style:name="gr117" style:family="graphic">
      <style:graphic-properties svg:stroke-color="#999999" draw:fill="solid" draw:fill-color="#eeeeee" draw:textarea-horizontal-align="justify" draw:textarea-vertical-align="middle" draw:auto-grow-height="false" fo:min-height="0cm" fo:min-width="0.4cm"/>
    </style:style>
    <style:style style:name="gr118" style:family="graphic">
      <style:graphic-properties svg:stroke-color="#ffffff" draw:fill="solid" draw:fill-color="#ffffff" draw:textarea-horizontal-align="justify" draw:textarea-vertical-align="middle" draw:auto-grow-height="false" fo:min-height="0.05cm" fo:min-width="0.29cm"/>
    </style:style>
    <style:style style:name="gr119" style:family="graphic">
      <style:graphic-properties svg:stroke-color="#000000" draw:fill="solid" draw:fill-color="#ffffff" draw:textarea-horizontal-align="justify" draw:textarea-vertical-align="middle" draw:auto-grow-height="false" fo:min-height="3.372cm" fo:min-width="4.243cm"/>
    </style:style>
    <style:style style:name="gr120" style:family="graphic">
      <style:graphic-properties svg:stroke-color="#b2b2b2" draw:fill="solid" draw:fill-color="#ffffff" draw:textarea-horizontal-align="justify" draw:textarea-vertical-align="middle" draw:auto-grow-height="false" fo:min-height="2.223cm" fo:min-width="3.32cm"/>
    </style:style>
    <style:style style:name="gr121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true" fo:min-height="3.333cm" fo:min-width="0.188cm"/>
      <style:paragraph-properties style:writing-mode="tb-rl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41cm" fo:min-width="0.286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9cm" fo:min-width="0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5cm" fo:min-width="0.569cm"/>
    </style:style>
    <style:style style:name="gr125" style:family="graphic" style:parent-style-name="standard">
      <style:graphic-properties draw:stroke="none" svg:stroke-color="#dddddd" draw:fill="none" draw:fill-color="#ffffff" draw:textarea-horizontal-align="left" draw:auto-grow-height="true" draw:auto-grow-width="true" fo:min-height="0.158cm" fo:min-width="0.082cm"/>
    </style:style>
    <style:style style:name="gr126" style:family="graphic" style:parent-style-name="standard">
      <style:graphic-properties draw:stroke="none" svg:stroke-color="#999999" draw:fill="none" draw:fill-color="#ffffff" draw:textarea-horizontal-align="left" draw:auto-grow-height="true" draw:auto-grow-width="true" fo:min-height="0.158cm" fo:min-width="0.082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8cm" fo:min-width="0.082cm"/>
    </style:style>
    <style:style style:name="gr128" style:family="graphic" style:parent-style-name="standard">
      <style:graphic-properties draw:stroke="none" svg:stroke-color="#cccccc" draw:fill="none" draw:fill-color="#ffffff" draw:textarea-horizontal-align="left" draw:auto-grow-height="true" draw:auto-grow-width="true" fo:min-height="0.158cm" fo:min-width="0.082cm"/>
    </style:style>
    <style:style style:name="gr129" style:family="graphic">
      <style:graphic-properties svg:stroke-color="#b2b2b2" draw:fill="solid" draw:fill-color="#ffffff" draw:textarea-horizontal-align="justify" draw:textarea-vertical-align="middle" draw:auto-grow-height="false" fo:min-height="0.748cm" fo:min-width="0.698cm"/>
    </style:style>
    <style:style style:name="gr130" style:family="graphic" style:parent-style-name="objectwithoutfill">
      <style:graphic-properties svg:stroke-color="#009900" draw:fill="none" draw:textarea-vertical-align="middle"/>
    </style:style>
    <style:style style:name="gr131" style:family="graphic" style:parent-style-name="objectwithoutfill">
      <style:graphic-properties svg:stroke-color="#00cc00" draw:fill="none" draw:textarea-vertical-align="middle"/>
    </style:style>
    <style:style style:name="gr132" style:family="graphic" style:parent-style-name="objectwithoutfill">
      <style:graphic-properties svg:stroke-color="#0000ff" draw:fill="none" draw:textarea-vertical-align="middle"/>
    </style:style>
    <style:style style:name="gr133" style:family="graphic" style:parent-style-name="objectwithoutfill">
      <style:graphic-properties svg:stroke-color="#ff0000" draw:fill="none" draw:textarea-vertical-align="middle"/>
    </style:style>
    <style:style style:name="gr134" style:family="graphic" style:parent-style-name="objectwithoutfill">
      <style:graphic-properties svg:stroke-color="#3333ff" draw:fill="none" draw:textarea-vertical-align="middle"/>
    </style:style>
    <style:style style:name="gr135" style:family="graphic">
      <style:graphic-properties svg:stroke-color="#000000" draw:fill="solid" draw:fill-color="#ffffff" draw:textarea-horizontal-align="justify" draw:textarea-vertical-align="middle" draw:auto-grow-height="false" fo:min-height="0.26cm" fo:min-width="0.71cm"/>
    </style:style>
    <style:style style:name="gr136" style:family="graphic">
      <style:graphic-properties svg:stroke-color="#000000" svg:stroke-opacity="0%" draw:fill="solid" draw:fill-color="#ffffff" draw:textarea-horizontal-align="justify" draw:textarea-vertical-align="middle" draw:auto-grow-height="false" fo:min-height="0.26cm" fo:min-width="0.31cm"/>
    </style:style>
    <style:style style:name="gr137" style:family="graphic">
      <style:graphic-properties svg:stroke-color="#000000" draw:fill="solid" draw:fill-color="#ffffff" draw:textarea-horizontal-align="justify" draw:textarea-vertical-align="middle" draw:auto-grow-height="false" fo:min-height="0.26cm" fo:min-width="0.3cm"/>
    </style:style>
    <style:style style:name="gr138" style:family="graphic">
      <style:graphic-properties svg:stroke-color="#ffffff" draw:fill="solid" draw:fill-color="#ffffff" draw:textarea-horizontal-align="justify" draw:textarea-vertical-align="middle" draw:auto-grow-height="false" fo:min-height="0cm" fo:min-width="0.542cm"/>
    </style:style>
    <style:style style:name="gr139" style:family="graphic">
      <style:graphic-properties svg:stroke-color="#000000" svg:stroke-opacity="100%" draw:fill="solid" draw:fill-color="#ffffff" draw:textarea-horizontal-align="justify" draw:textarea-vertical-align="middle" draw:auto-grow-height="false" fo:min-height="0.26cm" fo:min-width="0.31cm"/>
    </style:style>
    <style:style style:name="gr140" style:family="graphic">
      <style:graphic-properties svg:stroke-color="#000000" svg:stroke-opacity="0%" draw:fill="solid" draw:fill-color="#ffffff" draw:textarea-horizontal-align="justify" draw:textarea-vertical-align="middle" draw:auto-grow-height="false" fo:min-height="0.35cm" fo:min-width="0.75cm"/>
    </style:style>
    <style:style style:name="gr141" style:family="graphic" style:parent-style-name="standard">
      <style:graphic-properties draw:stroke="none" svg:stroke-color="#000000" draw:fill="none" draw:fill-color="#ffffff" fo:min-height="0.509cm"/>
    </style:style>
    <style:style style:name="gr142" style:family="graphic">
      <style:graphic-properties svg:stroke-color="#000000" draw:fill="solid" draw:fill-color="#ffffff" draw:textarea-horizontal-align="justify" draw:textarea-vertical-align="middle" draw:auto-grow-height="false" fo:min-height="0cm" fo:min-width="0.55cm"/>
    </style:style>
    <style:style style:name="gr143" style:family="graphic">
      <style:graphic-properties svg:stroke-color="#ffffff" draw:fill="solid" draw:fill-color="#ffffff" draw:textarea-horizontal-align="justify" draw:textarea-vertical-align="middle" draw:auto-grow-height="false" fo:min-height="0cm" fo:min-width="0.202cm"/>
    </style:style>
    <style:style style:name="gr144" style:family="graphic">
      <style:graphic-properties svg:stroke-color="#000000" draw:fill="solid" draw:fill-color="#ffffff" draw:textarea-horizontal-align="justify" draw:textarea-vertical-align="middle" draw:auto-grow-height="false" fo:min-height="0cm" fo:min-width="0.551cm"/>
    </style:style>
    <style:style style:name="gr145" style:family="graphic">
      <style:graphic-properties svg:stroke-color="#999999" draw:fill="solid" draw:fill-color="#eeeeee" draw:textarea-horizontal-align="justify" draw:textarea-vertical-align="middle" draw:auto-grow-height="false" fo:min-height="0cm" fo:min-width="0.054cm"/>
    </style:style>
    <style:style style:name="gr146" style:family="graphic">
      <style:graphic-properties svg:stroke-color="#000000" draw:fill="solid" draw:fill-color="#ffffff" draw:textarea-horizontal-align="justify" draw:textarea-vertical-align="middle" draw:auto-grow-height="false" fo:min-height="0cm" fo:min-width="0.549cm"/>
    </style:style>
    <style:style style:name="gr147" style:family="graphic">
      <style:graphic-properties svg:stroke-color="#ffffff" draw:fill="solid" draw:fill-color="#ffffff" draw:textarea-horizontal-align="justify" draw:textarea-vertical-align="middle" draw:auto-grow-height="false" fo:min-height="0.062cm" fo:min-width="0.1cm"/>
    </style:style>
    <style:style style:name="gr148" style:family="graphic">
      <style:graphic-properties svg:stroke-color="#ffffff" draw:fill="solid" draw:fill-color="#ffffff" draw:textarea-horizontal-align="justify" draw:textarea-vertical-align="middle" draw:auto-grow-height="false" fo:min-height="0.06cm" fo:min-width="0.194cm"/>
    </style:style>
    <style:style style:name="co1" style:family="table-column">
      <style:table-column-properties style:column-width="0.6cm" style:use-optimal-column-width="false"/>
    </style:style>
    <style:style style:name="ro1" style:family="table-row">
      <style:table-row-properties style:row-height="1.1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39cm"/>
    </style:style>
    <style:style style:name="ro4" style:family="table-row">
      <style:table-row-properties style:row-height="1.434cm"/>
    </style:style>
    <style:style style:name="ro5" style:family="table-row">
      <style:table-row-properties style:row-height="0.967cm"/>
    </style:style>
    <style:style style:name="ro6" style:family="table-row">
      <style:table-row-properties style:row-height="0.978cm"/>
    </style:style>
    <style:style style:name="ro7" style:family="table-row">
      <style:table-row-properties style:row-height="0.969cm"/>
    </style:style>
    <style:style style:name="ro8" style:family="table-row">
      <style:table-row-properties style:row-height="0.973cm"/>
    </style:style>
    <style:style style:name="ro9" style:family="table-row">
      <style:table-row-properties style:row-height="0.905cm"/>
    </style:style>
    <style:style style:name="ce1" style:family="table-cell">
      <style:graphic-properties style:repeat="repeat"/>
      <style:text-properties fo:font-size="4.5pt" style:font-size-asian="4.5pt" style:font-size-complex="4.5pt"/>
    </style:style>
    <style:style style:name="ce2" style:family="table-cell">
      <style:graphic-properties style:repeat="repeat"/>
      <style:text-properties fo:font-size="6pt" style:font-size-asian="6pt" style:font-size-complex="6pt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paragraph-properties fo:border-left="0.03pt solid #ffffff" fo:border-right="none" fo:border-top="0.03pt solid #ffffff" fo:border-bottom="0.03pt solid #ffffff"/>
      <style:text-properties fo:font-size="4.5pt" style:font-size-asian="4.5pt" style:font-size-complex="4.5pt"/>
    </style:style>
    <style:style style:name="ce5" style:family="table-cell">
      <style:graphic-properties draw:fill="solid" draw:fill-color="#b3b3b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4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ゴシック1" style:font-size-asian="4.5pt" style:language-asian="ja" style:country-asian="JP" style:font-style-asian="normal" style:font-weight-asian="normal" style:font-name-complex="Mangal" style:font-size-complex="4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style:repeat="repeat"/>
      <style:paragraph-properties fo:border-left="none" fo:border-right="0.03pt solid #ffffff" fo:border-top="0.03pt solid #ffffff" fo:border-bottom="0.03pt solid #ffffff"/>
      <style:text-properties fo:font-size="4.5pt" style:font-size-asian="4.5pt" style:font-size-complex="4.5pt"/>
    </style:style>
    <style:style style:name="ce7" style:family="table-cell">
      <style:graphic-properties style:repeat="repeat"/>
      <style:paragraph-properties fo:border-left="0.03pt solid #ffffff" fo:border-right="0.03pt solid #ffffff" fo:border-top="none" fo:border-bottom="0.03pt solid #ffffff"/>
    </style:style>
    <style:style style:name="P1" style:family="paragraph">
      <style:paragraph-properties fo:margin-top="0.42cm" fo:margin-bottom="0.35cm" fo:text-align="start"/>
    </style:style>
    <style:style style:name="P2" style:family="paragraph">
      <style:paragraph-properties fo:margin-top="0.42cm" fo:margin-bottom="0.35cm" fo:text-align="center"/>
    </style:style>
    <style:style style:name="P3" style:family="paragraph">
      <style:paragraph-properties fo:margin-top="0.42cm" fo:margin-bottom="0.35cm" fo:text-align="end"/>
    </style:style>
    <style:style style:name="P4" style:family="paragraph">
      <style:paragraph-properties fo:margin-top="0.42cm" fo:margin-bottom="0.35cm" fo:text-align="start"/>
      <style:text-properties style:font-name="ＭＳ 明朝" fo:font-size="10pt" style:font-name-asian="ＭＳ 明朝" style:font-size-asian="6.90000009536743pt" style:font-size-complex="10pt"/>
    </style:style>
    <style:style style:name="P5" style:family="paragraph">
      <style:paragraph-properties fo:text-align="center"/>
    </style:style>
    <style:style style:name="P6" style:family="paragraph">
      <style:text-properties fo:font-size="12.5pt"/>
    </style:style>
    <style:style style:name="P7" style:family="paragraph">
      <style:text-properties style:font-name="メイリオ" fo:font-size="12.5pt" style:font-name-asian="メイリオ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style:font-size-asian="6.5pt"/>
    </style:style>
    <style:style style:name="P10" style:family="paragraph">
      <style:text-properties fo:font-size="6.5pt" fo:font-weight="bold" style:font-size-asian="6.5pt" style:font-weight-asian="bold" style:font-size-complex="6.5pt" style:font-weight-complex="bold"/>
    </style:style>
    <style:style style:name="P11" style:family="paragraph">
      <style:paragraph-properties fo:text-align="center"/>
      <style:text-properties style:font-size-asian="10pt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P13" style:family="paragraph">
      <style:paragraph-properties fo:text-align="center"/>
      <style:text-properties fo:font-size="6.5pt"/>
    </style:style>
    <style:style style:name="P14" style:family="paragraph">
      <style:paragraph-properties fo:text-align="center"/>
      <style:text-properties fo:font-size="6.5pt" style:font-size-asian="6.5pt" style:font-size-complex="6.5pt"/>
    </style:style>
    <style:style style:name="P15" style:family="paragraph">
      <style:paragraph-properties fo:text-align="center"/>
      <style:text-properties style:font-size-asian="4.5pt"/>
    </style:style>
    <style:style style:name="P16" style:family="paragraph">
      <style:paragraph-properties fo:text-align="center"/>
      <style:text-properties fo:font-size="4.5pt" style:font-size-asian="4.5pt" style:font-size-complex="4.5pt"/>
    </style:style>
    <style:style style:name="P17" style:family="paragraph">
      <style:paragraph-properties fo:text-align="center"/>
      <style:text-properties style:font-size-asian="5.30000019073486pt"/>
    </style:style>
    <style:style style:name="P18" style:family="paragraph">
      <style:paragraph-properties fo:text-align="center"/>
      <style:text-properties fo:font-size="5.30000019073486pt" style:font-size-asian="5.30000019073486pt" style:font-size-complex="5.30000019073486pt"/>
    </style:style>
    <style:style style:name="P19" style:family="paragraph">
      <style:paragraph-properties fo:text-align="center"/>
      <style:text-properties fo:font-size="4.5pt"/>
    </style:style>
    <style:style style:name="P20" style:family="paragraph">
      <style:paragraph-properties fo:text-align="center"/>
      <style:text-properties style:font-size-asian="8pt"/>
    </style:style>
    <style:style style:name="P21" style:family="paragraph">
      <style:paragraph-properties fo:text-align="center"/>
      <style:text-properties style:font-name="ＭＳ Ｐゴシック" fo:font-size="8pt" style:font-name-asian="ＭＳ Ｐゴシック" style:font-size-asian="8pt" style:font-size-complex="8pt"/>
    </style:style>
    <style:style style:name="P22" style:family="paragraph">
      <style:text-properties style:font-size-asian="18pt"/>
    </style:style>
    <style:style style:name="P23" style:family="paragraph">
      <style:text-properties fo:font-size="18pt"/>
    </style:style>
    <style:style style:name="P24" style:family="paragraph">
      <style:paragraph-properties fo:text-align="start" style:text-autospace="none" style:punctuation-wrap="simple" style:line-break="strict" style:writing-mode="lr-tb">
        <style:tab-stops/>
      </style:paragraph-properties>
      <style:text-properties style:text-position="0% 100%" fo:font-size="18pt" fo:letter-spacing="normal" fo:language="en" fo:country="US" style:text-underline-mode="continuous" style:text-overline-mode="continuous" style:text-line-through-mode="continuous" style:language-asian="ja" style:country-asian="JP" style:language-complex="hi" style:country-complex="IN" style:text-scale="100%" fo:hyphenate="false"/>
    </style:style>
    <style:style style:name="P25" style:family="paragraph">
      <style:paragraph-properties fo:text-align="center"/>
      <style:text-properties fo:font-size="9pt" style:font-size-asian="9pt" style:font-size-complex="9pt"/>
    </style:style>
    <style:style style:name="P26" style:family="paragraph">
      <style:paragraph-properties fo:text-align="center"/>
      <style:text-properties fo:font-size="4.5pt" style:font-name-asian="91" style:font-size-asian="4.5pt" style:font-size-complex="4.5pt"/>
    </style:style>
    <style:style style:name="P27" style:family="paragraph">
      <style:paragraph-properties fo:text-align="center"/>
      <style:text-properties fo:font-size="3pt" style:font-name-asian="91" style:font-size-asian="3pt" style:font-size-complex="3pt"/>
    </style:style>
    <style:style style:name="P28" style:family="paragraph">
      <style:paragraph-properties fo:text-align="center"/>
      <style:text-properties style:font-name="ＭＳ Ｐゴシック" fo:font-size="8pt" style:font-name-asian="ＭＳ Ｐゴシック" style:font-size-asian="8pt" style:font-size-complex="32pt"/>
    </style:style>
    <style:style style:name="P29" style:family="paragraph">
      <style:paragraph-properties fo:text-align="center"/>
      <style:text-properties fo:font-size="4.5pt" style:font-size-asian="4.5pt" style:font-size-complex="16pt"/>
    </style:style>
    <style:style style:name="P30" style:family="paragraph">
      <style:text-properties fo:font-size="4pt"/>
    </style:style>
    <style:style style:name="P31" style:family="paragraph">
      <style:text-properties fo:color="#999999" fo:font-size="4pt" style:font-size-asian="4pt" style:font-size-complex="8pt"/>
    </style:style>
    <style:style style:name="P32" style:family="paragraph">
      <style:text-properties style:font-size-asian="8pt"/>
    </style:style>
    <style:style style:name="P33" style:family="paragraph">
      <style:text-properties fo:font-size="8pt" style:font-size-asian="8pt" style:font-size-complex="16pt"/>
    </style:style>
    <style:style style:name="P34" style:family="paragraph">
      <style:text-properties fo:font-size="5pt"/>
    </style:style>
    <style:style style:name="P35" style:family="paragraph">
      <style:text-properties fo:color="#808080" fo:font-size="5pt" style:font-size-asian="5pt" style:font-size-complex="10pt"/>
    </style:style>
    <style:style style:name="P36" style:family="paragraph">
      <style:text-properties style:font-size-asian="5pt"/>
    </style:style>
    <style:style style:name="P37" style:family="paragraph">
      <style:text-properties fo:font-size="6pt"/>
    </style:style>
    <style:style style:name="P38" style:family="paragraph">
      <style:text-properties fo:color="#ffff00" fo:font-size="6pt" style:font-size-asian="6pt" style:font-size-complex="12pt"/>
    </style:style>
    <style:style style:name="P39" style:family="paragraph">
      <style:text-properties fo:color="#ff0000" fo:font-size="6pt" style:font-size-asian="6pt" style:font-size-complex="12pt"/>
    </style:style>
    <style:style style:name="P40" style:family="paragraph">
      <style:text-properties fo:color="#ff950e" fo:font-size="6pt" style:font-size-asian="6pt" style:font-size-complex="12pt"/>
    </style:style>
    <style:style style:name="P41" style:family="paragraph">
      <style:paragraph-properties fo:text-align="center"/>
      <style:text-properties fo:font-size="18pt" style:font-size-asian="18pt" style:font-size-complex="18pt"/>
    </style:style>
    <style:style style:name="P42" style:family="paragraph">
      <style:text-properties fo:color="#999999" fo:font-size="4pt" style:font-size-asian="4pt" style:font-size-complex="4pt"/>
    </style:style>
    <style:style style:name="P43" style:family="paragraph">
      <style:paragraph-properties fo:text-align="center"/>
      <style:text-properties fo:font-size="4.5pt" style:font-name-asian="91" style:font-size-asian="4.5pt" style:font-size-complex="9pt"/>
    </style:style>
    <style:style style:name="P44" style:family="paragraph">
      <style:paragraph-properties fo:text-align="center"/>
      <style:text-properties fo:font-size="8pt" style:font-size-asian="8pt" style:font-size-complex="8pt"/>
    </style:style>
    <style:style style:name="P45" style:family="paragraph">
      <style:paragraph-properties fo:text-align="center"/>
      <style:text-properties style:font-size-asian="9pt"/>
    </style:style>
    <style:style style:name="P46" style:family="paragraph">
      <style:paragraph-properties fo:text-align="center"/>
      <style:text-properties fo:font-size="9pt" style:font-size-asian="9pt" style:font-size-complex="18pt"/>
    </style:style>
    <style:style style:name="P47" style:family="paragraph">
      <style:paragraph-properties fo:text-align="center"/>
      <style:text-properties fo:font-size="4.5pt" style:font-size-asian="4.5pt" style:font-size-complex="9pt"/>
    </style:style>
    <style:style style:name="P48" style:family="paragraph">
      <style:paragraph-properties fo:text-align="start"/>
      <style:text-properties style:font-size-asian="4.5pt"/>
    </style:style>
    <style:style style:name="P49" style:family="paragraph">
      <style:paragraph-properties fo:text-align="start"/>
      <style:text-properties fo:font-size="4.5pt" style:font-size-asian="4.5pt" style:font-size-complex="9pt"/>
    </style:style>
    <style:style style:name="P50" style:family="paragraph">
      <style:paragraph-properties fo:text-align="center"/>
      <style:text-properties style:font-size-asian="18pt"/>
    </style:style>
    <style:style style:name="P51" style:family="paragraph">
      <style:paragraph-properties fo:text-align="center"/>
      <style:text-properties fo:font-size="3pt" style:font-size-asian="3pt" style:font-size-complex="3pt"/>
    </style:style>
    <style:style style:name="P52" style:family="paragraph">
      <style:text-properties fo:font-size="8pt" style:font-size-asian="8pt" style:font-size-complex="8pt"/>
    </style:style>
    <style:style style:name="P53" style:family="paragraph">
      <style:text-properties style:font-size-asian="4pt"/>
    </style:style>
    <style:style style:name="P54" style:family="paragraph">
      <style:text-properties fo:font-size="4pt" style:font-size-asian="4pt" style:font-size-complex="8pt"/>
    </style:style>
    <style:style style:name="P55" style:family="paragraph">
      <style:text-properties fo:font-size="10pt"/>
    </style:style>
    <style:style style:name="P56" style:family="paragraph">
      <style:text-properties fo:font-size="10pt" style:font-size-asian="10pt" style:font-size-complex="10pt"/>
    </style:style>
    <style:style style:name="P57" style:family="paragraph">
      <style:text-properties fo:font-size="4pt" fo:font-weight="bold" style:font-size-asian="4pt" style:font-size-complex="8pt"/>
    </style:style>
    <style:style style:name="P58" style:family="paragraph">
      <style:paragraph-properties fo:text-align="center"/>
      <style:text-properties style:font-size-asian="4pt"/>
    </style:style>
    <style:style style:name="P59" style:family="paragraph">
      <style:paragraph-properties fo:text-align="center"/>
      <style:text-properties fo:font-size="4pt" style:font-size-asian="4pt" style:font-size-complex="4pt"/>
    </style:style>
    <style:style style:name="P60" style:family="paragraph">
      <style:paragraph-properties style:writing-mode="tb-rl"/>
      <style:text-properties fo:font-size="5pt" style:font-size-asian="5pt" style:font-size-complex="5pt"/>
    </style:style>
    <style:style style:name="P61" style:family="paragraph">
      <style:text-properties fo:font-size="4pt" style:font-size-asian="4pt" style:font-size-complex="4pt"/>
    </style:style>
    <style:style style:name="P62" style:family="paragraph">
      <style:text-properties fo:color="#808080" fo:font-size="4pt" style:font-size-asian="4pt" style:font-size-complex="4pt"/>
    </style:style>
    <style:style style:name="P63" style:family="paragraph">
      <style:text-properties fo:color="#808080" fo:font-size="5pt" style:font-size-asian="5pt" style:font-size-complex="5pt"/>
    </style:style>
    <style:style style:name="P64" style:family="paragraph">
      <style:text-properties fo:color="#99ff66" fo:font-size="6pt" style:font-size-asian="6pt" style:font-size-complex="6pt"/>
    </style:style>
    <style:style style:name="P65" style:family="paragraph">
      <style:text-properties fo:color="#6666ff" fo:font-size="6pt" style:font-size-asian="6pt" style:font-size-complex="6pt"/>
    </style:style>
    <style:style style:name="P66" style:family="paragraph">
      <style:text-properties fo:color="#ff3333" fo:font-size="6pt" style:font-size-asian="6pt" style:font-size-complex="6pt"/>
    </style:style>
    <style:style style:name="P67" style:family="paragraph">
      <style:text-properties fo:font-size="6.5pt"/>
    </style:style>
    <style:style style:name="T1" style:family="text">
      <style:text-properties style:font-name="ＭＳ 明朝" fo:font-size="10pt" style:font-name-asian="ＭＳ 明朝" style:font-size-asian="10pt" style:font-size-complex="10pt"/>
    </style:style>
    <style:style style:name="T2" style:family="text">
      <style:text-properties style:font-name="ＭＳ 明朝" fo:font-size="28pt" fo:font-weight="bold" style:font-name-asian="ＭＳ 明朝" style:font-size-asian="28pt" style:font-weight-asian="bold" style:font-size-complex="28pt" style:font-weight-complex="bold"/>
    </style:style>
    <style:style style:name="T3" style:family="text">
      <style:text-properties style:font-name="ＭＳ 明朝" fo:font-size="18pt" style:font-name-asian="ＭＳ 明朝" style:font-size-asian="18pt" style:font-size-complex="18pt"/>
    </style:style>
    <style:style style:name="T4" style:family="text">
      <style:text-properties style:font-name="メイリオ" fo:font-size="20pt" style:font-name-asian="メイリオ" style:font-size-asian="20pt" style:font-size-complex="20pt"/>
    </style:style>
    <style:style style:name="T5" style:family="text">
      <style:text-properties style:font-name="メイリオ" fo:font-size="12.5pt" style:font-name-asian="メイリオ"/>
    </style:style>
    <style:style style:name="T6" style:family="text">
      <style:text-properties fo:font-size="6.5pt" fo:font-weight="bold" style:font-size-asian="6.5pt" style:font-weight-asian="bold" style:font-size-complex="6.5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6.5pt" style:font-size-asian="6.5pt" style:font-size-complex="6.5pt"/>
    </style:style>
    <style:style style:name="T9" style:family="text">
      <style:text-properties fo:font-size="4.5pt" style:font-size-asian="4.5pt" style:font-size-complex="4.5pt"/>
    </style:style>
    <style:style style:name="T10" style:family="text">
      <style:text-properties fo:font-size="5.30000019073486pt" style:font-size-asian="5.30000019073486pt" style:font-size-complex="5.30000019073486pt"/>
    </style:style>
    <style:style style:name="T11" style:family="text">
      <style:text-properties style:font-name="ＭＳ Ｐゴシック" fo:font-size="8pt" style:font-name-asian="ＭＳ Ｐゴシック" style:font-size-asian="8pt" style:font-size-complex="8pt"/>
    </style:style>
    <style:style style:name="T12" style:family="text">
      <style:text-properties fo:font-size="6pt" style:font-size-asian="6pt" style:font-size-complex="6pt"/>
    </style:style>
    <style:style style:name="T13" style:family="text">
      <style:text-properties style:text-position="0% 100%" fo:font-size="4.5pt" fo:letter-spacing="normal" fo:language="en" fo:country="US" style:text-underline-mode="continuous" style:text-overline-mode="continuous" style:text-line-through-mode="continuous" style:font-size-asian="4.5pt" style:language-asian="ja" style:country-asian="JP" style:font-size-complex="4.5pt" style:language-complex="hi" style:country-complex="IN" style:text-scale="100%"/>
    </style:style>
    <style:style style:name="T14" style:family="text">
      <style:text-properties fo:font-size="4.5pt" style:font-name-asian="91" style:font-size-asian="4.5pt" style:font-size-complex="4.5pt"/>
    </style:style>
    <style:style style:name="T15" style:family="text">
      <style:text-properties fo:font-size="3pt" style:font-name-asian="91" style:font-size-asian="3pt" style:font-size-complex="3pt"/>
    </style:style>
    <style:style style:name="T16" style:family="text">
      <style:text-properties style:font-name="ＭＳ Ｐゴシック" fo:font-size="8pt" style:font-name-asian="ＭＳ Ｐゴシック" style:font-size-asian="8pt" style:font-size-complex="16pt"/>
    </style:style>
    <style:style style:name="T17" style:family="text">
      <style:text-properties fo:font-size="4.5pt" style:font-size-asian="4.5pt" style:font-size-complex="16pt"/>
    </style:style>
    <style:style style:name="T18" style:family="text">
      <style:text-properties fo:color="#999999" fo:font-size="4pt" style:font-size-asian="4pt" style:font-size-complex="8pt"/>
    </style:style>
    <style:style style:name="T19" style:family="text">
      <style:text-properties fo:font-size="8pt" style:font-size-asian="8pt" style:font-size-complex="16pt"/>
    </style:style>
    <style:style style:name="T20" style:family="text">
      <style:text-properties fo:color="#808080" fo:font-size="5pt" style:font-size-asian="5pt" style:font-size-complex="10pt"/>
    </style:style>
    <style:style style:name="T21" style:family="text">
      <style:text-properties fo:color="#ffff00" fo:font-size="6pt" style:font-size-asian="6pt" style:font-size-complex="12pt"/>
    </style:style>
    <style:style style:name="T22" style:family="text">
      <style:text-properties fo:color="#ff0000" fo:font-size="6pt" style:font-size-asian="6pt" style:font-size-complex="12pt"/>
    </style:style>
    <style:style style:name="T23" style:family="text">
      <style:text-properties fo:color="#ff950e" fo:font-size="6pt" style:font-size-asian="6pt" style:font-size-complex="12pt"/>
    </style:style>
    <style:style style:name="T24" style:family="text">
      <style:text-properties fo:color="#999999" fo:font-size="4pt" style:font-size-asian="4pt" style:font-size-complex="4pt"/>
    </style:style>
    <style:style style:name="T25" style:family="text">
      <style:text-properties fo:font-size="4.5pt" style:font-size-asian="4.5pt" style:font-size-complex="9pt"/>
    </style:style>
    <style:style style:name="T26" style:family="text">
      <style:text-properties style:font-name="ＭＳ Ｐゴシック" fo:font-size="9pt" style:font-name-asian="ＭＳ Ｐゴシック" style:font-size-asian="9pt" style:font-size-complex="18pt"/>
    </style:style>
    <style:style style:name="T27" style:family="text">
      <style:text-properties fo:font-size="9pt" style:font-size-asian="9pt" style:font-size-complex="9pt"/>
    </style:style>
    <style:style style:name="T28" style:family="text">
      <style:text-properties fo:font-size="3pt" style:font-size-asian="3pt" style:font-size-complex="3pt"/>
    </style:style>
    <style:style style:name="T29" style:family="text">
      <style:text-properties fo:font-size="8pt" style:font-size-asian="8pt" style:font-size-complex="8pt"/>
    </style:style>
    <style:style style:name="T30" style:family="text">
      <style:text-properties fo:font-size="4pt" style:font-size-asian="4pt" style:font-size-complex="8pt"/>
    </style:style>
    <style:style style:name="T31" style:family="text">
      <style:text-properties fo:font-size="4pt" fo:font-weight="bold" style:font-size-asian="4pt" style:font-size-complex="8pt"/>
    </style:style>
    <style:style style:name="T32" style:family="text">
      <style:text-properties fo:font-size="4pt" style:font-size-asian="4pt" style:font-size-complex="4pt"/>
    </style:style>
    <style:style style:name="T33" style:family="text">
      <style:text-properties fo:font-size="5pt" style:font-size-asian="5pt" style:font-size-complex="5pt"/>
    </style:style>
    <style:style style:name="T34" style:family="text">
      <style:text-properties fo:color="#808080" fo:font-size="4pt" style:font-size-asian="4pt" style:font-size-complex="4pt"/>
    </style:style>
    <style:style style:name="T35" style:family="text">
      <style:text-properties fo:color="#808080" fo:font-size="5pt" style:font-size-asian="5pt" style:font-size-complex="5pt"/>
    </style:style>
    <style:style style:name="T36" style:family="text">
      <style:text-properties fo:color="#99ff66" fo:font-size="6pt" style:font-size-asian="6pt" style:font-size-complex="6pt"/>
    </style:style>
    <style:style style:name="T37" style:family="text">
      <style:text-properties fo:color="#6666ff" fo:font-size="6pt" style:font-size-asian="6pt" style:font-size-complex="6pt"/>
    </style:style>
    <style:style style:name="T38" style:family="text">
      <style:text-properties fo:color="#ff3333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4" draw:layer="layout" svg:width="27.7cm" svg:height="39.7cm" svg:x="1cm" svg:y="1cm">
          <draw:text-box>
            <text:p text:style-name="P1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2">ボルグシステム</text:span></text:p>
            <text:p text:style-name="P2"><text:span text:style-name="T2">画面遷移図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3"><text:span text:style-name="T3"/></text:p>
            <text:p text:style-name="P3"><text:span text:style-name="T3">株式会社デジタルデザインシンク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</draw:text-box>
        </draw:frame>
        <draw:frame draw:style-name="gr2" draw:text-style-name="P5" draw:layer="layout" svg:width="2.407cm" svg:height="1.092cm" svg:x="26.601cm" svg:y="39.908cm">
          <draw:text-box>
            <text:p text:style-name="P5"><text:page-number>&lt;番号&gt;</text:page-number></text:p>
          </draw:text-box>
        </draw:frame>
      </draw:page>
      <draw:page draw:name="page2" draw:style-name="dp1" draw:master-page-name="標準_5f_">
        <draw:frame draw:style-name="gr3" draw:text-style-name="P7" draw:layer="layout" svg:width="16.325cm" svg:height="3.532cm" svg:x="1.411cm" svg:y="1.415cm">
          <draw:text-box>
            <text:p text:style-name="P6"><text:span text:style-name="T4">1.</text:span><text:span text:style-name="T4">画面遷移図</text:span></text:p>
            <text:p text:style-name="P6"><text:span text:style-name="T5">　以降のページに各画面の繋がりを図で表します。</text:span></text:p>
          </draw:text-box>
        </draw:frame>
        <draw:frame draw:style-name="gr2" draw:text-style-name="P8" draw:layer="layout" svg:width="2.407cm" svg:height="1.092cm" svg:x="26.601cm" svg:y="39.908cm">
          <draw:text-box>
            <text:p text:style-name="P8"><text:page-number>&lt;番号&gt;</text:page-number></text:p>
          </draw:text-box>
        </draw:frame>
      </draw:page>
      <draw:page draw:name="page3" draw:style-name="dp1" draw:master-page-name="標準_5f_">
        <draw:frame draw:style-name="gr4" draw:text-style-name="P10" draw:layer="layout" svg:width="2.152cm" svg:height="0.48cm" svg:x="14.478cm" svg:y="19.134cm">
          <draw:text-box>
            <text:p text:style-name="P9"><text:span text:style-name="T6">ボルグシステム</text:span></text:p>
          </draw:text-box>
        </draw:frame>
        <draw:custom-shape draw:style-name="gr5" draw:text-style-name="P12" draw:layer="レイアウト" svg:width="1.897cm" svg:height="0.792cm" svg:x="15.673cm" svg:y="19.797cm">
          <text:p text:style-name="P11"><text:span text:style-name="T7">発　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レイアウト" svg:width="1.897cm" svg:height="0.633cm" svg:x="15.673cm" svg:y="21.102cm">
          <text:p text:style-name="P11"><text:span text:style-name="T7">在庫一覧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レイアウト" svg:width="1.897cm" svg:height="0.633cm" svg:x="13.3cm" svg:y="22.171cm">
          <text:p text:style-name="P11"><text:span text:style-name="T7">取引先登録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レイアウト" svg:width="1.897cm" svg:height="0.633cm" svg:x="13.3cm" svg:y="21.102cm">
          <text:p text:style-name="P11"><text:span text:style-name="T7">受注一覧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レイアウト" svg:width="1.897cm" svg:height="0.633cm" svg:x="15.673cm" svg:y="22.171cm">
          <text:p text:style-name="P11"><text:span text:style-name="T7">製品登録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draw:layer="レイアウト" svg:width="1.867cm" svg:height="0.792cm" draw:transform="skewX (-0.0378736447682769) translate (13.3cm 19.797cm)">
          <text:p text:style-name="P11"><text:span text:style-name="T7">受　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4" draw:layer="layout" svg:width="1.03cm" svg:height="0.505cm" svg:x="13.17cm" svg:y="18.3cm">
          <draw:text-box>
            <text:p text:style-name="P13"><text:span text:style-name="T8">Fig1</text:span></text:p>
          </draw:text-box>
        </draw:frame>
        <draw:rect draw:style-name="gr9" draw:text-style-name="P5" draw:layer="layout" svg:width="4.7cm" svg:height="6cm" svg:x="13.1cm" svg:y="18.2cm">
          <text:p/>
        </draw:rect>
        <draw:custom-shape draw:style-name="gr6" draw:text-style-name="P12" draw:layer="レイアウト" svg:width="1.897cm" svg:height="0.633cm" svg:x="13.33cm" svg:y="23.267cm">
          <text:p text:style-name="P11"><text:span text:style-name="T7">統　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2" draw:layer="レイアウト" svg:width="1.897cm" svg:height="0.633cm" svg:x="15.703cm" svg:y="23.267cm">
          <text:p text:style-name="P11"><text:span text:style-name="T7">管理者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レイアウト" svg:width="1.047cm" svg:height="0.171cm" svg:x="8.853cm" svg:y="3.5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レイアウト" svg:width="1.047cm" svg:height="0.171cm" svg:x="9.67cm" svg:y="2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レイアウト" svg:width="1.047cm" svg:height="0.17cm" svg:x="11.173cm" svg:y="4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レイアウト" svg:width="1.047cm" svg:height="0.171cm" svg:x="11.199cm" svg:y="4.8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レイアウト" svg:width="1.047cm" svg:height="0.171cm" svg:x="8.853cm" svg:y="3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レイアウト" svg:width="1.047cm" svg:height="0.17cm" svg:x="8.846cm" svg:y="4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レイアウト" svg:width="1.047cm" svg:height="0.172cm" svg:x="8.853cm" svg:y="3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レイアウト" svg:width="1.047cm" svg:height="0.171cm" svg:x="11.184cm" svg:y="3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レイアウト" svg:width="1.047cm" svg:height="0.172cm" svg:x="11.184cm" svg:y="3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レイアウト" svg:width="1.047cm" svg:height="0.171cm" svg:x="11.184cm" svg:y="3.1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レイアウト" svg:width="0.327cm" svg:height="0.17cm" svg:x="8.367cm" svg:y="4.835cm">
          <text:p text:style-name="P15"><text:span text:style-name="T9">編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レイアウト" svg:width="0.33cm" svg:height="0.173cm" svg:x="10.016cm" svg:y="3.535cm">
          <text:p text:style-name="P15"><text:span text:style-name="T9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レイアウト" svg:width="0.33cm" svg:height="0.173cm" svg:x="10.016cm" svg:y="4.135cm">
          <text:p text:style-name="P15"><text:span text:style-name="T9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レイアウト" svg:width="0.327cm" svg:height="0.17cm" svg:x="8.719cm" svg:y="4.835cm">
          <text:p text:style-name="P15"><text:span text:style-name="T9">削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レイアウト" svg:width="0.33cm" svg:height="0.17cm" svg:x="12.354cm" svg:y="3.12cm">
          <text:p text:style-name="P15"><text:span text:style-name="T9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レイアウト" svg:width="0.327cm" svg:height="0.17cm" svg:x="8.016cm" svg:y="4.835cm">
          <text:p text:style-name="P15"><text:span text:style-name="T9">追加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レイアウト" svg:width="0.33cm" svg:height="0.173cm" svg:x="12.346cm" svg:y="4.209cm">
          <text:p text:style-name="P15"><text:span text:style-name="T9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レイアウト" svg:width="0.33cm" svg:height="0.173cm" svg:x="12.346cm" svg:y="3.535cm">
          <text:p text:style-name="P15"><text:span text:style-name="T9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レイアウト" svg:width="2.79cm" svg:height="0.17cm" svg:x="8.846cm" svg:y="4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6" draw:layer="レイアウト" svg:width="0.511cm" svg:height="0.181cm" svg:x="10.635cm" svg:y="3.835cm">
          <text:p text:style-name="P15"><text:span text:style-name="T9">作成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レイアウト" svg:width="0.58cm" svg:height="0.1cm" svg:x="8.246cm" svg:y="4.535cm">
          <text:p text:style-name="P15"><text:span text:style-name="T9">顧客名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6" draw:layer="レイアウト" svg:width="0.88cm" svg:height="0.182cm" svg:x="7.946cm" svg:y="3.51cm">
          <text:p text:style-name="P15"><text:span text:style-name="T9">納品希望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8" draw:layer="レイアウト" svg:width="0.592cm" svg:height="0.232cm" svg:x="10.546cm" svg:y="3.503cm">
          <text:p text:style-name="P17"><text:span text:style-name="T10">発送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6" draw:layer="レイアウト" svg:width="0.6cm" svg:height="0.181cm" svg:x="8.233cm" svg:y="3.854cm">
          <text:p text:style-name="P15"><text:span text:style-name="T9">担当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6" draw:layer="レイアウト" svg:width="0.88cm" svg:height="0.101cm" svg:x="7.946cm" svg:y="4.235cm">
          <text:p text:style-name="P15"><text:span text:style-name="T9">入金予定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レイアウト" svg:width="0.58cm" svg:height="0.162cm" svg:x="8.226cm" svg:y="3.135cm">
          <text:p text:style-name="P19"><text:span text:style-name="T9">受注</text:span><text:span text:style-name="T9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6" draw:layer="レイアウト" svg:width="0.511cm" svg:height="0.198cm" svg:x="10.635cm" svg:y="4.906cm">
          <text:p text:style-name="P19"><text:span text:style-name="T9">請求額</text:span></text:p>
          <text:p text:style-name="P19"><text:span text:style-name="T9">(</text:span><text:span text:style-name="T9">税込</text:span><text:span text:style-name="T9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6" draw:layer="レイアウト" svg:width="0.4cm" svg:height="0.162cm" svg:x="10.746cm" svg:y="3.135cm">
          <text:p text:style-name="P15"><text:span text:style-name="T9">日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6" draw:layer="レイアウト" svg:width="0.411cm" svg:height="0.101cm" svg:x="10.646cm" svg:y="4.235cm">
          <text:p text:style-name="P15"><text:span text:style-name="T9">入金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1" draw:layer="レイアウト" svg:width="1.28cm" svg:height="0.315cm" svg:x="8.366cm" svg:y="2.635cm">
          <text:p text:style-name="P20"><text:span text:style-name="T11">受注伝票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5.399cm" svg:height="5.959cm" svg:x="7.701cm" svg:y="5.30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>
                <text:p text:style-name="P22"><text:span text:style-name="T9">チェ</text:span></text:p>
                <text:p text:style-name="P22"><text:span text:style-name="T9">ック</text:span></text:p>
              </table:table-cell>
              <table:table-cell table:style-name="ce1">
                <text:p text:style-name="P22"><text:span text:style-name="T9">No</text:span></text:p>
              </table:table-cell>
              <table:table-cell table:style-name="ce1">
                <text:p text:style-name="P22"><text:span text:style-name="T9">製品</text:span><text:span text:style-name="T9">No</text:span></text:p>
              </table:table-cell>
              <table:table-cell>
                <text:p text:style-name="P22"><text:span text:style-name="T12">製品名</text:span></text:p>
              </table:table-cell>
              <table:table-cell table:style-name="ce1">
                <text:p text:style-name="P22"><text:span text:style-name="T9">ロッ</text:span></text:p>
                <text:p text:style-name="P22"><text:span text:style-name="T9">ト</text:span><text:span text:style-name="T9">No</text:span></text:p>
              </table:table-cell>
              <table:table-cell>
                <text:p text:style-name="P22"><text:span text:style-name="T12">単価</text:span></text:p>
              </table:table-cell>
              <table:table-cell>
                <text:p text:style-name="P22"><text:span text:style-name="T12">個数</text:span></text:p>
              </table:table-cell>
              <table:table-cell>
                <text:p text:style-name="P22"><text:span text:style-name="T12">金額</text:span></text:p>
              </table:table-cell>
              <table:table-cell>
                <text:p text:style-name="P22"><text:span text:style-name="T12">納品先</text:span></text:p>
              </table:table-cell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rect draw:style-name="gr20" draw:text-style-name="P5" draw:layer="layout" svg:width="5.8cm" svg:height="9.895cm" svg:x="7.5cm" svg:y="2.105cm">
          <text:p/>
        </draw:rect>
        <draw:frame draw:style-name="gr8" draw:text-style-name="P14" draw:layer="layout" svg:width="1.03cm" svg:height="0.505cm" svg:x="7.5cm" svg:y="2.1cm">
          <draw:text-box>
            <text:p text:style-name="P13"><text:span text:style-name="T8">Fig2</text:span></text:p>
          </draw:text-box>
        </draw:frame>
        <draw:custom-shape draw:style-name="gr21" draw:text-style-name="P5" draw:layer="レイアウト" svg:width="1.005cm" svg:height="0.165cm" svg:x="23.507cm" svg:y="3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draw:layer="レイアウト" svg:width="1.005cm" svg:height="0.164cm" svg:x="25.745cm" svg:y="5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draw:layer="レイアウト" svg:width="1.005cm" svg:height="0.164cm" svg:x="23.507cm" svg:y="3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draw:layer="レイアウト" svg:width="1.005cm" svg:height="0.164cm" svg:x="23.5cm" svg:y="4.6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draw:layer="レイアウト" svg:width="1.005cm" svg:height="0.165cm" svg:x="23.507cm" svg:y="4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draw:layer="レイアウト" svg:width="1.005cm" svg:height="0.165cm" svg:x="25.745cm" svg:y="4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draw:layer="レイアウト" svg:width="1.005cm" svg:height="0.164cm" svg:x="25.745cm" svg:y="3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レイアウト" svg:width="0.312cm" svg:height="0.164cm" svg:x="23.136cm" svg:y="5.33cm">
          <text:p text:style-name="P15"><text:span text:style-name="T9">編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レイアウト" svg:width="0.312cm" svg:height="0.165cm" svg:x="24.552cm" svg:y="3.948cm">
          <text:p text:style-name="P15"><text:span text:style-name="T9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レイアウト" svg:width="0.312cm" svg:height="0.164cm" svg:x="24.552cm" svg:y="4.658cm">
          <text:p text:style-name="P15"><text:span text:style-name="T9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レイアウト" svg:width="0.312cm" svg:height="0.164cm" svg:x="23.472cm" svg:y="5.33cm">
          <text:p text:style-name="P15"><text:span text:style-name="T9">削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レイアウト" svg:width="0.312cm" svg:height="0.164cm" svg:x="26.788cm" svg:y="3.575cm">
          <text:p text:style-name="P15"><text:span text:style-name="T9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レイアウト" svg:width="0.312cm" svg:height="0.164cm" svg:x="22.8cm" svg:y="5.33cm">
          <text:p text:style-name="P15"><text:span text:style-name="T9">追加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レイアウト" svg:width="0.312cm" svg:height="0.164cm" svg:x="24.552cm" svg:y="3.575cm">
          <text:p text:style-name="P15"><text:span text:style-name="T9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draw:layer="レイアウト" svg:width="2.684cm" svg:height="0.165cm" svg:x="23.5cm" svg:y="4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6" draw:layer="レイアウト" svg:width="0.671cm" svg:height="0.15cm" svg:x="25.036cm" svg:y="4.284cm">
          <text:p text:style-name="P15"><text:span text:style-name="T9">作成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6" draw:layer="レイアウト" svg:width="0.672cm" svg:height="0.151cm" svg:x="22.8cm" svg:y="4.993cm">
          <text:p text:style-name="P15"><text:span text:style-name="T9">発注先名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6" draw:layer="レイアウト" svg:width="0.672cm" svg:height="0.151cm" svg:x="22.8cm" svg:y="3.948cm">
          <text:p text:style-name="P15"><text:span text:style-name="T9">納品希望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6" draw:layer="レイアウト" svg:width="0.672cm" svg:height="0.15cm" svg:x="22.8cm" svg:y="4.284cm">
          <text:p text:style-name="P15"><text:span text:style-name="T9">担当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6" draw:layer="レイアウト" svg:width="0.672cm" svg:height="0.15cm" svg:x="22.8cm" svg:y="4.658cm">
          <text:p text:style-name="P15"><text:span text:style-name="T9">支払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6" draw:layer="レイアウト" svg:width="0.672cm" svg:height="0.15cm" svg:x="22.8cm" svg:y="3.575cm">
          <text:p text:style-name="P15"><text:span text:style-name="T9">日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6" draw:layer="レイアウト" svg:width="0.671cm" svg:height="0.3cm" svg:x="25.036cm" svg:y="5.33cm">
          <text:p text:style-name="P19"><text:span text:style-name="T9">合計</text:span></text:p>
          <text:p text:style-name="P19"><text:span text:style-name="T9">(</text:span><text:span text:style-name="T9">税込</text:span><text:span text:style-name="T9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6" draw:layer="レイアウト" svg:width="0.671cm" svg:height="0.15cm" svg:x="25.036cm" svg:y="3.575cm">
          <text:p text:style-name="P15"><text:span text:style-name="T9">更新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1" draw:layer="レイアウト" svg:width="1.08cm" svg:height="0.275cm" svg:x="24.51cm" svg:y="3.166cm">
          <text:p text:style-name="P20"><text:span text:style-name="T11">発注伝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レイアウト" svg:width="0.313cm" svg:height="0.165cm" svg:x="26.247cm" svg:y="4.993cm">
          <text:p text:style-name="P15"><text:span text:style-name="T9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レイアウト" svg:width="0.312cm" svg:height="0.165cm" svg:x="24.552cm" svg:y="4.284cm">
          <text:p text:style-name="P15"><text:span text:style-name="T9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レイアウト" svg:width="0.312cm" svg:height="0.165cm" svg:x="26.788cm" svg:y="4.284cm">
          <text:p text:style-name="P15"><text:span text:style-name="T9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4.799cm" svg:height="5.798cm" svg:x="23.081cm" svg:y="5.7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">
              <table:table-cell>
                <text:p text:style-name="P22"><text:span text:style-name="T9">チェック</text:span></text:p>
              </table:table-cell>
              <table:table-cell>
                <text:p text:style-name="P22"><text:span text:style-name="T9">No</text:span></text:p>
              </table:table-cell>
              <table:table-cell>
                <text:p text:style-name="P22"><text:span text:style-name="T9">製品</text:span><text:span text:style-name="T9">No</text:span></text:p>
              </table:table-cell>
              <table:table-cell>
                <text:p text:style-name="P22"><text:span text:style-name="T9">製品名</text:span></text:p>
              </table:table-cell>
              <table:table-cell>
                <text:p text:style-name="P22"><text:span text:style-name="T9">単価</text:span></text:p>
              </table:table-cell>
              <table:table-cell>
                <text:p text:style-name="P22"><text:span text:style-name="T9">個数</text:span></text:p>
              </table:table-cell>
              <table:table-cell>
                <text:p text:style-name="P22"><text:span text:style-name="T9">金額</text:span></text:p>
              </table:table-cell>
              <table:table-cell>
                <text:p text:style-name="P22"><text:span text:style-name="T9">納品先</text:span></text:p>
              </table:table-cell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8" draw:text-style-name="P14" draw:layer="layout" svg:width="1.03cm" svg:height="0.505cm" svg:x="23.431cm" svg:y="2.566cm">
          <draw:text-box>
            <text:p text:style-name="P13"><text:span text:style-name="T8">Fig3</text:span></text:p>
          </draw:text-box>
        </draw:frame>
        <draw:rect draw:style-name="gr20" draw:text-style-name="P5" draw:layer="layout" svg:width="5.7cm" svg:height="9.5cm" svg:x="22.6cm" svg:y="2.6cm">
          <text:p/>
        </draw:rect>
        <draw:custom-shape draw:style-name="gr27" draw:text-style-name="P16" draw:layer="レイアウト" svg:width="0.728cm" svg:height="0.291cm" svg:x="4.402cm" svg:y="14.503cm">
          <text:p text:style-name="P15"><text:span text:style-name="T9">追加・編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1" draw:layer="レイアウト" svg:width="1.143cm" svg:height="0.291cm" svg:x="2.3cm" svg:y="14.508cm">
          <text:p text:style-name="P20"><text:span text:style-name="T11">取引先一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6" draw:layer="レイアウト" svg:width="0.728cm" svg:height="0.291cm" svg:x="5.272cm" svg:y="14.503cm">
          <text:p text:style-name="P15"><text:span text:style-name="T9">削除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4.199cm" svg:height="6.273cm" svg:x="2.378cm" svg:y="14.9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4" table:default-cell-style-name="ce1">
              <table:table-cell>
                <text:p text:style-name="P23"><text:span text:style-name="T9">No</text:span></text:p>
              </table:table-cell>
              <table:table-cell table:style-name="ce4">
                <text:p text:style-name="P23"><text:span text:style-name="T9">取引先名</text:span></text:p>
              </table:table-cell>
              <table:table-cell table:style-name="ce5">
                <text:p text:style-name="P24"><text:span text:style-name="T13">種別</text:span></text:p>
              </table:table-cell>
              <table:table-cell table:style-name="ce6">
                <text:p text:style-name="P23"><text:span text:style-name="T9">担当</text:span></text:p>
              </table:table-cell>
              <table:table-cell>
                <text:p text:style-name="P23"><text:span text:style-name="T9">Tel</text:span></text:p>
                <text:p text:style-name="P23"><text:span text:style-name="T9">FAX</text:span></text:p>
              </table:table-cell>
              <table:table-cell>
                <text:p text:style-name="P23"><text:span text:style-name="T9">住所</text:span></text:p>
              </table:table-cell>
              <table:table-cell>
                <text:p text:style-name="P23"><text:span text:style-name="T9">チェ</text:span></text:p>
                <text:p text:style-name="P23"><text:span text:style-name="T9">ッ</text:span></text:p>
                <text:p text:style-name="P23"><text:span text:style-name="T9">ク</text:span></text:p>
              </table:table-cell>
            </table:table-row>
            <table:table-row table:style-name="ro5" table:default-cell-style-name="ce3">
              <table:table-cell/>
              <table:table-cell/>
              <table:table-cell table:style-name="ce7"/>
              <table:table-cell/>
              <table:table-cell/>
              <table:table-cell/>
              <table:table-cell/>
            </table:table-row>
            <table:table-row table:style-name="ro5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8" draw:text-style-name="P14" draw:layer="layout" svg:width="1.03cm" svg:height="0.505cm" svg:x="2.37cm" svg:y="13.8cm">
          <draw:text-box>
            <text:p text:style-name="P13"><text:span text:style-name="T8">Fig6</text:span></text:p>
          </draw:text-box>
        </draw:frame>
        <draw:rect draw:style-name="gr20" draw:text-style-name="P5" draw:layer="layout" svg:width="5.1cm" svg:height="7.8cm" svg:x="1.9cm" svg:y="13.6cm">
          <text:p/>
        </draw:rect>
        <draw:custom-shape draw:style-name="gr29" draw:text-style-name="P16" draw:layer="レイアウト" svg:width="0.744cm" svg:height="0.297cm" svg:x="24.369cm" svg:y="14.697cm">
          <text:p text:style-name="P15"><text:span text:style-name="T9">追加・編集</text:span></text:p>
          <draw:enhanced-geometry svg:viewBox="0 0 21600 21600" draw:type="rectangle" draw:enhanced-path="M 0 0 L 21600 0 21600 21600 0 21600 0 0 Z N"/>
        </draw:custom-shape>
        <draw:custom-shape draw:style-name="gr30" draw:text-style-name="P21" draw:layer="レイアウト" svg:width="1.168cm" svg:height="0.297cm" svg:x="22.221cm" svg:y="14.702cm">
          <text:p text:style-name="P20"><text:span text:style-name="T11">製品一覧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レイアウト" svg:width="0.744cm" svg:height="0.297cm" svg:x="25.257cm" svg:y="14.697cm">
          <text:p text:style-name="P15"><text:span text:style-name="T9">削除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4.199cm" svg:height="5.826cm" svg:x="22.301cm" svg:y="15.1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6" table:default-cell-style-name="ce1">
              <table:table-cell>
                <text:p text:style-name="P23"><text:span text:style-name="T9">No</text:span></text:p>
              </table:table-cell>
              <table:table-cell table:style-name="ce4">
                <text:p text:style-name="P23"><text:span text:style-name="T9">製品名</text:span></text:p>
              </table:table-cell>
              <table:table-cell table:style-name="ce5">
                <text:p text:style-name="P24"><text:span text:style-name="T13">分類</text:span></text:p>
              </table:table-cell>
              <table:table-cell table:style-name="ce6">
                <text:p text:style-name="P23"><text:span text:style-name="T9">仕入先</text:span></text:p>
              </table:table-cell>
              <table:table-cell>
                <text:p text:style-name="P23"><text:span text:style-name="T9">在庫数</text:span></text:p>
              </table:table-cell>
              <table:table-cell>
                <text:p text:style-name="P23"><text:span text:style-name="T9">仕入日</text:span></text:p>
              </table:table-cell>
              <table:table-cell>
                <text:p text:style-name="P23"><text:span text:style-name="T9">チェ</text:span></text:p>
                <text:p text:style-name="P23"><text:span text:style-name="T9">ッ</text:span></text:p>
                <text:p text:style-name="P23"><text:span text:style-name="T9">ク</text:span></text:p>
              </table:table-cell>
            </table:table-row>
            <table:table-row table:style-name="ro7" table:default-cell-style-name="ce3">
              <table:table-cell/>
              <table:table-cell/>
              <table:table-cell table:style-name="ce7"/>
              <table:table-cell/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8" draw:text-style-name="P14" draw:layer="layout" svg:width="1.03cm" svg:height="0.505cm" svg:x="22.2cm" svg:y="13.895cm">
          <draw:text-box>
            <text:p text:style-name="P13"><text:span text:style-name="T8">Fig7</text:span></text:p>
          </draw:text-box>
        </draw:frame>
        <draw:rect draw:style-name="gr20" draw:text-style-name="P5" draw:layer="layout" svg:width="4.8cm" svg:height="7.3cm" svg:x="22cm" svg:y="13.8cm">
          <text:p/>
        </draw:rect>
        <draw:custom-shape draw:style-name="gr31" draw:text-style-name="P25" draw:layer="レイアウト" svg:width="1.052cm" svg:height="0.171cm" svg:x="2.84cm" svg:y="24.38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5" draw:layer="レイアウト" svg:width="1.052cm" svg:height="0.171cm" svg:x="5.182cm" svg:y="24.38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draw:layer="レイアウト" svg:width="0.491cm" svg:height="0.172cm" svg:x="3.619cm" svg:y="25.889cm">
          <text:p text:style-name="P15"><text:span text:style-name="T9">まとめ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レイアウト" svg:width="0.327cm" svg:height="0.171cm" svg:x="6.273cm" svg:y="24.386cm">
          <text:p text:style-name="P15"><text:span text:style-name="T9">選択</text:span></text:p>
          <draw:enhanced-geometry svg:viewBox="0 0 21600 21600" draw:type="rectangle" draw:enhanced-path="M 0 0 L 21600 0 21600 21600 0 21600 0 0 Z N"/>
        </draw:custom-shape>
        <draw:g>
          <draw:custom-shape draw:style-name="gr32" draw:text-style-name="P25" draw:layer="layout" svg:width="0.14cm" svg:height="0.172cm" svg:x="3.201cm" svg:y="25.5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6" draw:layer="layout" svg:width="0.327cm" svg:height="0.172cm" svg:x="2.832cm" svg:y="25.518cm">
            <text:p text:style-name="P5"><text:span text:style-name="T9">顧客</text:span></text:p>
            <draw:enhanced-geometry svg:viewBox="0 0 21600 21600" draw:type="rectangle" draw:enhanced-path="M 0 0 L 21600 0 21600 21600 0 21600 0 0 Z N"/>
          </draw:custom-shape>
        </draw:g>
        <draw:custom-shape draw:style-name="gr11" draw:text-style-name="P16" draw:layer="レイアウト" svg:width="0.326cm" svg:height="0.171cm" svg:x="3.934cm" svg:y="24.386cm">
          <text:p text:style-name="P15"><text:span text:style-name="T9">選択</text:span></text:p>
          <draw:enhanced-geometry svg:viewBox="0 0 21600 21600" draw:type="rectangle" draw:enhanced-path="M 0 0 L 21600 0 21600 21600 0 21600 0 0 Z N"/>
        </draw:custom-shape>
        <draw:custom-shape draw:style-name="gr34" draw:text-style-name="P25" draw:layer="レイアウト" svg:width="2.81cm" svg:height="0.172cm" svg:x="2.832cm" svg:y="25.12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6" draw:layer="レイアウト" svg:width="0.703cm" svg:height="0.157cm" svg:x="2.1cm" svg:y="25.123cm">
          <text:p text:style-name="P15"><text:span text:style-name="T9">取引先名</text:span></text:p>
          <draw:enhanced-geometry svg:viewBox="0 0 21600 21600" draw:type="rectangle" draw:enhanced-path="M 0 0 L 21600 0 21600 21600 0 21600 0 0 Z N"/>
        </draw:custom-shape>
        <draw:g>
          <draw:custom-shape draw:style-name="gr36" draw:text-style-name="P25" draw:layer="layout" svg:width="1.052cm" svg:height="0.172cm" svg:x="2.84cm" svg:y="24.776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25" draw:layer="layout" svg:width="1.052cm" svg:height="0.172cm" svg:x="5.182cm" svg:y="24.776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6" draw:layer="layout" svg:width="0.703cm" svg:height="0.157cm" svg:x="4.44cm" svg:y="24.776cm">
            <text:p text:style-name="P5"><text:span text:style-name="T9">作成者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16" draw:layer="layout" svg:width="0.703cm" svg:height="0.157cm" svg:x="2.1cm" svg:y="24.776cm">
            <text:p text:style-name="P5"><text:span text:style-name="T9">担当</text:span></text:p>
            <draw:enhanced-geometry svg:viewBox="0 0 21600 21600" draw:type="rectangle" draw:enhanced-path="M 0 0 L 21600 0 21600 21600 0 21600 0 0 Z N"/>
          </draw:custom-shape>
        </draw:g>
        <draw:custom-shape draw:style-name="gr35" draw:text-style-name="P16" draw:layer="レイアウト" svg:width="0.703cm" svg:height="0.158cm" svg:x="2.1cm" svg:y="25.518cm">
          <text:p text:style-name="P15"><text:span text:style-name="T9">種別</text:span></text:p>
          <draw:enhanced-geometry svg:viewBox="0 0 21600 21600" draw:type="rectangle" draw:enhanced-path="M 0 0 L 21600 0 21600 21600 0 21600 0 0 Z N"/>
        </draw:custom-shape>
        <draw:custom-shape draw:style-name="gr35" draw:text-style-name="P16" draw:layer="レイアウト" svg:width="0.703cm" svg:height="0.157cm" svg:x="2.1cm" svg:y="24.386cm">
          <text:p text:style-name="P15"><text:span text:style-name="T9">日付</text:span></text:p>
          <draw:enhanced-geometry svg:viewBox="0 0 21600 21600" draw:type="rectangle" draw:enhanced-path="M 0 0 L 21600 0 21600 21600 0 21600 0 0 Z N"/>
        </draw:custom-shape>
        <draw:custom-shape draw:style-name="gr35" draw:text-style-name="P16" draw:layer="レイアウト" svg:width="0.703cm" svg:height="0.157cm" svg:x="4.44cm" svg:y="24.386cm">
          <text:p text:style-name="P15"><text:span text:style-name="T9">更新日</text:span></text:p>
          <draw:enhanced-geometry svg:viewBox="0 0 21600 21600" draw:type="rectangle" draw:enhanced-path="M 0 0 L 21600 0 21600 21600 0 21600 0 0 Z N"/>
        </draw:custom-shape>
        <draw:custom-shape draw:style-name="gr38" draw:text-style-name="P21" draw:layer="レイアウト" svg:width="1.13cm" svg:height="0.288cm" svg:x="2.572cm" svg:y="23.958cm">
          <text:p text:style-name="P20"><text:span text:style-name="T11">取引先登録・編集</text:span></text:p>
          <draw:enhanced-geometry svg:viewBox="0 0 21600 21600" draw:type="rectangle" draw:enhanced-path="M 0 0 L 21600 0 21600 21600 0 21600 0 0 Z N"/>
        </draw:custom-shape>
        <draw:g>
          <draw:custom-shape draw:style-name="gr32" draw:text-style-name="P25" draw:layer="layout" svg:width="0.139cm" svg:height="0.172cm" svg:x="3.988cm" svg:y="25.5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6" draw:layer="layout" svg:width="0.327cm" svg:height="0.172cm" svg:x="3.619cm" svg:y="25.518cm">
            <text:p text:style-name="P5"><text:span text:style-name="T9">製造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2" draw:text-style-name="P25" draw:layer="layout" svg:width="0.14cm" svg:height="0.172cm" svg:x="4.774cm" svg:y="25.5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6" draw:layer="layout" svg:width="0.327cm" svg:height="0.172cm" svg:x="4.405cm" svg:y="25.518cm">
            <text:p text:style-name="P5"><text:span text:style-name="T9">加工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2" draw:text-style-name="P25" draw:layer="layout" svg:width="0.176cm" svg:height="0.172cm" svg:x="5.655cm" svg:y="25.5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6" draw:layer="layout" svg:width="0.41cm" svg:height="0.172cm" svg:x="5.192cm" svg:y="25.518cm">
            <text:p text:style-name="P5"><text:span text:style-name="T9">倉庫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2" draw:text-style-name="P25" draw:layer="layout" svg:width="0.162cm" svg:height="0.082cm" svg:x="6.406cm" svg:y="25.5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6" draw:layer="layout" svg:width="0.38cm" svg:height="0.082cm" svg:x="5.978cm" svg:y="25.518cm">
            <text:p text:style-name="P5"><text:span text:style-name="T9">代理店</text:span></text:p>
            <draw:enhanced-geometry svg:viewBox="0 0 21600 21600" draw:type="rectangle" draw:enhanced-path="M 0 0 L 21600 0 21600 21600 0 21600 0 0 Z N"/>
          </draw:custom-shape>
        </draw:g>
        <draw:custom-shape draw:style-name="gr39" draw:text-style-name="P16" draw:layer="レイアウト" svg:width="1.406cm" svg:height="0.157cm" svg:x="2.1cm" svg:y="25.889cm">
          <text:p text:style-name="P15"><text:span text:style-name="T9">取　引　一　覧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レイアウト" svg:width="0.326cm" svg:height="0.172cm" svg:x="3.934cm" svg:y="24.776cm">
          <text:p text:style-name="P15"><text:span text:style-name="T9">選択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レイアウト" svg:width="0.327cm" svg:height="0.172cm" svg:x="6.273cm" svg:y="24.776cm">
          <text:p text:style-name="P15"><text:span text:style-name="T9">選択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4.199cm" svg:height="5.764cm" svg:x="2.279cm" svg:y="26.23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9" table:default-cell-style-name="ce1">
              <table:table-cell>
                <text:p text:style-name="P23"><text:span text:style-name="T9">No</text:span></text:p>
              </table:table-cell>
              <table:table-cell>
                <text:p text:style-name="P23"><text:span text:style-name="T9">日付</text:span></text:p>
              </table:table-cell>
              <table:table-cell>
                <text:p text:style-name="P23"><text:span text:style-name="T9">商品名</text:span></text:p>
              </table:table-cell>
              <table:table-cell>
                <text:p text:style-name="P23"><text:span text:style-name="T9">単価</text:span></text:p>
              </table:table-cell>
              <table:table-cell>
                <text:p text:style-name="P23"><text:span text:style-name="T9">個数</text:span></text:p>
              </table:table-cell>
              <table:table-cell>
                <text:p text:style-name="P23"><text:span text:style-name="T9">合計</text:span></text:p>
              </table:table-cell>
              <table:table-cell>
                <text:p text:style-name="P23"><text:span text:style-name="T9">伝票種別</text:span></text:p>
              </table:table-cell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8" draw:text-style-name="P14" draw:layer="layout" svg:width="1.03cm" svg:height="0.505cm" svg:x="2.1cm" svg:y="23.195cm">
          <draw:text-box>
            <text:p text:style-name="P13"><text:span text:style-name="T8">Fig4</text:span></text:p>
          </draw:text-box>
        </draw:frame>
        <draw:rect draw:style-name="gr20" draw:text-style-name="P5" draw:layer="layout" svg:width="5cm" svg:height="9cm" svg:x="1.9cm" svg:y="23.1cm">
          <text:p/>
        </draw:rect>
        <draw:custom-shape draw:style-name="gr40" draw:text-style-name="P25" draw:layer="レイアウト" svg:width="1.029cm" svg:height="0.168cm" svg:x="23.023cm" svg:y="24.49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5" draw:layer="レイアウト" svg:width="1.028cm" svg:height="0.168cm" svg:x="25.314cm" svg:y="24.4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6" draw:layer="レイアウト" svg:width="0.32cm" svg:height="0.168cm" svg:x="26.38cm" svg:y="24.498cm">
          <text:p text:style-name="P15"><text:span text:style-name="T9">選択</text:span></text:p>
          <draw:enhanced-geometry svg:viewBox="0 0 21600 21600" draw:type="rectangle" draw:enhanced-path="M 0 0 L 21600 0 21600 21600 0 21600 0 0 Z N"/>
        </draw:custom-shape>
        <draw:custom-shape draw:style-name="gr11" draw:text-style-name="P26" draw:layer="レイアウト" svg:width="0.319cm" svg:height="0.168cm" svg:x="24.093cm" svg:y="24.498cm">
          <text:p text:style-name="P15"><text:span text:style-name="T9">選択</text:span></text:p>
          <draw:enhanced-geometry svg:viewBox="0 0 21600 21600" draw:type="rectangle" draw:enhanced-path="M 0 0 L 21600 0 21600 21600 0 21600 0 0 Z N"/>
        </draw:custom-shape>
        <draw:g>
          <draw:custom-shape draw:style-name="gr42" draw:text-style-name="P25" draw:layer="layout" svg:width="2.747cm" svg:height="0.168cm" svg:x="23.016cm" svg:y="25.218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6" draw:layer="layout" svg:width="0.687cm" svg:height="0.154cm" svg:x="22.3cm" svg:y="25.218cm">
            <text:p text:style-name="P5"><text:span text:style-name="T14">製品名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4" draw:text-style-name="P25" draw:layer="layout" svg:width="1.029cm" svg:height="0.169cm" svg:x="23.023cm" svg:y="24.879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25" draw:layer="layout" svg:width="1.028cm" svg:height="0.169cm" svg:x="25.314cm" svg:y="24.879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26" draw:layer="layout" svg:width="0.688cm" svg:height="0.154cm" svg:x="24.587cm" svg:y="24.879cm">
            <text:p text:style-name="P5"><text:span text:style-name="T14">作成者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26" draw:layer="layout" svg:width="0.687cm" svg:height="0.154cm" svg:x="22.3cm" svg:y="24.879cm">
            <text:p text:style-name="P5"><text:span text:style-name="T14">担当</text:span></text:p>
            <draw:enhanced-geometry svg:viewBox="0 0 21600 21600" draw:type="rectangle" draw:enhanced-path="M 0 0 L 21600 0 21600 21600 0 21600 0 0 Z N"/>
          </draw:custom-shape>
        </draw:g>
        <draw:custom-shape draw:style-name="gr47" draw:text-style-name="P26" draw:layer="レイアウト" svg:width="0.687cm" svg:height="0.154cm" svg:x="22.3cm" svg:y="24.498cm">
          <text:p text:style-name="P15"><text:span text:style-name="T9">日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1" draw:layer="レイアウト" svg:width="1.106cm" svg:height="0.281cm" svg:x="22.761cm" svg:y="24.08cm">
          <text:p text:style-name="P20"><text:span text:style-name="T11">製品登録</text:span></text:p>
          <draw:enhanced-geometry svg:viewBox="0 0 21600 21600" draw:type="rectangle" draw:enhanced-path="M 0 0 L 21600 0 21600 21600 0 21600 0 0 Z N"/>
        </draw:custom-shape>
        <draw:custom-shape draw:style-name="gr11" draw:text-style-name="P26" draw:layer="レイアウト" svg:width="0.319cm" svg:height="0.169cm" svg:x="24.093cm" svg:y="24.879cm">
          <text:p text:style-name="P15"><text:span text:style-name="T9">選択</text:span></text:p>
          <draw:enhanced-geometry svg:viewBox="0 0 21600 21600" draw:type="rectangle" draw:enhanced-path="M 0 0 L 21600 0 21600 21600 0 21600 0 0 Z N"/>
        </draw:custom-shape>
        <draw:custom-shape draw:style-name="gr11" draw:text-style-name="P26" draw:layer="レイアウト" svg:width="0.32cm" svg:height="0.169cm" svg:x="26.38cm" svg:y="24.879cm">
          <text:p text:style-name="P15"><text:span text:style-name="T9">選択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42" draw:text-style-name="P25" draw:layer="layout" svg:width="2.747cm" svg:height="0.168cm" svg:x="23.016cm" svg:y="25.557cm">
              <text:p/>
              <draw:enhanced-geometry svg:viewBox="0 0 21600 21600" draw:type="rectangle" draw:enhanced-path="M 0 0 L 21600 0 21600 21600 0 21600 0 0 Z N"/>
            </draw:custom-shape>
            <draw:custom-shape draw:style-name="gr43" draw:text-style-name="P26" draw:layer="layout" svg:width="0.687cm" svg:height="0.153cm" svg:x="22.3cm" svg:y="25.557cm">
              <text:p text:style-name="P5"><text:span text:style-name="T14">分類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49" draw:text-style-name="P26" draw:layer="layout" svg:width="0.319cm" svg:height="0.168cm" svg:x="25.804cm" svg:y="25.557cm">
            <text:p text:style-name="P5"><text:span text:style-name="T14">選択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3" draw:text-style-name="P26" draw:layer="layout" svg:width="0.687cm" svg:height="0.154cm" svg:x="23.778cm" svg:y="25.895cm">
            <text:p text:style-name="P5"><text:span text:style-name="T14">経路フォーマット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26" draw:layer="layout" svg:width="0.319cm" svg:height="0.336cm" svg:x="22.646cm" svg:y="26.234cm">
            <text:p text:style-name="P5"><text:span text:style-name="T14">製造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26" draw:layer="layout" svg:width="0.319cm" svg:height="0.336cm" svg:x="23.367cm" svg:y="26.234cm">
            <text:p text:style-name="P5"><text:span text:style-name="T14">加工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26" draw:layer="layout" svg:width="0.497cm" svg:height="0.336cm" svg:x="22.646cm" svg:y="26.796cm">
            <text:p text:style-name="P5"><text:span text:style-name="T14">代理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1" draw:text-style-name="P25" draw:layer="layout" svg:x1="22.975cm" svg:y1="26.411cm" svg:x2="23.36cm" svg:y2="26.411cm">
            <text:p/>
          </draw:line>
          <draw:line draw:style-name="gr51" draw:text-style-name="P25" draw:layer="layout" svg:x1="23.696cm" svg:y1="26.411cm" svg:x2="24.153cm" svg:y2="26.411cm">
            <text:p/>
          </draw:line>
          <draw:line draw:style-name="gr51" draw:text-style-name="P25" draw:layer="layout" svg:x1="23.143cm" svg:y1="26.963cm" svg:x2="24.152cm" svg:y2="26.963cm">
            <text:p/>
          </draw:line>
          <draw:line draw:style-name="gr51" draw:text-style-name="P25" draw:layer="layout" svg:x1="24.153cm" svg:y1="26.963cm" svg:x2="24.153cm" svg:y2="26.411cm">
            <text:p/>
          </draw:line>
          <draw:line draw:style-name="gr51" draw:text-style-name="P25" draw:layer="layout" svg:x1="24.153cm" svg:y1="26.675cm" svg:x2="24.826cm" svg:y2="26.675cm">
            <text:p/>
          </draw:line>
          <draw:custom-shape draw:style-name="gr50" draw:text-style-name="P26" draw:layer="layout" svg:width="0.319cm" svg:height="0.336cm" svg:x="24.826cm" svg:y="26.508cm">
            <text:p text:style-name="P5"><text:span text:style-name="T14">倉庫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26" draw:layer="layout" svg:width="0.497cm" svg:height="0.336cm" svg:x="25.619cm" svg:y="26.508cm">
            <text:p text:style-name="P5"><text:span text:style-name="T14">納品先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1" draw:text-style-name="P25" draw:layer="layout" svg:x1="25.138cm" svg:y1="26.675cm" svg:x2="25.595cm" svg:y2="26.675cm">
            <text:p/>
          </draw:line>
        </draw:g>
        <draw:g>
          <draw:g>
            <draw:custom-shape draw:style-name="gr52" draw:text-style-name="P26" draw:layer="layout" svg:width="2.747cm" svg:height="0.168cm" svg:x="23.046cm" svg:y="27.238cm">
              <text:p text:style-name="P5"><text:span text:style-name="T14">取引先名</text:span></text:p>
              <draw:enhanced-geometry svg:viewBox="0 0 21600 21600" draw:type="rectangle" draw:enhanced-path="M 0 0 L 21600 0 21600 21600 0 21600 0 0 Z N"/>
            </draw:custom-shape>
            <draw:custom-shape draw:style-name="gr43" draw:text-style-name="P26" draw:layer="layout" svg:width="0.687cm" svg:height="0.154cm" svg:x="22.33cm" svg:y="27.238cm">
              <text:p text:style-name="P5"><text:span text:style-name="T14">製造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49" draw:text-style-name="P27" draw:layer="layout" svg:width="0.319cm" svg:height="0.168cm" svg:x="25.834cm" svg:y="27.238cm">
            <text:p text:style-name="P5"><text:span text:style-name="T15">発注額</text:span></text:p>
            <draw:enhanced-geometry svg:viewBox="0 0 21600 21600" draw:type="rectangle" draw:enhanced-path="M 0 0 L 21600 0 21600 21600 0 21600 0 0 Z N"/>
          </draw:custom-shape>
        </draw:g>
        <draw:custom-shape draw:style-name="gr47" draw:text-style-name="P26" draw:layer="レイアウト" svg:width="0.687cm" svg:height="0.154cm" svg:x="24.563cm" svg:y="24.477cm">
          <text:p text:style-name="P15"><text:span text:style-name="T9">更新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52" draw:text-style-name="P26" draw:layer="layout" svg:width="2.747cm" svg:height="0.168cm" svg:x="23.043cm" svg:y="27.437cm">
              <text:p text:style-name="P5"><text:span text:style-name="T14">取引先名</text:span></text:p>
              <draw:enhanced-geometry svg:viewBox="0 0 21600 21600" draw:type="rectangle" draw:enhanced-path="M 0 0 L 21600 0 21600 21600 0 21600 0 0 Z N"/>
            </draw:custom-shape>
            <draw:custom-shape draw:style-name="gr43" draw:text-style-name="P26" draw:layer="layout" svg:width="0.687cm" svg:height="0.154cm" svg:x="22.327cm" svg:y="27.437cm">
              <text:p text:style-name="P5"><text:span text:style-name="T14">加工</text:span><text:span text:style-name="T14">1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49" draw:text-style-name="P27" draw:layer="layout" svg:width="0.319cm" svg:height="0.168cm" svg:x="25.831cm" svg:y="27.437cm">
            <text:p text:style-name="P5"><text:span text:style-name="T15">発注額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2" draw:text-style-name="P26" draw:layer="layout" svg:width="2.747cm" svg:height="0.168cm" svg:x="23.043cm" svg:y="27.636cm">
              <text:p text:style-name="P5"><text:span text:style-name="T14">取引先名</text:span></text:p>
              <draw:enhanced-geometry svg:viewBox="0 0 21600 21600" draw:type="rectangle" draw:enhanced-path="M 0 0 L 21600 0 21600 21600 0 21600 0 0 Z N"/>
            </draw:custom-shape>
            <draw:custom-shape draw:style-name="gr43" draw:text-style-name="P26" draw:layer="layout" svg:width="0.687cm" svg:height="0.154cm" svg:x="22.327cm" svg:y="27.636cm">
              <text:p text:style-name="P5"><text:span text:style-name="T14">加工</text:span><text:span text:style-name="T14">2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49" draw:text-style-name="P27" draw:layer="layout" svg:width="0.319cm" svg:height="0.168cm" svg:x="25.831cm" svg:y="27.636cm">
            <text:p text:style-name="P5"><text:span text:style-name="T15">発注額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2" draw:text-style-name="P26" draw:layer="layout" svg:width="2.747cm" svg:height="0.169cm" svg:x="23.046cm" svg:y="27.834cm">
              <text:p text:style-name="P5"><text:span text:style-name="T14">取引先名</text:span></text:p>
              <draw:enhanced-geometry svg:viewBox="0 0 21600 21600" draw:type="rectangle" draw:enhanced-path="M 0 0 L 21600 0 21600 21600 0 21600 0 0 Z N"/>
            </draw:custom-shape>
            <draw:custom-shape draw:style-name="gr43" draw:text-style-name="P26" draw:layer="layout" svg:width="0.687cm" svg:height="0.154cm" svg:x="22.33cm" svg:y="27.834cm">
              <text:p text:style-name="P5"><text:span text:style-name="T14">代理店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49" draw:text-style-name="P27" draw:layer="layout" svg:width="0.319cm" svg:height="0.169cm" svg:x="25.834cm" svg:y="27.834cm">
            <text:p text:style-name="P5"><text:span text:style-name="T15">発注額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2" draw:text-style-name="P26" draw:layer="layout" svg:width="2.747cm" svg:height="0.168cm" svg:x="23.043cm" svg:y="28.033cm">
              <text:p text:style-name="P5"><text:span text:style-name="T14">取引先名</text:span></text:p>
              <draw:enhanced-geometry svg:viewBox="0 0 21600 21600" draw:type="rectangle" draw:enhanced-path="M 0 0 L 21600 0 21600 21600 0 21600 0 0 Z N"/>
            </draw:custom-shape>
            <draw:custom-shape draw:style-name="gr43" draw:text-style-name="P26" draw:layer="layout" svg:width="0.687cm" svg:height="0.154cm" svg:x="22.327cm" svg:y="28.033cm">
              <text:p text:style-name="P5"><text:span text:style-name="T14">倉庫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49" draw:text-style-name="P27" draw:layer="layout" svg:width="0.319cm" svg:height="0.168cm" svg:x="25.831cm" svg:y="28.033cm">
            <text:p text:style-name="P5"><text:span text:style-name="T15">発注額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2" draw:text-style-name="P26" draw:layer="layout" svg:width="2.747cm" svg:height="0.168cm" svg:x="23.043cm" svg:y="28.232cm">
              <text:p text:style-name="P5"><text:span text:style-name="T14">取引先名</text:span></text:p>
              <draw:enhanced-geometry svg:viewBox="0 0 21600 21600" draw:type="rectangle" draw:enhanced-path="M 0 0 L 21600 0 21600 21600 0 21600 0 0 Z N"/>
            </draw:custom-shape>
            <draw:custom-shape draw:style-name="gr43" draw:text-style-name="P26" draw:layer="layout" svg:width="0.687cm" svg:height="0.154cm" svg:x="22.327cm" svg:y="28.232cm">
              <text:p text:style-name="P5"><text:span text:style-name="T14">納品先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49" draw:text-style-name="P27" draw:layer="layout" svg:width="0.319cm" svg:height="0.168cm" svg:x="25.831cm" svg:y="28.232cm">
            <text:p text:style-name="P5"><text:span text:style-name="T15">発注額</text:span></text:p>
            <draw:enhanced-geometry svg:viewBox="0 0 21600 21600" draw:type="rectangle" draw:enhanced-path="M 0 0 L 21600 0 21600 21600 0 21600 0 0 Z N"/>
          </draw:custom-shape>
        </draw:g>
        <draw:frame draw:style-name="gr8" draw:text-style-name="P14" draw:layer="layout" svg:width="1.03cm" svg:height="0.505cm" svg:x="22.7cm" svg:y="23.3cm">
          <draw:text-box>
            <text:p text:style-name="P13"><text:span text:style-name="T8">Fig5</text:span></text:p>
          </draw:text-box>
        </draw:frame>
        <draw:rect draw:style-name="gr20" draw:text-style-name="P5" draw:layer="layout" svg:width="5.1cm" svg:height="5.7cm" svg:x="22cm" svg:y="23.1cm">
          <text:p/>
        </draw:rect>
        <draw:custom-shape draw:style-name="gr53" draw:text-style-name="P28" draw:layer="レイアウト" svg:width="1.1cm" svg:height="0.3cm" svg:x="1.4cm" svg:y="35.6cm">
          <text:p text:style-name="P20"><text:span text:style-name="T16">受注別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4" draw:text-style-name="P5" draw:layer="レイアウト" svg:width="4.709cm" svg:height="3.65cm" svg:x="1.391cm" svg:y="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9" draw:layer="レイアウト" svg:width="0.81cm" svg:height="0.51cm" svg:x="1.39cm" svg:y="36.49cm">
          <text:p text:style-name="P15"><text:span text:style-name="T17">売上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6" draw:layer="レイアウト" svg:width="0.8cm" svg:height="0.51cm" svg:x="2.207cm" svg:y="36.505cm">
          <text:p text:style-name="P15"><text:span text:style-name="T9">受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5" draw:layer="レイアウト" svg:width="3.829cm" svg:height="2.476cm" svg:x="1.915cm" svg:y="37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8" draw:text-style-name="P5" draw:layer="layout" svg:x1="1.816cm" svg:y1="38.817cm" svg:x2="5.73cm" svg:y2="38.817cm">
          <text:p/>
        </draw:line>
        <draw:line draw:style-name="gr58" draw:text-style-name="P5" draw:layer="layout" svg:x1="1.816cm" svg:y1="39.657cm" svg:x2="5.73cm" svg:y2="39.657cm">
          <text:p/>
        </draw:line>
        <draw:line draw:style-name="gr58" draw:text-style-name="P5" draw:layer="layout" svg:x1="1.816cm" svg:y1="37.977cm" svg:x2="5.73cm" svg:y2="37.977cm">
          <text:p/>
        </draw:line>
        <draw:line draw:style-name="gr58" draw:text-style-name="P5" draw:layer="layout" svg:x1="1.816cm" svg:y1="39.215cm" svg:x2="5.73cm" svg:y2="39.215cm">
          <text:p/>
        </draw:line>
        <draw:line draw:style-name="gr58" draw:text-style-name="P5" draw:layer="layout" svg:x1="1.816cm" svg:y1="38.419cm" svg:x2="5.73cm" svg:y2="38.419cm">
          <text:p/>
        </draw:line>
        <draw:line draw:style-name="gr58" draw:text-style-name="P5" draw:layer="layout" svg:x1="5.263cm" svg:y1="37.579cm" svg:x2="5.263cm" svg:y2="40.144cm">
          <text:p/>
        </draw:line>
        <draw:line draw:style-name="gr58" draw:text-style-name="P5" draw:layer="layout" svg:x1="4.795cm" svg:y1="37.579cm" svg:x2="4.795cm" svg:y2="40.144cm">
          <text:p/>
        </draw:line>
        <draw:line draw:style-name="gr58" draw:text-style-name="P5" draw:layer="layout" svg:x1="4.357cm" svg:y1="37.573cm" svg:x2="4.357cm" svg:y2="40.138cm">
          <text:p/>
        </draw:line>
        <draw:line draw:style-name="gr58" draw:text-style-name="P5" draw:layer="layout" svg:x1="3.893cm" svg:y1="37.574cm" svg:x2="3.893cm" svg:y2="40.139cm">
          <text:p/>
        </draw:line>
        <draw:line draw:style-name="gr58" draw:text-style-name="P5" draw:layer="layout" svg:x1="3.348cm" svg:y1="37.579cm" svg:x2="3.348cm" svg:y2="40.144cm">
          <text:p/>
        </draw:line>
        <draw:line draw:style-name="gr58" draw:text-style-name="P5" draw:layer="layout" svg:x1="2.892cm" svg:y1="37.574cm" svg:x2="2.892cm" svg:y2="40.139cm">
          <text:p/>
        </draw:line>
        <draw:line draw:style-name="gr58" draw:text-style-name="P5" draw:layer="layout" svg:x1="2.37cm" svg:y1="37.579cm" svg:x2="2.37cm" svg:y2="40.144cm">
          <text:p/>
        </draw:line>
        <draw:frame draw:style-name="gr59" draw:text-style-name="P31" draw:layer="layout" svg:width="0.757cm" svg:height="0.408cm" svg:x="3.6cm" svg:y="40.1cm">
          <draw:text-box>
            <text:p text:style-name="P30"><text:span text:style-name="T18">4</text:span></text:p>
          </draw:text-box>
        </draw:frame>
        <draw:frame draw:style-name="gr59" draw:text-style-name="P31" draw:layer="layout" svg:width="0.707cm" svg:height="0.408cm" svg:x="3.093cm" svg:y="40.1cm">
          <draw:text-box draw:corner-radius="0.1cm">
            <text:p text:style-name="P30"><text:span text:style-name="T18">3</text:span></text:p>
          </draw:text-box>
        </draw:frame>
        <draw:frame draw:style-name="gr59" draw:text-style-name="P31" draw:layer="layout" svg:width="0.601cm" svg:height="0.408cm" svg:x="2.6cm" svg:y="40.1cm">
          <draw:text-box>
            <text:p text:style-name="P30"><text:span text:style-name="T18">2</text:span></text:p>
          </draw:text-box>
        </draw:frame>
        <draw:frame draw:style-name="gr59" draw:text-style-name="P31" draw:layer="layout" svg:width="0.6cm" svg:height="0.408cm" svg:x="2.1cm" svg:y="40.1cm">
          <draw:text-box>
            <text:p text:style-name="P30"><text:span text:style-name="T18">1</text:span></text:p>
          </draw:text-box>
        </draw:frame>
        <draw:frame draw:style-name="gr59" draw:text-style-name="P31" draw:layer="layout" svg:width="0.651cm" svg:height="0.408cm" svg:x="1.649cm" svg:y="40.1cm">
          <draw:text-box>
            <text:p text:style-name="P30"><text:span text:style-name="T18">0</text:span></text:p>
          </draw:text-box>
        </draw:frame>
        <draw:frame draw:style-name="gr60" draw:text-style-name="P33" draw:layer="layout" svg:width="1.353cm" svg:height="0.535cm" svg:x="3.196cm" svg:y="37.074cm">
          <draw:text-box>
            <text:p text:style-name="P32"><text:span text:style-name="T19">受注別</text:span></text:p>
          </draw:text-box>
        </draw:frame>
        <draw:custom-shape draw:style-name="gr61" draw:text-style-name="P5" draw:layer="レイアウト" svg:width="1.201cm" svg:height="1cm" svg:x="1.991cm" svg:y="37.6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2" draw:text-style-name="P35" draw:layer="layout" svg:width="0.908cm" svg:height="0.45cm" svg:x="2.292cm" svg:y="38.324cm">
          <draw:text-box>
            <text:p text:style-name="P34"><text:span text:style-name="T20">C</text:span><text:span text:style-name="T20">社</text:span></text:p>
          </draw:text-box>
        </draw:frame>
        <draw:frame draw:style-name="gr62" draw:text-style-name="P35" draw:layer="layout" svg:width="1cm" svg:height="0.45cm" svg:x="2.292cm" svg:y="38.024cm">
          <draw:text-box>
            <text:p text:style-name="P34"><text:span text:style-name="T20">B</text:span><text:span text:style-name="T20">社</text:span></text:p>
          </draw:text-box>
        </draw:frame>
        <draw:frame draw:style-name="gr63" draw:text-style-name="P35" draw:layer="layout" svg:width="1.008cm" svg:height="0.429cm" svg:x="2.292cm" svg:y="37.724cm">
          <draw:text-box>
            <text:p text:style-name="P36"><text:span text:style-name="T20">Ａ社</text:span></text:p>
          </draw:text-box>
        </draw:frame>
        <draw:frame draw:style-name="gr64" draw:text-style-name="P38" draw:layer="layout" svg:width="0.714cm" svg:height="0.463cm" svg:x="2.063cm" svg:y="37.674cm">
          <draw:text-box>
            <text:p text:style-name="P37"><text:span text:style-name="T21">■</text:span></text:p>
          </draw:text-box>
        </draw:frame>
        <draw:frame draw:style-name="gr64" draw:text-style-name="P39" draw:layer="layout" svg:width="0.714cm" svg:height="0.463cm" svg:x="2.079cm" svg:y="38.287cm">
          <draw:text-box>
            <text:p text:style-name="P37"><text:span text:style-name="T22">■</text:span></text:p>
          </draw:text-box>
        </draw:frame>
        <draw:frame draw:style-name="gr65" draw:text-style-name="P40" draw:layer="layout" svg:width="1.121cm" svg:height="0.463cm" svg:x="2.079cm" svg:y="37.987cm">
          <draw:text-box>
            <text:p text:style-name="P37"><text:span text:style-name="T23">■</text:span></text:p>
          </draw:text-box>
        </draw:frame>
        <draw:frame draw:style-name="gr59" draw:text-style-name="P31" draw:layer="layout" svg:width="0.7cm" svg:height="0.408cm" svg:x="5.5cm" svg:y="40.1cm">
          <draw:text-box draw:corner-radius="6.673cm">
            <text:p text:style-name="P30"><text:span text:style-name="T18">8</text:span></text:p>
          </draw:text-box>
        </draw:frame>
        <draw:frame draw:style-name="gr59" draw:text-style-name="P31" draw:layer="layout" svg:width="0.707cm" svg:height="0.408cm" svg:x="4.993cm" svg:y="40.1cm">
          <draw:text-box draw:corner-radius="0.1cm">
            <text:p text:style-name="P30"><text:span text:style-name="T18">7</text:span></text:p>
          </draw:text-box>
        </draw:frame>
        <draw:frame draw:style-name="gr59" draw:text-style-name="P31" draw:layer="layout" svg:width="0.707cm" svg:height="0.408cm" svg:x="4.493cm" svg:y="40.1cm">
          <draw:text-box draw:corner-radius="0.1cm">
            <text:p text:style-name="P30"><text:span text:style-name="T18">6</text:span></text:p>
          </draw:text-box>
        </draw:frame>
        <draw:frame draw:style-name="gr59" draw:text-style-name="P31" draw:layer="layout" svg:width="0.707cm" svg:height="0.408cm" svg:x="4.093cm" svg:y="40.1cm">
          <draw:text-box draw:corner-radius="0.1cm">
            <text:p text:style-name="P30"><text:span text:style-name="T18">5</text:span></text:p>
          </draw:text-box>
        </draw:frame>
        <draw:line draw:style-name="gr66" draw:text-style-name="P41" draw:layer="layout" svg:x1="1.917cm" svg:y1="39.011cm" svg:x2="2.768cm" svg:y2="39.011cm">
          <text:p/>
        </draw:line>
        <draw:line draw:style-name="gr67" draw:text-style-name="P41" draw:layer="layout" svg:x1="1.915cm" svg:y1="39.424cm" svg:x2="3.016cm" svg:y2="39.424cm">
          <text:p/>
        </draw:line>
        <draw:line draw:style-name="gr68" draw:text-style-name="P41" draw:layer="layout" svg:x1="1.917cm" svg:y1="39.874cm" svg:x2="2.467cm" svg:y2="39.874cm">
          <text:p/>
        </draw:line>
        <draw:custom-shape draw:style-name="gr69" draw:text-style-name="P5" draw:layer="レイアウト" svg:width="4.752cm" svg:height="3.626cm" svg:x="9.091cm" svg:y="37.0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5" draw:layer="レイアウト" svg:width="3.829cm" svg:height="2.476cm" svg:x="9.614cm" svg:y="37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8" draw:text-style-name="P5" draw:layer="layout" svg:x1="9.516cm" svg:y1="38.81cm" svg:x2="13.43cm" svg:y2="38.81cm">
          <text:p/>
        </draw:line>
        <draw:line draw:style-name="gr58" draw:text-style-name="P5" draw:layer="layout" svg:x1="9.516cm" svg:y1="39.65cm" svg:x2="13.43cm" svg:y2="39.65cm">
          <text:p/>
        </draw:line>
        <draw:line draw:style-name="gr58" draw:text-style-name="P5" draw:layer="layout" svg:x1="9.516cm" svg:y1="37.97cm" svg:x2="13.43cm" svg:y2="37.97cm">
          <text:p/>
        </draw:line>
        <draw:line draw:style-name="gr58" draw:text-style-name="P5" draw:layer="layout" svg:x1="9.516cm" svg:y1="39.208cm" svg:x2="13.43cm" svg:y2="39.208cm">
          <text:p/>
        </draw:line>
        <draw:line draw:style-name="gr58" draw:text-style-name="P5" draw:layer="layout" svg:x1="9.516cm" svg:y1="38.412cm" svg:x2="13.43cm" svg:y2="38.412cm">
          <text:p/>
        </draw:line>
        <draw:line draw:style-name="gr58" draw:text-style-name="P5" draw:layer="layout" svg:x1="12.962cm" svg:y1="37.572cm" svg:x2="12.962cm" svg:y2="40.137cm">
          <text:p/>
        </draw:line>
        <draw:line draw:style-name="gr58" draw:text-style-name="P5" draw:layer="layout" svg:x1="12.495cm" svg:y1="37.572cm" svg:x2="12.495cm" svg:y2="40.137cm">
          <text:p/>
        </draw:line>
        <draw:line draw:style-name="gr58" draw:text-style-name="P5" draw:layer="layout" svg:x1="12.026cm" svg:y1="37.572cm" svg:x2="12.026cm" svg:y2="40.137cm">
          <text:p/>
        </draw:line>
        <draw:line draw:style-name="gr58" draw:text-style-name="P5" draw:layer="layout" svg:x1="11.559cm" svg:y1="37.572cm" svg:x2="11.559cm" svg:y2="40.137cm">
          <text:p/>
        </draw:line>
        <draw:line draw:style-name="gr58" draw:text-style-name="P5" draw:layer="layout" svg:x1="11.048cm" svg:y1="37.572cm" svg:x2="11.048cm" svg:y2="40.137cm">
          <text:p/>
        </draw:line>
        <draw:line draw:style-name="gr58" draw:text-style-name="P5" draw:layer="layout" svg:x1="10.58cm" svg:y1="37.572cm" svg:x2="10.58cm" svg:y2="40.137cm">
          <text:p/>
        </draw:line>
        <draw:line draw:style-name="gr58" draw:text-style-name="P5" draw:layer="layout" svg:x1="10.069cm" svg:y1="37.572cm" svg:x2="10.069cm" svg:y2="40.137cm">
          <text:p/>
        </draw:line>
        <draw:custom-shape draw:style-name="gr70" draw:text-style-name="P28" draw:layer="レイアウト" svg:width="1.2cm" svg:height="0.4cm" svg:x="9.1cm" svg:y="35.467cm">
          <text:p text:style-name="P20"><text:span text:style-name="T16">発注別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7" draw:text-style-name="P5" draw:layer="レイアウト" svg:width="3.829cm" svg:height="2.476cm" svg:x="9.615cm" svg:y="37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8" draw:text-style-name="P5" draw:layer="layout" svg:x1="9.516cm" svg:y1="38.81cm" svg:x2="13.43cm" svg:y2="38.81cm">
          <text:p/>
        </draw:line>
        <draw:line draw:style-name="gr58" draw:text-style-name="P5" draw:layer="layout" svg:x1="9.516cm" svg:y1="39.65cm" svg:x2="13.43cm" svg:y2="39.65cm">
          <text:p/>
        </draw:line>
        <draw:line draw:style-name="gr58" draw:text-style-name="P5" draw:layer="layout" svg:x1="9.516cm" svg:y1="37.97cm" svg:x2="13.43cm" svg:y2="37.97cm">
          <text:p/>
        </draw:line>
        <draw:line draw:style-name="gr58" draw:text-style-name="P5" draw:layer="layout" svg:x1="9.516cm" svg:y1="39.208cm" svg:x2="13.43cm" svg:y2="39.208cm">
          <text:p/>
        </draw:line>
        <draw:line draw:style-name="gr58" draw:text-style-name="P5" draw:layer="layout" svg:x1="9.516cm" svg:y1="38.412cm" svg:x2="13.43cm" svg:y2="38.412cm">
          <text:p/>
        </draw:line>
        <draw:line draw:style-name="gr58" draw:text-style-name="P5" draw:layer="layout" svg:x1="12.963cm" svg:y1="37.572cm" svg:x2="12.963cm" svg:y2="40.137cm">
          <text:p/>
        </draw:line>
        <draw:line draw:style-name="gr58" draw:text-style-name="P5" draw:layer="layout" svg:x1="12.495cm" svg:y1="37.572cm" svg:x2="12.495cm" svg:y2="40.137cm">
          <text:p/>
        </draw:line>
        <draw:line draw:style-name="gr58" draw:text-style-name="P5" draw:layer="layout" svg:x1="12.057cm" svg:y1="37.566cm" svg:x2="12.057cm" svg:y2="40.131cm">
          <text:p/>
        </draw:line>
        <draw:line draw:style-name="gr58" draw:text-style-name="P5" draw:layer="layout" svg:x1="11.593cm" svg:y1="37.567cm" svg:x2="11.593cm" svg:y2="40.132cm">
          <text:p/>
        </draw:line>
        <draw:line draw:style-name="gr58" draw:text-style-name="P5" draw:layer="layout" svg:x1="11.048cm" svg:y1="37.572cm" svg:x2="11.048cm" svg:y2="40.137cm">
          <text:p/>
        </draw:line>
        <draw:line draw:style-name="gr58" draw:text-style-name="P5" draw:layer="layout" svg:x1="10.592cm" svg:y1="37.567cm" svg:x2="10.592cm" svg:y2="40.132cm">
          <text:p/>
        </draw:line>
        <draw:line draw:style-name="gr58" draw:text-style-name="P5" draw:layer="layout" svg:x1="10.07cm" svg:y1="37.572cm" svg:x2="10.07cm" svg:y2="40.137cm">
          <text:p/>
        </draw:line>
        <draw:frame draw:style-name="gr59" draw:text-style-name="P42" draw:layer="layout" svg:width="0.757cm" svg:height="0.408cm" svg:x="11.343cm" svg:y="40.067cm">
          <draw:text-box>
            <text:p text:style-name="P30"><text:span text:style-name="T24">4</text:span></text:p>
          </draw:text-box>
        </draw:frame>
        <draw:frame draw:style-name="gr59" draw:text-style-name="P31" draw:layer="layout" svg:width="0.707cm" svg:height="0.408cm" svg:x="10.793cm" svg:y="40.067cm">
          <draw:text-box draw:corner-radius="0.1cm">
            <text:p text:style-name="P30"><text:span text:style-name="T18">3</text:span></text:p>
          </draw:text-box>
        </draw:frame>
        <draw:frame draw:style-name="gr59" draw:text-style-name="P31" draw:layer="layout" svg:width="0.601cm" svg:height="0.408cm" svg:x="10.3cm" svg:y="40.067cm">
          <draw:text-box>
            <text:p text:style-name="P30"><text:span text:style-name="T18">2</text:span></text:p>
          </draw:text-box>
        </draw:frame>
        <draw:frame draw:style-name="gr59" draw:text-style-name="P31" draw:layer="layout" svg:width="0.6cm" svg:height="0.408cm" svg:x="9.8cm" svg:y="40.067cm">
          <draw:text-box>
            <text:p text:style-name="P30"><text:span text:style-name="T18">1</text:span></text:p>
          </draw:text-box>
        </draw:frame>
        <draw:frame draw:style-name="gr59" draw:text-style-name="P31" draw:layer="layout" svg:width="0.651cm" svg:height="0.408cm" svg:x="9.349cm" svg:y="40.067cm">
          <draw:text-box>
            <text:p text:style-name="P30"><text:span text:style-name="T18">0</text:span></text:p>
          </draw:text-box>
        </draw:frame>
        <draw:frame draw:style-name="gr60" draw:text-style-name="P33" draw:layer="layout" svg:width="1.353cm" svg:height="0.535cm" svg:x="10.896cm" svg:y="37.067cm">
          <draw:text-box>
            <text:p text:style-name="P32"><text:span text:style-name="T19">受注別</text:span></text:p>
          </draw:text-box>
        </draw:frame>
        <draw:custom-shape draw:style-name="gr61" draw:text-style-name="P5" draw:layer="レイアウト" svg:width="1.201cm" svg:height="1cm" svg:x="9.691cm" svg:y="37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2" draw:text-style-name="P35" draw:layer="layout" svg:width="0.908cm" svg:height="0.45cm" svg:x="9.992cm" svg:y="38.317cm">
          <draw:text-box>
            <text:p text:style-name="P34"><text:span text:style-name="T20">C</text:span><text:span text:style-name="T20">社</text:span></text:p>
          </draw:text-box>
        </draw:frame>
        <draw:frame draw:style-name="gr62" draw:text-style-name="P35" draw:layer="layout" svg:width="1cm" svg:height="0.45cm" svg:x="9.992cm" svg:y="38.017cm">
          <draw:text-box>
            <text:p text:style-name="P34"><text:span text:style-name="T20">B</text:span><text:span text:style-name="T20">社</text:span></text:p>
          </draw:text-box>
        </draw:frame>
        <draw:frame draw:style-name="gr63" draw:text-style-name="P35" draw:layer="layout" svg:width="0.908cm" svg:height="0.429cm" svg:x="9.992cm" svg:y="37.717cm">
          <draw:text-box>
            <text:p text:style-name="P36"><text:span text:style-name="T20">Ａ社</text:span></text:p>
          </draw:text-box>
        </draw:frame>
        <draw:frame draw:style-name="gr64" draw:text-style-name="P38" draw:layer="layout" svg:width="0.714cm" svg:height="0.463cm" svg:x="9.763cm" svg:y="37.667cm">
          <draw:text-box>
            <text:p text:style-name="P37"><text:span text:style-name="T21">■</text:span></text:p>
          </draw:text-box>
        </draw:frame>
        <draw:frame draw:style-name="gr71" draw:text-style-name="P39" draw:layer="layout" svg:width="0.714cm" svg:height="0.489cm" svg:x="9.779cm" svg:y="38.28cm">
          <draw:text-box>
            <text:p text:style-name="P37"><text:span text:style-name="T22">■</text:span></text:p>
          </draw:text-box>
        </draw:frame>
        <draw:frame draw:style-name="gr64" draw:text-style-name="P40" draw:layer="layout" svg:width="0.714cm" svg:height="0.463cm" svg:x="9.779cm" svg:y="37.98cm">
          <draw:text-box>
            <text:p text:style-name="P37"><text:span text:style-name="T23">■</text:span></text:p>
          </draw:text-box>
        </draw:frame>
        <draw:frame draw:style-name="gr59" draw:text-style-name="P31" draw:layer="layout" svg:width="0.707cm" svg:height="0.408cm" svg:x="13.193cm" svg:y="40.067cm">
          <draw:text-box draw:corner-radius="6.673cm">
            <text:p text:style-name="P30"><text:span text:style-name="T18">8</text:span></text:p>
          </draw:text-box>
        </draw:frame>
        <draw:frame draw:style-name="gr59" draw:text-style-name="P31" draw:layer="layout" svg:width="0.707cm" svg:height="0.408cm" svg:x="12.693cm" svg:y="40.067cm">
          <draw:text-box draw:corner-radius="0.1cm">
            <text:p text:style-name="P30"><text:span text:style-name="T18">7</text:span></text:p>
          </draw:text-box>
        </draw:frame>
        <draw:frame draw:style-name="gr59" draw:text-style-name="P31" draw:layer="layout" svg:width="0.707cm" svg:height="0.408cm" svg:x="12.193cm" svg:y="40.067cm">
          <draw:text-box draw:corner-radius="0.1cm">
            <text:p text:style-name="P30"><text:span text:style-name="T18">6</text:span></text:p>
          </draw:text-box>
        </draw:frame>
        <draw:frame draw:style-name="gr59" draw:text-style-name="P31" draw:layer="layout" svg:width="0.707cm" svg:height="0.408cm" svg:x="11.793cm" svg:y="40.067cm">
          <draw:text-box draw:corner-radius="0.1cm">
            <text:p text:style-name="P30"><text:span text:style-name="T18">5</text:span></text:p>
          </draw:text-box>
        </draw:frame>
        <draw:line draw:style-name="gr66" draw:text-style-name="P5" draw:layer="layout" svg:x1="9.617cm" svg:y1="39.004cm" svg:x2="10.891cm" svg:y2="39.017cm">
          <text:p/>
        </draw:line>
        <draw:line draw:style-name="gr67" draw:text-style-name="P5" draw:layer="layout" svg:x1="9.615cm" svg:y1="39.417cm" svg:x2="10.542cm" svg:y2="39.417cm">
          <text:p/>
        </draw:line>
        <draw:line draw:style-name="gr68" draw:text-style-name="P5" draw:layer="layout" svg:x1="9.617cm" svg:y1="39.867cm" svg:x2="10.041cm" svg:y2="39.867cm">
          <text:p/>
        </draw:line>
        <draw:frame draw:style-name="gr8" draw:text-style-name="P14" draw:layer="layout" svg:width="1.33cm" svg:height="0.505cm" svg:x="8.97cm" svg:y="34.815cm">
          <draw:text-box>
            <text:p text:style-name="P13"><text:span text:style-name="T8">Fig8.2</text:span></text:p>
          </draw:text-box>
        </draw:frame>
        <draw:frame draw:style-name="gr8" draw:text-style-name="P14" draw:layer="layout" svg:width="1.33cm" svg:height="0.505cm" svg:x="1.2cm" svg:y="34.895cm">
          <draw:text-box>
            <text:p text:style-name="P13"><text:span text:style-name="T8">Fig8.1</text:span></text:p>
          </draw:text-box>
        </draw:frame>
        <draw:rect draw:style-name="gr20" draw:text-style-name="P5" draw:layer="layout" svg:width="5.4cm" svg:height="6.1cm" svg:x="1.1cm" svg:y="34.9cm">
          <text:p/>
        </draw:rect>
        <draw:rect draw:style-name="gr20" draw:text-style-name="P5" draw:layer="layout" svg:width="5.4cm" svg:height="6.1cm" svg:x="8.8cm" svg:y="34.867cm">
          <text:p/>
        </draw:rect>
        <draw:custom-shape draw:style-name="gr72" draw:text-style-name="P25" draw:layer="レイアウト" svg:width="1.035cm" svg:height="0.17cm" svg:x="16.891cm" svg:y="29.86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5" draw:layer="レイアウト" svg:width="1.034cm" svg:height="0.17cm" svg:x="16.896cm" svg:y="30.14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3" draw:layer="レイアウト" svg:width="0.321cm" svg:height="0.17cm" svg:x="17.969cm" svg:y="30.144cm">
          <text:p text:style-name="P15"><text:span text:style-name="T25">編集</text:span></text:p>
          <draw:enhanced-geometry svg:viewBox="0 0 21600 21600" draw:type="rectangle" draw:enhanced-path="M 0 0 L 21600 0 21600 21600 0 21600 0 0 Z N"/>
        </draw:custom-shape>
        <draw:custom-shape draw:style-name="gr11" draw:text-style-name="P43" draw:layer="レイアウト" svg:width="0.322cm" svg:height="0.17cm" svg:x="17.966cm" svg:y="29.863cm">
          <text:p text:style-name="P15"><text:span text:style-name="T25">編集</text:span></text:p>
          <draw:enhanced-geometry svg:viewBox="0 0 21600 21600" draw:type="rectangle" draw:enhanced-path="M 0 0 L 21600 0 21600 21600 0 21600 0 0 Z N"/>
        </draw:custom-shape>
        <draw:custom-shape draw:style-name="gr74" draw:text-style-name="P43" draw:layer="レイアウト" svg:width="0.691cm" svg:height="0.155cm" svg:x="16.8cm" svg:y="29.613cm">
          <text:p text:style-name="P15"><text:span text:style-name="T25">管理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5" draw:layer="レイアウト" svg:width="1.034cm" svg:height="0.17cm" svg:x="16.888cm" svg:y="31.14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3" draw:layer="レイアウト" svg:width="0.322cm" svg:height="0.17cm" svg:x="17.96cm" svg:y="31.145cm">
          <text:p text:style-name="P15"><text:span text:style-name="T25">編集</text:span></text:p>
          <draw:enhanced-geometry svg:viewBox="0 0 21600 21600" draw:type="rectangle" draw:enhanced-path="M 0 0 L 21600 0 21600 21600 0 21600 0 0 Z N"/>
        </draw:custom-shape>
        <draw:custom-shape draw:style-name="gr11" draw:text-style-name="P43" draw:layer="レイアウト" svg:width="0.321cm" svg:height="0.169cm" svg:x="17.958cm" svg:y="30.865cm">
          <text:p text:style-name="P15"><text:span text:style-name="T25">追加</text:span></text:p>
          <draw:enhanced-geometry svg:viewBox="0 0 21600 21600" draw:type="rectangle" draw:enhanced-path="M 0 0 L 21600 0 21600 21600 0 21600 0 0 Z N"/>
        </draw:custom-shape>
        <draw:custom-shape draw:style-name="gr74" draw:text-style-name="P43" draw:layer="レイアウト" svg:width="0.691cm" svg:height="0.155cm" svg:x="16.8cm" svg:y="30.865cm">
          <text:p text:style-name="P15"><text:span text:style-name="T25">ユーザ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5" draw:text-style-name="P44" draw:layer="layout" svg:width="1.956cm" svg:height="0.535cm" svg:x="16.827cm" svg:y="29.005cm">
          <draw:text-box>
            <text:p text:style-name="P20"><text:span text:style-name="T11">管理者画面</text:span></text:p>
          </draw:text-box>
        </draw:frame>
        <draw:frame draw:style-name="gr76" draw:text-style-name="P46" draw:layer="layout" svg:width="1.666cm" svg:height="0.569cm" svg:x="21.9cm" svg:y="30.331cm">
          <draw:text-box>
            <text:p text:style-name="P45"><text:span text:style-name="T26">編集</text:span></text:p>
          </draw:text-box>
        </draw:frame>
        <draw:custom-shape draw:style-name="gr77" draw:text-style-name="P5" draw:layer="レイアウト" svg:width="1.054cm" svg:height="0.172cm" svg:x="23.432cm" svg:y="31.047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5" draw:layer="レイアウト" svg:width="1.055cm" svg:height="0.172cm" svg:x="24.594cm" svg:y="31.047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47" draw:layer="レイアウト" svg:width="0.704cm" svg:height="0.158cm" svg:x="22.577cm" svg:y="31.047cm">
          <text:p text:style-name="P15"><text:span text:style-name="T25">名前</text:span></text:p>
          <draw:enhanced-geometry svg:viewBox="0 0 21600 21600" draw:type="rectangle" draw:enhanced-path="M 0 0 L 21600 0 21600 21600 0 21600 0 0 Z N"/>
        </draw:custom-shape>
        <draw:custom-shape draw:style-name="gr77" draw:text-style-name="P5" draw:layer="レイアウト" svg:width="1.054cm" svg:height="0.173cm" svg:x="23.443cm" svg:y="31.32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47" draw:layer="レイアウト" svg:width="0.704cm" svg:height="0.158cm" svg:x="22.588cm" svg:y="31.325cm">
          <text:p text:style-name="P19"><text:span text:style-name="T25">ID</text:span></text:p>
          <draw:enhanced-geometry svg:viewBox="0 0 21600 21600" draw:type="rectangle" draw:enhanced-path="M 0 0 L 21600 0 21600 21600 0 21600 0 0 Z N"/>
        </draw:custom-shape>
        <draw:custom-shape draw:style-name="gr77" draw:text-style-name="P5" draw:layer="レイアウト" svg:width="1.054cm" svg:height="0.172cm" svg:x="23.436cm" svg:y="31.598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47" draw:layer="レイアウト" svg:width="0.704cm" svg:height="0.157cm" svg:x="22.581cm" svg:y="31.598cm">
          <text:p text:style-name="P15"><text:span text:style-name="T25">パスワード</text:span></text:p>
          <draw:enhanced-geometry svg:viewBox="0 0 21600 21600" draw:type="rectangle" draw:enhanced-path="M 0 0 L 21600 0 21600 21600 0 21600 0 0 Z N"/>
        </draw:custom-shape>
        <draw:custom-shape draw:style-name="gr77" draw:text-style-name="P5" draw:layer="レイアウト" svg:width="1.054cm" svg:height="0.172cm" svg:x="23.436cm" svg:y="31.92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47" draw:layer="レイアウト" svg:width="0.704cm" svg:height="0.157cm" svg:x="22.581cm" svg:y="31.926cm">
          <text:p text:style-name="P15"><text:span text:style-name="T25">メールアドレ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5" draw:layer="レイアウト" svg:width="1.054cm" svg:height="0.172cm" svg:x="23.443cm" svg:y="32.27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47" draw:layer="レイアウト" svg:width="0.704cm" svg:height="0.158cm" svg:x="22.588cm" svg:y="32.276cm">
          <text:p text:style-name="P19"><text:span text:style-name="T25">Tel</text:span></text:p>
          <draw:enhanced-geometry svg:viewBox="0 0 21600 21600" draw:type="rectangle" draw:enhanced-path="M 0 0 L 21600 0 21600 21600 0 21600 0 0 Z N"/>
        </draw:custom-shape>
        <draw:custom-shape draw:style-name="gr77" draw:text-style-name="P5" draw:layer="レイアウト" svg:width="1.054cm" svg:height="0.172cm" svg:x="23.436cm" svg:y="32.598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47" draw:layer="レイアウト" svg:width="0.704cm" svg:height="0.008cm" svg:x="22.581cm" svg:y="32.748cm">
          <text:p text:style-name="P15"><text:span text:style-name="T25">所属</text:span></text:p>
          <text:p text:style-name="P15"><text:span text:style-name="T25"/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76" draw:text-style-name="P46" draw:layer="layout" svg:width="1.666cm" svg:height="0.569cm" svg:x="21.966cm" svg:y="32.931cm">
          <draw:text-box>
            <text:p text:style-name="P45"><text:span text:style-name="T26">通知</text:span></text:p>
          </draw:text-box>
        </draw:frame>
        <draw:custom-shape draw:style-name="gr80" draw:text-style-name="P49" draw:layer="レイアウト" svg:width="1.054cm" svg:height="0.172cm" svg:x="23.486cm" svg:y="33.577cm">
          <text:p text:style-name="P48"><text:span text:style-name="T25">　　</text:span><text:span text:style-name="T25">3</text:span><text:span text:style-name="T25">日前　　▼</text:span></text:p>
          <draw:enhanced-geometry svg:viewBox="0 0 21600 21600" draw:type="rectangle" draw:enhanced-path="M 0 0 L 21600 0 21600 21600 0 21600 0 0 Z N"/>
        </draw:custom-shape>
        <draw:custom-shape draw:style-name="gr79" draw:text-style-name="P47" draw:layer="レイアウト" svg:width="0.704cm" svg:height="0.157cm" svg:x="22.631cm" svg:y="33.577cm">
          <text:p text:style-name="P15"><text:span text:style-name="T25">見積書</text:span></text:p>
          <draw:enhanced-geometry svg:viewBox="0 0 21600 21600" draw:type="rectangle" draw:enhanced-path="M 0 0 L 21600 0 21600 21600 0 21600 0 0 Z N"/>
        </draw:custom-shape>
        <draw:custom-shape draw:style-name="gr80" draw:text-style-name="P47" draw:layer="レイアウト" svg:width="1.054cm" svg:height="0.172cm" svg:x="23.491cm" svg:y="33.861cm">
          <text:p text:style-name="P19"><text:span text:style-name="T25">10</text:span><text:span text:style-name="T25">日以内</text:span></text:p>
          <draw:enhanced-geometry svg:viewBox="0 0 21600 21600" draw:type="rectangle" draw:enhanced-path="M 0 0 L 21600 0 21600 21600 0 21600 0 0 Z N"/>
        </draw:custom-shape>
        <draw:custom-shape draw:style-name="gr79" draw:text-style-name="P47" draw:layer="レイアウト" svg:width="0.704cm" svg:height="0.157cm" svg:x="22.642cm" svg:y="33.855cm">
          <text:p text:style-name="P15"><text:span text:style-name="T25">発注書</text:span></text:p>
          <draw:enhanced-geometry svg:viewBox="0 0 21600 21600" draw:type="rectangle" draw:enhanced-path="M 0 0 L 21600 0 21600 21600 0 21600 0 0 Z N"/>
        </draw:custom-shape>
        <draw:custom-shape draw:style-name="gr77" draw:text-style-name="P5" draw:layer="レイアウト" svg:width="1.054cm" svg:height="0.172cm" svg:x="23.49cm" svg:y="34.154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47" draw:layer="レイアウト" svg:width="0.704cm" svg:height="0.158cm" svg:x="22.635cm" svg:y="34.127cm">
          <text:p text:style-name="P15"><text:span text:style-name="T25">納品書</text:span></text:p>
          <draw:enhanced-geometry svg:viewBox="0 0 21600 21600" draw:type="rectangle" draw:enhanced-path="M 0 0 L 21600 0 21600 21600 0 21600 0 0 Z N"/>
        </draw:custom-shape>
        <draw:custom-shape draw:style-name="gr77" draw:text-style-name="P5" draw:layer="レイアウト" svg:width="1.054cm" svg:height="0.172cm" svg:x="23.49cm" svg:y="34.45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47" draw:layer="レイアウト" svg:width="0.704cm" svg:height="0.158cm" svg:x="22.635cm" svg:y="34.455cm">
          <text:p text:style-name="P15"><text:span text:style-name="T25">請求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5" draw:layer="レイアウト" svg:width="1.054cm" svg:height="0.172cm" svg:x="23.497cm" svg:y="34.80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47" draw:layer="レイアウト" svg:width="0.704cm" svg:height="0.158cm" svg:x="22.642cm" svg:y="34.805cm">
          <text:p text:style-name="P15"><text:span text:style-name="T25">領収書</text:span></text:p>
          <draw:enhanced-geometry svg:viewBox="0 0 21600 21600" draw:type="rectangle" draw:enhanced-path="M 0 0 L 21600 0 21600 21600 0 21600 0 0 Z N"/>
        </draw:custom-shape>
        <draw:custom-shape draw:style-name="gr81" draw:text-style-name="P47" draw:layer="レイアウト" svg:width="0.705cm" svg:height="0.157cm" svg:x="24.68cm" svg:y="33.299cm">
          <text:p text:style-name="P15"><text:span text:style-name="T25">全員</text:span></text:p>
          <draw:enhanced-geometry svg:viewBox="0 0 21600 21600" draw:type="rectangle" draw:enhanced-path="M 0 0 L 21600 0 21600 21600 0 21600 0 0 Z N"/>
        </draw:custom-shape>
        <draw:custom-shape draw:style-name="gr79" draw:text-style-name="P47" draw:layer="レイアウト" svg:width="0.704cm" svg:height="0.157cm" svg:x="25.532cm" svg:y="33.299cm">
          <text:p text:style-name="P15"><text:span text:style-name="T25">本人のみ</text:span></text:p>
          <draw:enhanced-geometry svg:viewBox="0 0 21600 21600" draw:type="rectangle" draw:enhanced-path="M 0 0 L 21600 0 21600 21600 0 21600 0 0 Z N"/>
        </draw:custom-shape>
        <draw:circle draw:style-name="gr51" draw:text-style-name="P5" draw:layer="layout" svg:width="0.2cm" svg:height="0.2cm" svg:x="24.934cm" svg:y="33.548cm">
          <text:p/>
        </draw:circle>
        <draw:circle draw:style-name="gr51" draw:text-style-name="P5" draw:layer="layout" svg:width="0.2cm" svg:height="0.2cm" svg:x="24.934cm" svg:y="33.848cm">
          <text:p/>
        </draw:circle>
        <draw:circle draw:style-name="gr51" draw:text-style-name="P5" draw:layer="layout" svg:width="0.2cm" svg:height="0.2cm" svg:x="24.934cm" svg:y="34.149cm">
          <text:p/>
        </draw:circle>
        <draw:circle draw:style-name="gr51" draw:text-style-name="P5" draw:layer="layout" svg:width="0.2cm" svg:height="0.2cm" svg:x="24.934cm" svg:y="34.449cm">
          <text:p/>
        </draw:circle>
        <draw:circle draw:style-name="gr51" draw:text-style-name="P5" draw:layer="layout" svg:width="0.2cm" svg:height="0.2cm" svg:x="24.934cm" svg:y="34.799cm">
          <text:p/>
        </draw:circle>
        <draw:circle draw:style-name="gr51" draw:text-style-name="P5" draw:layer="layout" svg:width="0.2cm" svg:height="0.2cm" svg:x="24.934cm" svg:y="33.849cm">
          <text:p/>
        </draw:circle>
        <draw:circle draw:style-name="gr51" draw:text-style-name="P5" draw:layer="layout" svg:width="0.2cm" svg:height="0.2cm" svg:x="24.934cm" svg:y="34.149cm">
          <text:p/>
        </draw:circle>
        <draw:circle draw:style-name="gr51" draw:text-style-name="P5" draw:layer="layout" svg:width="0.2cm" svg:height="0.2cm" svg:x="24.934cm" svg:y="34.449cm">
          <text:p/>
        </draw:circle>
        <draw:circle draw:style-name="gr51" draw:text-style-name="P5" draw:layer="layout" svg:width="0.2cm" svg:height="0.2cm" svg:x="24.934cm" svg:y="34.799cm">
          <text:p/>
        </draw:circle>
        <draw:circle draw:style-name="gr51" draw:text-style-name="P5" draw:layer="layout" svg:width="0.2cm" svg:height="0.2cm" svg:x="25.785cm" svg:y="33.549cm">
          <text:p/>
        </draw:circle>
        <draw:circle draw:style-name="gr51" draw:text-style-name="P5" draw:layer="layout" svg:width="0.2cm" svg:height="0.2cm" svg:x="25.785cm" svg:y="33.849cm">
          <text:p/>
        </draw:circle>
        <draw:circle draw:style-name="gr51" draw:text-style-name="P5" draw:layer="layout" svg:width="0.2cm" svg:height="0.2cm" svg:x="25.785cm" svg:y="34.149cm">
          <text:p/>
        </draw:circle>
        <draw:circle draw:style-name="gr51" draw:text-style-name="P5" draw:layer="layout" svg:width="0.2cm" svg:height="0.2cm" svg:x="25.785cm" svg:y="34.449cm">
          <text:p/>
        </draw:circle>
        <draw:circle draw:style-name="gr51" draw:text-style-name="P5" draw:layer="layout" svg:width="0.2cm" svg:height="0.2cm" svg:x="25.785cm" svg:y="34.799cm">
          <text:p/>
        </draw:circle>
        <draw:ellipse draw:style-name="gr51" draw:text-style-name="P5" draw:layer="layout" svg:width="0.201cm" svg:height="0.2cm" svg:x="25.785cm" svg:y="33.849cm">
          <text:p/>
        </draw:ellipse>
        <draw:ellipse draw:style-name="gr51" draw:text-style-name="P5" draw:layer="layout" svg:width="0.201cm" svg:height="0.2cm" svg:x="25.785cm" svg:y="34.15cm">
          <text:p/>
        </draw:ellipse>
        <draw:ellipse draw:style-name="gr51" draw:text-style-name="P5" draw:layer="layout" svg:width="0.201cm" svg:height="0.2cm" svg:x="25.785cm" svg:y="34.45cm">
          <text:p/>
        </draw:ellipse>
        <draw:ellipse draw:style-name="gr51" draw:text-style-name="P5" draw:layer="layout" svg:width="0.201cm" svg:height="0.2cm" svg:x="25.785cm" svg:y="34.8cm">
          <text:p/>
        </draw:ellipse>
        <draw:circle draw:style-name="gr82" draw:text-style-name="P5" draw:layer="layout" svg:width="0.1cm" svg:height="0.1cm" svg:x="24.984cm" svg:y="33.598cm">
          <text:p/>
        </draw:circle>
        <draw:frame draw:style-name="gr8" draw:text-style-name="P14" draw:layer="layout" svg:width="1.33cm" svg:height="0.505cm" svg:x="16.8cm" svg:y="28.4cm">
          <draw:text-box>
            <text:p text:style-name="P13"><text:span text:style-name="T8">Fig9</text:span></text:p>
          </draw:text-box>
        </draw:frame>
        <draw:frame draw:style-name="gr8" draw:text-style-name="P14" draw:layer="layout" svg:width="1.33cm" svg:height="0.505cm" svg:x="22.566cm" svg:y="29.99cm">
          <draw:text-box>
            <text:p text:style-name="P13"><text:span text:style-name="T8">Fig9.1</text:span></text:p>
          </draw:text-box>
        </draw:frame>
        <draw:rect draw:style-name="gr20" draw:text-style-name="P5" draw:layer="layout" svg:width="2.2cm" svg:height="3.3cm" svg:x="16.6cm" svg:y="28.3cm">
          <text:p/>
        </draw:rect>
        <draw:rect draw:style-name="gr20" draw:text-style-name="P5" draw:layer="layout" svg:width="4.5cm" svg:height="5.5cm" svg:x="22.066cm" svg:y="29.9cm">
          <text:p/>
        </draw:rect>
        <draw:line draw:style-name="gr83" draw:text-style-name="P5" draw:layer="layout" svg:x1="13.3cm" svg:y1="22.5cm" svg:x2="1.9cm" svg:y2="22.497cm">
          <text:p/>
        </draw:line>
        <draw:line draw:style-name="gr84" draw:text-style-name="P5" draw:layer="layout" svg:x1="1.9cm" svg:y1="22.5cm" svg:x2="1.9cm" svg:y2="23.1cm">
          <text:p/>
        </draw:line>
        <draw:line draw:style-name="gr83" draw:text-style-name="P5" draw:layer="layout" svg:x1="22cm" svg:y1="22.5cm" svg:x2="17.6cm" svg:y2="22.5cm">
          <text:p/>
        </draw:line>
        <draw:line draw:style-name="gr84" draw:text-style-name="P5" draw:layer="layout" svg:x1="22cm" svg:y1="22.5cm" svg:x2="22cm" svg:y2="23.1cm">
          <text:p/>
        </draw:line>
        <draw:line draw:style-name="gr84" draw:text-style-name="P5" draw:layer="layout" svg:x1="16.6cm" svg:y1="23.9cm" svg:x2="16.6cm" svg:y2="28.3cm">
          <text:p/>
        </draw:line>
        <draw:line draw:style-name="gr84" draw:text-style-name="P5" draw:layer="layout" svg:x1="18.3cm" svg:y1="29.9cm" svg:x2="22.1cm" svg:y2="29.9cm">
          <text:p/>
        </draw:line>
        <draw:line draw:style-name="gr84" draw:text-style-name="P5" draw:layer="layout" svg:x1="1.082cm" svg:y1="33.9cm" svg:x2="1.082cm" svg:y2="34.9cm">
          <text:p/>
        </draw:line>
        <draw:line draw:style-name="gr84" draw:text-style-name="P5" draw:layer="layout" svg:x1="8.9cm" svg:y1="26cm" svg:x2="8.8cm" svg:y2="34.9cm">
          <text:p/>
        </draw:line>
        <draw:line draw:style-name="gr84" draw:text-style-name="P5" draw:layer="layout" svg:x1="1.9cm" svg:y1="13cm" svg:x2="1.9cm" svg:y2="13.6cm">
          <text:p/>
        </draw:line>
        <draw:line draw:style-name="gr84" draw:text-style-name="P5" draw:layer="layout" svg:x1="21.4cm" svg:y1="13.8cm" svg:x2="22cm" svg:y2="13.8cm">
          <text:p/>
        </draw:line>
        <draw:line draw:style-name="gr84" draw:text-style-name="P5" draw:layer="layout" svg:x1="14.9cm" svg:y1="2.6cm" svg:x2="22.6cm" svg:y2="2.6cm">
          <text:p/>
        </draw:line>
        <draw:line draw:style-name="gr84" draw:text-style-name="P5" draw:layer="layout" svg:x1="7.5cm" svg:y1="1.6cm" svg:x2="7.5cm" svg:y2="2.2cm">
          <text:p/>
        </draw:line>
        <draw:line draw:style-name="gr83" draw:text-style-name="P5" draw:layer="layout" svg:x1="13.3cm" svg:y1="21.4cm" svg:x2="7.7cm" svg:y2="21.4cm">
          <text:p/>
        </draw:line>
        <draw:line draw:style-name="gr83" draw:text-style-name="P5" draw:layer="layout" svg:x1="7.7cm" svg:y1="13.001cm" svg:x2="1.9cm" svg:y2="13cm">
          <text:p/>
        </draw:line>
        <draw:line draw:style-name="gr83" draw:text-style-name="P5" draw:layer="layout" svg:x1="7.7cm" svg:y1="21.4cm" svg:x2="7.7cm" svg:y2="13cm">
          <text:p/>
        </draw:line>
        <draw:line draw:style-name="gr83" draw:text-style-name="P5" draw:layer="layout" svg:x1="21.4cm" svg:y1="21.402cm" svg:x2="17.6cm" svg:y2="21.4cm">
          <text:p/>
        </draw:line>
        <draw:line draw:style-name="gr83" draw:text-style-name="P5" draw:layer="layout" svg:x1="21.4cm" svg:y1="21.4cm" svg:x2="21.4cm" svg:y2="13.8cm">
          <text:p/>
        </draw:line>
        <draw:custom-shape draw:style-name="gr72" draw:text-style-name="P5" draw:layer="レイアウト" svg:width="1.035cm" svg:height="0.171cm" svg:x="2.3cm" svg:y="6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5" draw:layer="レイアウト" svg:width="1.036cm" svg:height="0.171cm" svg:x="4.604cm" svg:y="7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5" draw:layer="レイアウト" svg:width="1.036cm" svg:height="0.17cm" svg:x="2.29cm" svg:y="8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5" draw:layer="レイアウト" svg:width="1.035cm" svg:height="0.17cm" svg:x="2.3cm" svg:y="6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5" draw:layer="レイアウト" svg:width="1.035cm" svg:height="0.171cm" svg:x="2.3cm" svg:y="7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5" draw:layer="レイアウト" svg:width="1.036cm" svg:height="0.171cm" svg:x="4.604cm" svg:y="6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5" draw:layer="レイアウト" svg:width="1.036cm" svg:height="0.171cm" svg:x="4.604cm" svg:y="7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5" draw:layer="レイアウト" svg:width="1.036cm" svg:height="0.17cm" svg:x="4.604cm" svg:y="6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レイアウト" svg:width="0.322cm" svg:height="0.171cm" svg:x="3.376cm" svg:y="6.811cm">
          <text:p text:style-name="P15"><text:span text:style-name="T9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50" draw:layer="レイアウト" svg:width="0.322cm" svg:height="0.171cm" svg:x="5.139cm" svg:y="8.9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レイアウト" svg:width="0.322cm" svg:height="0.17cm" svg:x="5.678cm" svg:y="6.424cm">
          <text:p text:style-name="P15"><text:span text:style-name="T9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レイアウト" svg:width="0.322cm" svg:height="0.17cm" svg:x="5.139cm" svg:y="7.555cm">
          <text:p text:style-name="P15"><text:span text:style-name="T9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レイアウト" svg:width="0.322cm" svg:height="0.171cm" svg:x="5.678cm" svg:y="6.811cm">
          <text:p text:style-name="P15"><text:span text:style-name="T9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5" draw:layer="レイアウト" svg:width="2.764cm" svg:height="0.17cm" svg:x="2.3cm" svg:y="7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16" draw:layer="レイアウト" svg:width="0.692cm" svg:height="0.156cm" svg:x="3.874cm" svg:y="7.16cm">
          <text:p text:style-name="P15"><text:span text:style-name="T9">作成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16" draw:layer="レイアウト" svg:width="0.692cm" svg:height="0.156cm" svg:x="1.572cm" svg:y="7.896cm">
          <text:p text:style-name="P19"><text:span text:style-name="T9">ロット</text:span><text:span text:style-name="T9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16" draw:layer="レイアウト" svg:width="0.692cm" svg:height="0.156cm" svg:x="1.572cm" svg:y="6.811cm">
          <text:p text:style-name="P15"><text:span text:style-name="T9">納品希望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16" draw:layer="レイアウト" svg:width="0.692cm" svg:height="0.156cm" svg:x="3.874cm" svg:y="6.811cm">
          <text:p text:style-name="P15"><text:span text:style-name="T9">発送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16" draw:layer="レイアウト" svg:width="0.692cm" svg:height="0.156cm" svg:x="1.572cm" svg:y="7.16cm">
          <text:p text:style-name="P15"><text:span text:style-name="T9">担当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16" draw:layer="レイアウト" svg:width="0.692cm" svg:height="0.156cm" svg:x="1.572cm" svg:y="7.548cm">
          <text:p text:style-name="P15"><text:span text:style-name="T9">製品名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16" draw:layer="レイアウト" svg:width="0.692cm" svg:height="0.156cm" svg:x="1.572cm" svg:y="6.424cm">
          <text:p text:style-name="P15"><text:span text:style-name="T9">日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16" draw:layer="レイアウト" svg:width="0.692cm" svg:height="0.156cm" svg:x="3.874cm" svg:y="6.424cm">
          <text:p text:style-name="P15"><text:span text:style-name="T9">更新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6" draw:layer="レイアウト" svg:width="0.691cm" svg:height="0.156cm" svg:x="3.836cm" svg:y="7.903cm">
          <text:p text:style-name="P19"><text:span text:style-name="T9">発送伝票</text:span><text:span text:style-name="T9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21" draw:layer="レイアウト" svg:width="1.843cm" svg:height="0.263cm" svg:x="1.572cm" svg:y="6cm">
          <text:p text:style-name="P20"><text:span text:style-name="T11">製品追加・編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5" draw:layer="レイアウト" svg:width="1.035cm" svg:height="0.171cm" svg:x="2.3cm" svg:y="7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16" draw:layer="レイアウト" svg:width="0.692cm" svg:height="0.156cm" svg:x="1.534cm" svg:y="8.23cm">
          <text:p text:style-name="P15"><text:span text:style-name="T9">単価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16" draw:layer="レイアウト" svg:width="0.692cm" svg:height="0.156cm" svg:x="1.57cm" svg:y="8.57cm">
          <text:p text:style-name="P15"><text:span text:style-name="T9">個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5" draw:layer="レイアウト" svg:width="1.035cm" svg:height="0.17cm" svg:x="2.298cm" svg:y="8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16" draw:layer="レイアウト" svg:width="0.692cm" svg:height="0.156cm" svg:x="3.9cm" svg:y="8.23cm">
          <text:p text:style-name="P15"><text:span text:style-name="T9">小売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5" draw:layer="レイアウト" svg:width="1.035cm" svg:height="0.17cm" svg:x="4.6cm" svg:y="8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16" draw:layer="レイアウト" svg:width="0.692cm" svg:height="0.156cm" svg:x="1.572cm" svg:y="8.929cm">
          <text:p text:style-name="P15"><text:span text:style-name="T9">納品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5" draw:layer="レイアウト" svg:width="2.764cm" svg:height="0.171cm" svg:x="2.3cm" svg:y="8.9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レイアウト" svg:width="0.322cm" svg:height="0.17cm" svg:x="5.139cm" svg:y="8.93cm">
          <text:p text:style-name="P15"><text:span text:style-name="T9">選択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5" draw:layer="レイアウト" svg:width="2.764cm" svg:height="0.17cm" svg:x="2.3cm" svg:y="8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5" draw:layer="レイアウト" svg:width="2.764cm" svg:height="0.17cm" svg:x="2.3cm" svg:y="8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4" draw:layer="layout" svg:width="1.2cm" svg:height="0.505cm" svg:x="1.3cm" svg:y="5.4cm">
          <draw:text-box>
            <text:p text:style-name="P13"><text:span text:style-name="T8">Fig2.1</text:span></text:p>
          </draw:text-box>
        </draw:frame>
        <draw:rect draw:style-name="gr20" draw:text-style-name="P5" draw:layer="layout" svg:width="4.9cm" svg:height="3.9cm" svg:x="1.3cm" svg:y="5.4cm">
          <text:p/>
        </draw:rect>
        <draw:line draw:style-name="gr84" draw:text-style-name="P5" draw:layer="layout" svg:x1="1.3cm" svg:y1="4.9cm" svg:x2="1.3cm" svg:y2="5.4cm">
          <text:p/>
        </draw:line>
        <draw:line draw:style-name="gr83" draw:text-style-name="P5" draw:layer="layout" svg:x1="8cm" svg:y1="4.905cm" svg:x2="1.3cm" svg:y2="4.905cm">
          <text:p/>
        </draw:line>
        <draw:line draw:style-name="gr83" draw:text-style-name="P5" draw:layer="layout" svg:x1="14.3cm" svg:y1="1.605cm" svg:x2="7.5cm" svg:y2="1.605cm">
          <text:p/>
        </draw:line>
        <draw:line draw:style-name="gr83" draw:text-style-name="P5" draw:layer="layout" svg:x1="14.3cm" svg:y1="19.8cm" svg:x2="14.3cm" svg:y2="1.6cm">
          <text:p/>
        </draw:line>
        <draw:custom-shape draw:style-name="gr90" draw:text-style-name="P5" draw:layer="レイアウト" svg:width="1.039cm" svg:height="0.17cm" svg:x="16.629cm" svg:y="8.022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5" draw:layer="レイアウト" svg:width="1.038cm" svg:height="0.17cm" svg:x="18.942cm" svg:y="8.02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draw:layer="レイアウト" svg:width="0.323cm" svg:height="0.17cm" svg:x="20.019cm" svg:y="8.022cm">
          <text:p text:style-name="P15"><text:span text:style-name="T9">選択</text:span></text:p>
          <draw:enhanced-geometry svg:viewBox="0 0 21600 21600" draw:type="rectangle" draw:enhanced-path="M 0 0 L 21600 0 21600 21600 0 21600 0 0 Z N"/>
        </draw:custom-shape>
        <draw:custom-shape draw:style-name="gr92" draw:text-style-name="P5" draw:layer="レイアウト" svg:width="2.774cm" svg:height="0.17cm" svg:x="16.629cm" svg:y="8.40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16" draw:layer="レイアウト" svg:width="0.695cm" svg:height="0.156cm" svg:x="15.898cm" svg:y="8.408cm">
          <text:p text:style-name="P15"><text:span text:style-name="T9">製品名</text:span></text:p>
          <draw:enhanced-geometry svg:viewBox="0 0 21600 21600" draw:type="rectangle" draw:enhanced-path="M 0 0 L 21600 0 21600 21600 0 21600 0 0 Z N"/>
        </draw:custom-shape>
        <draw:custom-shape draw:style-name="gr93" draw:text-style-name="P16" draw:layer="レイアウト" svg:width="0.695cm" svg:height="0.156cm" svg:x="15.898cm" svg:y="8.022cm">
          <text:p text:style-name="P15"><text:span text:style-name="T9">日付</text:span></text:p>
          <draw:enhanced-geometry svg:viewBox="0 0 21600 21600" draw:type="rectangle" draw:enhanced-path="M 0 0 L 21600 0 21600 21600 0 21600 0 0 Z N"/>
        </draw:custom-shape>
        <draw:custom-shape draw:style-name="gr94" draw:text-style-name="P16" draw:layer="レイアウト" svg:width="0.694cm" svg:height="0.156cm" svg:x="18.209cm" svg:y="8.022cm">
          <text:p text:style-name="P15"><text:span text:style-name="T9">更新日</text:span></text:p>
          <draw:enhanced-geometry svg:viewBox="0 0 21600 21600" draw:type="rectangle" draw:enhanced-path="M 0 0 L 21600 0 21600 21600 0 21600 0 0 Z N"/>
        </draw:custom-shape>
        <draw:custom-shape draw:style-name="gr95" draw:text-style-name="P21" draw:layer="レイアウト" svg:width="1.85cm" svg:height="0.262cm" svg:x="15.898cm" svg:y="7.6cm">
          <text:p text:style-name="P20"><text:span text:style-name="T11">製品追加・編集</text:span></text:p>
          <draw:enhanced-geometry svg:viewBox="0 0 21600 21600" draw:type="rectangle" draw:enhanced-path="M 0 0 L 21600 0 21600 21600 0 21600 0 0 Z N"/>
        </draw:custom-shape>
        <draw:g>
          <draw:custom-shape draw:style-name="gr96" draw:text-style-name="P25" draw:layer="layout" svg:width="0.694cm" svg:height="0.156cm" svg:x="17.134cm" svg:y="8.723cm">
            <text:p text:style-name="P5"><text:span text:style-name="T27">納品経路</text:span></text:p>
            <draw:enhanced-geometry svg:viewBox="0 0 21600 21600" draw:type="rectangle" draw:enhanced-path="M 0 0 L 21600 0 21600 21600 0 21600 0 0 Z N"/>
          </draw:custom-shape>
          <draw:custom-shape draw:style-name="gr97" draw:text-style-name="P16" draw:layer="layout" svg:width="0.322cm" svg:height="0.34cm" svg:x="15.991cm" svg:y="9.066cm">
            <text:p text:style-name="P5"><text:span text:style-name="T9">製造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7" draw:text-style-name="P16" draw:layer="layout" svg:width="0.322cm" svg:height="0.34cm" svg:x="16.719cm" svg:y="9.066cm">
            <text:p text:style-name="P5"><text:span text:style-name="T9">加工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16" draw:layer="layout" svg:width="0.502cm" svg:height="0.34cm" svg:x="15.991cm" svg:y="9.634cm">
            <text:p text:style-name="P5"><text:span text:style-name="T9">代理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1" draw:text-style-name="P5" draw:layer="layout" svg:x1="16.323cm" svg:y1="9.246cm" svg:x2="16.711cm" svg:y2="9.246cm">
            <text:p/>
          </draw:line>
          <draw:line draw:style-name="gr51" draw:text-style-name="P5" draw:layer="layout" svg:x1="17.051cm" svg:y1="9.246cm" svg:x2="17.512cm" svg:y2="9.246cm">
            <text:p/>
          </draw:line>
          <draw:line draw:style-name="gr51" draw:text-style-name="P5" draw:layer="layout" svg:x1="16.493cm" svg:y1="9.804cm" svg:x2="17.512cm" svg:y2="9.804cm">
            <text:p/>
          </draw:line>
          <draw:line draw:style-name="gr51" draw:text-style-name="P5" draw:layer="layout" svg:x1="17.512cm" svg:y1="9.804cm" svg:x2="17.512cm" svg:y2="9.246cm">
            <text:p/>
          </draw:line>
          <draw:line draw:style-name="gr51" draw:text-style-name="P5" draw:layer="layout" svg:x1="17.512cm" svg:y1="9.513cm" svg:x2="18.192cm" svg:y2="9.513cm">
            <text:p/>
          </draw:line>
          <draw:custom-shape draw:style-name="gr97" draw:text-style-name="P16" draw:layer="layout" svg:width="0.323cm" svg:height="0.34cm" svg:x="18.192cm" svg:y="9.343cm">
            <text:p text:style-name="P5"><text:span text:style-name="T9">倉庫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16" draw:layer="layout" svg:width="0.502cm" svg:height="0.34cm" svg:x="18.993cm" svg:y="9.343cm">
            <text:p text:style-name="P5"><text:span text:style-name="T9">納品先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1" draw:text-style-name="P5" draw:layer="layout" svg:x1="18.508cm" svg:y1="9.513cm" svg:x2="18.969cm" svg:y2="9.513cm">
            <text:p/>
          </draw:line>
        </draw:g>
        <draw:g>
          <draw:custom-shape draw:style-name="gr99" draw:text-style-name="P16" draw:layer="layout" svg:width="1.761cm" svg:height="0.17cm" svg:x="16.632cm" svg:y="10.207cm">
            <text:p text:style-name="P5"><text:span text:style-name="T9">取引先名</text:span></text:p>
            <draw:enhanced-geometry svg:viewBox="0 0 21600 21600" draw:type="rectangle" draw:enhanced-path="M 0 0 L 21600 0 21600 21600 0 21600 0 0 Z N"/>
          </draw:custom-shape>
          <draw:custom-shape draw:style-name="gr49" draw:text-style-name="P16" draw:layer="layout" svg:width="0.323cm" svg:height="0.17cm" svg:x="19.626cm" svg:y="10.207cm">
            <text:p text:style-name="P5"><text:span text:style-name="T9">削除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16" draw:layer="layout" svg:width="0.695cm" svg:height="0.155cm" svg:x="15.898cm" svg:y="10.207cm">
            <text:p text:style-name="P5"><text:span text:style-name="T9">製造</text:span></text:p>
            <draw:enhanced-geometry svg:viewBox="0 0 21600 21600" draw:type="rectangle" draw:enhanced-path="M 0 0 L 21600 0 21600 21600 0 21600 0 0 Z N"/>
          </draw:custom-shape>
          <draw:custom-shape draw:style-name="gr49" draw:text-style-name="P51" draw:layer="layout" svg:width="0.322cm" svg:height="0.17cm" svg:x="18.462cm" svg:y="10.207cm">
            <text:p text:style-name="P5"><text:span text:style-name="T28">発注額</text:span></text:p>
            <draw:enhanced-geometry svg:viewBox="0 0 21600 21600" draw:type="rectangle" draw:enhanced-path="M 0 0 L 21600 0 21600 21600 0 21600 0 0 Z N"/>
          </draw:custom-shape>
          <draw:custom-shape draw:style-name="gr49" draw:text-style-name="P16" draw:layer="layout" svg:width="0.323cm" svg:height="0.17cm" svg:x="18.85cm" svg:y="10.207cm">
            <text:p text:style-name="P5"><text:span text:style-name="T9">個数</text:span></text:p>
            <draw:enhanced-geometry svg:viewBox="0 0 21600 21600" draw:type="rectangle" draw:enhanced-path="M 0 0 L 21600 0 21600 21600 0 21600 0 0 Z N"/>
          </draw:custom-shape>
          <draw:custom-shape draw:style-name="gr49" draw:text-style-name="P16" draw:layer="layout" svg:width="0.322cm" svg:height="0.17cm" svg:x="19.239cm" svg:y="10.207cm">
            <text:p text:style-name="P5"><text:span text:style-name="T9">小計</text:span></text:p>
            <draw:enhanced-geometry svg:viewBox="0 0 21600 21600" draw:type="rectangle" draw:enhanced-path="M 0 0 L 21600 0 21600 21600 0 21600 0 0 Z N"/>
          </draw:custom-shape>
        </draw:g>
        <draw:custom-shape draw:style-name="gr101" draw:text-style-name="P50" draw:layer="レイアウト" svg:width="0.695cm" svg:height="0.155cm" svg:x="15.899cm" svg:y="11.635cm">
          <text:p/>
          <draw:enhanced-geometry svg:viewBox="0 0 21600 21600" draw:type="rectangle" draw:enhanced-path="M 0 0 L 21600 0 21600 21600 0 21600 0 0 Z N"/>
        </draw:custom-shape>
        <draw:g>
          <draw:custom-shape draw:style-name="gr99" draw:text-style-name="P16" draw:layer="layout" svg:width="1.761cm" svg:height="0.17cm" svg:x="16.628cm" svg:y="10.449cm">
            <text:p text:style-name="P5"><text:span text:style-name="T9">取引先名</text:span></text:p>
            <draw:enhanced-geometry svg:viewBox="0 0 21600 21600" draw:type="rectangle" draw:enhanced-path="M 0 0 L 21600 0 21600 21600 0 21600 0 0 Z N"/>
          </draw:custom-shape>
          <draw:custom-shape draw:style-name="gr49" draw:text-style-name="P16" draw:layer="layout" svg:width="0.323cm" svg:height="0.17cm" svg:x="19.622cm" svg:y="10.449cm">
            <text:p text:style-name="P5"><text:span text:style-name="T9">削除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16" draw:layer="layout" svg:width="0.695cm" svg:height="0.155cm" svg:x="15.894cm" svg:y="10.449cm">
            <text:p text:style-name="P5"><text:span text:style-name="T9">加工</text:span><text:span text:style-name="T9">1</text:span></text:p>
            <draw:enhanced-geometry svg:viewBox="0 0 21600 21600" draw:type="rectangle" draw:enhanced-path="M 0 0 L 21600 0 21600 21600 0 21600 0 0 Z N"/>
          </draw:custom-shape>
          <draw:custom-shape draw:style-name="gr49" draw:text-style-name="P51" draw:layer="layout" svg:width="0.322cm" svg:height="0.17cm" svg:x="18.458cm" svg:y="10.449cm">
            <text:p text:style-name="P5"><text:span text:style-name="T28">発注額</text:span></text:p>
            <draw:enhanced-geometry svg:viewBox="0 0 21600 21600" draw:type="rectangle" draw:enhanced-path="M 0 0 L 21600 0 21600 21600 0 21600 0 0 Z N"/>
          </draw:custom-shape>
          <draw:custom-shape draw:style-name="gr49" draw:text-style-name="P16" draw:layer="layout" svg:width="0.323cm" svg:height="0.17cm" svg:x="18.846cm" svg:y="10.449cm">
            <text:p text:style-name="P5"><text:span text:style-name="T9">個数</text:span></text:p>
            <draw:enhanced-geometry svg:viewBox="0 0 21600 21600" draw:type="rectangle" draw:enhanced-path="M 0 0 L 21600 0 21600 21600 0 21600 0 0 Z N"/>
          </draw:custom-shape>
          <draw:custom-shape draw:style-name="gr49" draw:text-style-name="P16" draw:layer="layout" svg:width="0.322cm" svg:height="0.17cm" svg:x="19.235cm" svg:y="10.449cm">
            <text:p text:style-name="P5"><text:span text:style-name="T9">小計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9" draw:text-style-name="P16" draw:layer="layout" svg:width="1.761cm" svg:height="0.17cm" svg:x="16.628cm" svg:y="10.678cm">
            <text:p text:style-name="P5"><text:span text:style-name="T9">取引先名</text:span></text:p>
            <draw:enhanced-geometry svg:viewBox="0 0 21600 21600" draw:type="rectangle" draw:enhanced-path="M 0 0 L 21600 0 21600 21600 0 21600 0 0 Z N"/>
          </draw:custom-shape>
          <draw:custom-shape draw:style-name="gr49" draw:text-style-name="P16" draw:layer="layout" svg:width="0.323cm" svg:height="0.17cm" svg:x="19.622cm" svg:y="10.678cm">
            <text:p text:style-name="P5"><text:span text:style-name="T9">削除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16" draw:layer="layout" svg:width="0.695cm" svg:height="0.155cm" svg:x="15.894cm" svg:y="10.678cm">
            <text:p text:style-name="P5"><text:span text:style-name="T9">加工</text:span><text:span text:style-name="T9">2</text:span></text:p>
            <draw:enhanced-geometry svg:viewBox="0 0 21600 21600" draw:type="rectangle" draw:enhanced-path="M 0 0 L 21600 0 21600 21600 0 21600 0 0 Z N"/>
          </draw:custom-shape>
          <draw:custom-shape draw:style-name="gr49" draw:text-style-name="P51" draw:layer="layout" svg:width="0.322cm" svg:height="0.17cm" svg:x="18.458cm" svg:y="10.678cm">
            <text:p text:style-name="P5"><text:span text:style-name="T28">発注額</text:span></text:p>
            <draw:enhanced-geometry svg:viewBox="0 0 21600 21600" draw:type="rectangle" draw:enhanced-path="M 0 0 L 21600 0 21600 21600 0 21600 0 0 Z N"/>
          </draw:custom-shape>
          <draw:custom-shape draw:style-name="gr49" draw:text-style-name="P16" draw:layer="layout" svg:width="0.323cm" svg:height="0.169cm" svg:x="18.846cm" svg:y="10.679cm">
            <text:p text:style-name="P5"><text:span text:style-name="T9">個数</text:span></text:p>
            <draw:enhanced-geometry svg:viewBox="0 0 21600 21600" draw:type="rectangle" draw:enhanced-path="M 0 0 L 21600 0 21600 21600 0 21600 0 0 Z N"/>
          </draw:custom-shape>
          <draw:custom-shape draw:style-name="gr49" draw:text-style-name="P16" draw:layer="layout" svg:width="0.322cm" svg:height="0.169cm" svg:x="19.235cm" svg:y="10.679cm">
            <text:p text:style-name="P5"><text:span text:style-name="T9">小計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9" draw:text-style-name="P16" draw:layer="layout" svg:width="1.761cm" svg:height="0.17cm" svg:x="16.628cm" svg:y="10.898cm">
            <text:p text:style-name="P5"><text:span text:style-name="T9">取引先名</text:span></text:p>
            <draw:enhanced-geometry svg:viewBox="0 0 21600 21600" draw:type="rectangle" draw:enhanced-path="M 0 0 L 21600 0 21600 21600 0 21600 0 0 Z N"/>
          </draw:custom-shape>
          <draw:custom-shape draw:style-name="gr49" draw:text-style-name="P16" draw:layer="layout" svg:width="0.323cm" svg:height="0.17cm" svg:x="19.622cm" svg:y="10.898cm">
            <text:p text:style-name="P5"><text:span text:style-name="T9">削除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16" draw:layer="layout" svg:width="0.695cm" svg:height="0.156cm" svg:x="15.894cm" svg:y="10.898cm">
            <text:p text:style-name="P5"><text:span text:style-name="T9">代理店</text:span></text:p>
            <draw:enhanced-geometry svg:viewBox="0 0 21600 21600" draw:type="rectangle" draw:enhanced-path="M 0 0 L 21600 0 21600 21600 0 21600 0 0 Z N"/>
          </draw:custom-shape>
          <draw:custom-shape draw:style-name="gr49" draw:text-style-name="P51" draw:layer="layout" svg:width="0.322cm" svg:height="0.17cm" svg:x="18.458cm" svg:y="10.898cm">
            <text:p text:style-name="P5"><text:span text:style-name="T28">発注額</text:span></text:p>
            <draw:enhanced-geometry svg:viewBox="0 0 21600 21600" draw:type="rectangle" draw:enhanced-path="M 0 0 L 21600 0 21600 21600 0 21600 0 0 Z N"/>
          </draw:custom-shape>
          <draw:custom-shape draw:style-name="gr49" draw:text-style-name="P16" draw:layer="layout" svg:width="0.323cm" svg:height="0.17cm" svg:x="18.846cm" svg:y="10.899cm">
            <text:p text:style-name="P5"><text:span text:style-name="T9">個数</text:span></text:p>
            <draw:enhanced-geometry svg:viewBox="0 0 21600 21600" draw:type="rectangle" draw:enhanced-path="M 0 0 L 21600 0 21600 21600 0 21600 0 0 Z N"/>
          </draw:custom-shape>
          <draw:custom-shape draw:style-name="gr49" draw:text-style-name="P16" draw:layer="layout" svg:width="0.322cm" svg:height="0.17cm" svg:x="19.235cm" svg:y="10.899cm">
            <text:p text:style-name="P5"><text:span text:style-name="T9">小計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2" draw:text-style-name="P16" draw:layer="layout" svg:width="1.762cm" svg:height="0.17cm" svg:x="16.625cm" svg:y="11.128cm">
            <text:p text:style-name="P5"><text:span text:style-name="T9">取引先名</text:span></text:p>
            <draw:enhanced-geometry svg:viewBox="0 0 21600 21600" draw:type="rectangle" draw:enhanced-path="M 0 0 L 21600 0 21600 21600 0 21600 0 0 Z N"/>
          </draw:custom-shape>
          <draw:custom-shape draw:style-name="gr49" draw:text-style-name="P16" draw:layer="layout" svg:width="0.323cm" svg:height="0.17cm" svg:x="19.619cm" svg:y="11.128cm">
            <text:p text:style-name="P5"><text:span text:style-name="T9">削除</text:span></text:p>
            <draw:enhanced-geometry svg:viewBox="0 0 21600 21600" draw:type="rectangle" draw:enhanced-path="M 0 0 L 21600 0 21600 21600 0 21600 0 0 Z N"/>
          </draw:custom-shape>
          <draw:custom-shape draw:style-name="gr96" draw:text-style-name="P16" draw:layer="layout" svg:width="0.694cm" svg:height="0.155cm" svg:x="15.892cm" svg:y="11.128cm">
            <text:p text:style-name="P5"><text:span text:style-name="T9">倉庫</text:span></text:p>
            <draw:enhanced-geometry svg:viewBox="0 0 21600 21600" draw:type="rectangle" draw:enhanced-path="M 0 0 L 21600 0 21600 21600 0 21600 0 0 Z N"/>
          </draw:custom-shape>
          <draw:custom-shape draw:style-name="gr49" draw:text-style-name="P51" draw:layer="layout" svg:width="0.323cm" svg:height="0.17cm" svg:x="18.455cm" svg:y="11.128cm">
            <text:p text:style-name="P5"><text:span text:style-name="T28">発注額</text:span></text:p>
            <draw:enhanced-geometry svg:viewBox="0 0 21600 21600" draw:type="rectangle" draw:enhanced-path="M 0 0 L 21600 0 21600 21600 0 21600 0 0 Z N"/>
          </draw:custom-shape>
          <draw:custom-shape draw:style-name="gr49" draw:text-style-name="P16" draw:layer="layout" svg:width="0.323cm" svg:height="0.17cm" svg:x="18.843cm" svg:y="11.128cm">
            <text:p text:style-name="P5"><text:span text:style-name="T9">個数</text:span></text:p>
            <draw:enhanced-geometry svg:viewBox="0 0 21600 21600" draw:type="rectangle" draw:enhanced-path="M 0 0 L 21600 0 21600 21600 0 21600 0 0 Z N"/>
          </draw:custom-shape>
          <draw:custom-shape draw:style-name="gr49" draw:text-style-name="P16" draw:layer="layout" svg:width="0.323cm" svg:height="0.17cm" svg:x="19.232cm" svg:y="11.128cm">
            <text:p text:style-name="P5"><text:span text:style-name="T9">小計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9" draw:text-style-name="P16" draw:layer="layout" svg:width="1.761cm" svg:height="0.17cm" svg:x="16.628cm" svg:y="11.348cm">
            <text:p text:style-name="P5"><text:span text:style-name="T9">取引先名</text:span></text:p>
            <draw:enhanced-geometry svg:viewBox="0 0 21600 21600" draw:type="rectangle" draw:enhanced-path="M 0 0 L 21600 0 21600 21600 0 21600 0 0 Z N"/>
          </draw:custom-shape>
          <draw:custom-shape draw:style-name="gr49" draw:text-style-name="P16" draw:layer="layout" svg:width="0.323cm" svg:height="0.17cm" svg:x="19.622cm" svg:y="11.348cm">
            <text:p text:style-name="P5"><text:span text:style-name="T9">削除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16" draw:layer="layout" svg:width="0.695cm" svg:height="0.156cm" svg:x="15.894cm" svg:y="11.348cm">
            <text:p text:style-name="P5"><text:span text:style-name="T9">納品先</text:span></text:p>
            <draw:enhanced-geometry svg:viewBox="0 0 21600 21600" draw:type="rectangle" draw:enhanced-path="M 0 0 L 21600 0 21600 21600 0 21600 0 0 Z N"/>
          </draw:custom-shape>
          <draw:custom-shape draw:style-name="gr49" draw:text-style-name="P51" draw:layer="layout" svg:width="0.322cm" svg:height="0.17cm" svg:x="18.458cm" svg:y="11.348cm">
            <text:p text:style-name="P5"><text:span text:style-name="T28">発注額</text:span></text:p>
            <draw:enhanced-geometry svg:viewBox="0 0 21600 21600" draw:type="rectangle" draw:enhanced-path="M 0 0 L 21600 0 21600 21600 0 21600 0 0 Z N"/>
          </draw:custom-shape>
          <draw:custom-shape draw:style-name="gr49" draw:text-style-name="P16" draw:layer="layout" svg:width="0.323cm" svg:height="0.17cm" svg:x="18.846cm" svg:y="11.349cm">
            <text:p text:style-name="P5"><text:span text:style-name="T9">個数</text:span></text:p>
            <draw:enhanced-geometry svg:viewBox="0 0 21600 21600" draw:type="rectangle" draw:enhanced-path="M 0 0 L 21600 0 21600 21600 0 21600 0 0 Z N"/>
          </draw:custom-shape>
          <draw:custom-shape draw:style-name="gr49" draw:text-style-name="P16" draw:layer="layout" svg:width="0.322cm" svg:height="0.17cm" svg:x="19.235cm" svg:y="11.349cm">
            <text:p text:style-name="P5"><text:span text:style-name="T9">小計</text:span></text:p>
            <draw:enhanced-geometry svg:viewBox="0 0 21600 21600" draw:type="rectangle" draw:enhanced-path="M 0 0 L 21600 0 21600 21600 0 21600 0 0 Z N"/>
          </draw:custom-shape>
        </draw:g>
        <draw:frame draw:style-name="gr8" draw:text-style-name="P14" draw:layer="layout" svg:width="1.43cm" svg:height="0.505cm" svg:x="15.912cm" svg:y="6.7cm">
          <draw:text-box>
            <text:p text:style-name="P13"><text:span text:style-name="T8">Fig3.1</text:span></text:p>
          </draw:text-box>
        </draw:frame>
        <draw:rect draw:style-name="gr20" draw:text-style-name="P5" draw:layer="layout" svg:width="5.047cm" svg:height="5.553cm" svg:x="15.595cm" svg:y="6.547cm">
          <text:p/>
        </draw:rect>
        <draw:line draw:style-name="gr84" draw:text-style-name="P5" draw:layer="layout" svg:x1="15.6cm" svg:y1="5.4cm" svg:x2="15.6cm" svg:y2="6.6cm">
          <text:p/>
        </draw:line>
        <draw:line draw:style-name="gr83" draw:text-style-name="P5" draw:layer="layout" svg:x1="22.8cm" svg:y1="5.4cm" svg:x2="15.6cm" svg:y2="5.4cm">
          <text:p/>
        </draw:line>
        <draw:line draw:style-name="gr83" draw:text-style-name="P5" draw:layer="layout" svg:x1="16.6cm" svg:y1="19.8cm" svg:x2="16.6cm" svg:y2="15.8cm">
          <text:p/>
        </draw:line>
        <draw:line draw:style-name="gr83" draw:text-style-name="P5" draw:layer="layout" svg:x1="16.6cm" svg:y1="15.8cm" svg:x2="14.9cm" svg:y2="15.8cm">
          <text:p/>
        </draw:line>
        <draw:line draw:style-name="gr83" draw:text-style-name="P5" draw:layer="layout" svg:x1="14.9cm" svg:y1="15.8cm" svg:x2="14.9cm" svg:y2="2.6cm">
          <text:p/>
        </draw:line>
        <draw:frame draw:style-name="gr103" draw:text-style-name="P52" draw:layer="layout" svg:width="2.487cm" svg:height="0.535cm" svg:x="16.53cm" svg:y="36.465cm">
          <draw:text-box>
            <text:p text:style-name="P32"><text:span text:style-name="T29">企業別売上一覧</text:span></text:p>
          </draw:text-box>
        </draw:frame>
        <draw:line draw:style-name="gr51" draw:text-style-name="P5" draw:layer="layout" svg:x1="16.4cm" svg:y1="39.106cm" svg:x2="26.1cm" svg:y2="39.106cm">
          <text:p/>
        </draw:line>
        <draw:line draw:style-name="gr51" draw:text-style-name="P5" draw:layer="layout" svg:x1="17.6cm" svg:y1="38.706cm" svg:x2="17.6cm" svg:y2="40.1cm">
          <text:p/>
        </draw:line>
        <draw:frame draw:style-name="gr104" draw:text-style-name="P54" draw:layer="layout" svg:width="0.7cm" svg:height="0.391cm" svg:x="16.4cm" svg:y="38.806cm">
          <draw:text-box>
            <text:p text:style-name="P53"><text:span text:style-name="T30">Ｎｏ</text:span></text:p>
          </draw:text-box>
        </draw:frame>
        <draw:frame draw:style-name="gr59" draw:text-style-name="P54" draw:layer="layout" svg:width="1.3cm" svg:height="0.408cm" svg:x="17.6cm" svg:y="38.407cm">
          <draw:text-box>
            <text:p text:style-name="P30"><text:span text:style-name="T30">単位</text:span><text:span text:style-name="T30">(</text:span><text:span text:style-name="T30">千円</text:span><text:span text:style-name="T30">)</text:span></text:p>
          </draw:text-box>
        </draw:frame>
        <draw:frame draw:style-name="gr105" draw:text-style-name="P54" draw:layer="layout" svg:width="1.15cm" svg:height="0.408cm" svg:x="17.55cm" svg:y="39.156cm">
          <draw:text-box>
            <text:p text:style-name="P30"><text:span text:style-name="T30">120(35)</text:span></text:p>
          </draw:text-box>
        </draw:frame>
        <draw:frame draw:style-name="gr106" draw:text-style-name="P56" draw:layer="layout" svg:width="0.584cm" svg:height="0.955cm" svg:x="22cm" svg:y="38.806cm">
          <draw:text-box>
            <text:p text:style-name="P55"><text:span text:style-name="T7"/></text:p>
            <text:p text:style-name="P55"><text:span text:style-name="T7"/></text:p>
          </draw:text-box>
        </draw:frame>
        <draw:frame draw:style-name="gr104" draw:text-style-name="P54" draw:layer="layout" svg:width="1.05cm" svg:height="0.391cm" svg:x="16.75cm" svg:y="38.793cm">
          <draw:text-box>
            <text:p text:style-name="P53"><text:span text:style-name="T30">企業名</text:span></text:p>
          </draw:text-box>
        </draw:frame>
        <draw:frame draw:style-name="gr105" draw:text-style-name="P57" draw:layer="layout" svg:width="0.8cm" svg:height="0.408cm" svg:x="17.6cm" svg:y="38.811cm">
          <draw:text-box>
            <text:p text:style-name="P30"><text:span text:style-name="T31">1</text:span><text:span text:style-name="T31">月</text:span></text:p>
          </draw:text-box>
        </draw:frame>
        <draw:frame draw:style-name="gr107" draw:text-style-name="P54" draw:layer="layout" svg:width="0.95cm" svg:height="0.528cm" svg:x="17.55cm" svg:y="39.456cm">
          <draw:text-box>
            <text:p text:style-name="P30"><text:span text:style-name="T30"><text:s/></text:span><text:span text:style-name="T30">80(8)</text:span></text:p>
          </draw:text-box>
        </draw:frame>
        <draw:frame draw:style-name="gr105" draw:text-style-name="P54" draw:layer="layout" svg:width="1.35cm" svg:height="0.408cm" svg:x="16.65cm" svg:y="39.084cm">
          <draw:text-box>
            <text:p text:style-name="P30"><text:span text:style-name="T30">株式会社</text:span><text:span text:style-name="T30">A</text:span></text:p>
          </draw:text-box>
        </draw:frame>
        <draw:frame draw:style-name="gr105" draw:text-style-name="P54" draw:layer="layout" svg:width="1.25cm" svg:height="0.408cm" svg:x="16.65cm" svg:y="39.476cm">
          <draw:text-box>
            <text:p text:style-name="P30"><text:span text:style-name="T30">株式会社</text:span><text:span text:style-name="T30">B</text:span></text:p>
          </draw:text-box>
        </draw:frame>
        <draw:line draw:style-name="gr51" draw:text-style-name="P5" draw:layer="layout" svg:x1="16.4cm" svg:y1="39.456cm" svg:x2="26.1cm" svg:y2="39.456cm">
          <text:p/>
        </draw:line>
        <draw:line draw:style-name="gr51" draw:text-style-name="P5" draw:layer="layout" svg:x1="16.4cm" svg:y1="38.706cm" svg:x2="26.1cm" svg:y2="38.706cm">
          <text:p/>
        </draw:line>
        <draw:frame draw:style-name="gr108" draw:text-style-name="P54" draw:layer="layout" svg:width="0.8cm" svg:height="0.4cm" svg:x="25.3cm" svg:y="38.8cm">
          <draw:text-box>
            <text:p text:style-name="P53"><text:span text:style-name="T30">合計</text:span></text:p>
          </draw:text-box>
        </draw:frame>
        <draw:line draw:style-name="gr51" draw:text-style-name="P5" draw:layer="layout" svg:x1="16.4cm" svg:y1="38cm" svg:x2="16.4cm" svg:y2="40.1cm">
          <text:p/>
        </draw:line>
        <draw:line draw:style-name="gr51" draw:text-style-name="P5" draw:layer="layout" svg:x1="16.4cm" svg:y1="40.1cm" svg:x2="26.1cm" svg:y2="40.095cm">
          <text:p/>
        </draw:line>
        <draw:line draw:style-name="gr51" draw:text-style-name="P5" draw:layer="layout" svg:x1="25.4cm" svg:y1="38.706cm" svg:x2="25.4cm" svg:y2="40.1cm">
          <text:p/>
        </draw:line>
        <draw:line draw:style-name="gr51" draw:text-style-name="P5" draw:layer="layout" svg:x1="26.1cm" svg:y1="38cm" svg:x2="26.1cm" svg:y2="40.1cm">
          <text:p/>
        </draw:line>
        <draw:frame draw:style-name="gr109" draw:text-style-name="P54" draw:layer="layout" svg:width="0.949cm" svg:height="0.391cm" svg:x="24.587cm" svg:y="39.756cm">
          <draw:text-box>
            <text:p text:style-name="P53"><text:span text:style-name="T30">合計</text:span></text:p>
          </draw:text-box>
        </draw:frame>
        <draw:frame draw:style-name="gr110" draw:text-style-name="P54" draw:layer="layout" svg:width="0.9cm" svg:height="0.565cm" svg:x="18.2cm" svg:y="39.152cm">
          <draw:text-box>
            <text:p text:style-name="P30"><text:span text:style-name="T30">90(15)</text:span></text:p>
          </draw:text-box>
        </draw:frame>
        <draw:frame draw:style-name="gr105" draw:text-style-name="P57" draw:layer="layout" svg:width="0.75cm" svg:height="0.408cm" svg:x="18.25cm" svg:y="38.806cm">
          <draw:text-box>
            <text:p text:style-name="P30"><text:span text:style-name="T31">2</text:span><text:span text:style-name="T31">月</text:span></text:p>
          </draw:text-box>
        </draw:frame>
        <draw:frame draw:style-name="gr105" draw:text-style-name="P54" draw:layer="layout" svg:width="1cm" svg:height="0.408cm" svg:x="18.2cm" svg:y="39.451cm">
          <draw:text-box>
            <text:p text:style-name="P30"><text:span text:style-name="T30">120(35)</text:span></text:p>
          </draw:text-box>
        </draw:frame>
        <draw:frame draw:style-name="gr110" draw:text-style-name="P54" draw:layer="layout" svg:width="0.9cm" svg:height="0.565cm" svg:x="18.8cm" svg:y="39.176cm">
          <draw:text-box>
            <text:p text:style-name="P30"><text:span text:style-name="T30">78(21)</text:span></text:p>
          </draw:text-box>
        </draw:frame>
        <draw:frame draw:style-name="gr105" draw:text-style-name="P57" draw:layer="layout" svg:width="0.75cm" svg:height="0.408cm" svg:x="18.85cm" svg:y="38.811cm">
          <draw:text-box>
            <text:p text:style-name="P30"><text:span text:style-name="T31">3</text:span><text:span text:style-name="T31">月</text:span></text:p>
          </draw:text-box>
        </draw:frame>
        <draw:frame draw:style-name="gr105" draw:text-style-name="P54" draw:layer="layout" svg:width="0.9cm" svg:height="0.408cm" svg:x="18.8cm" svg:y="39.456cm">
          <draw:text-box>
            <text:p text:style-name="P30"><text:span text:style-name="T30">83(5)</text:span></text:p>
          </draw:text-box>
        </draw:frame>
        <draw:frame draw:style-name="gr105" draw:text-style-name="P54" draw:layer="layout" svg:width="0.95cm" svg:height="0.408cm" svg:x="19.45cm" svg:y="39.152cm">
          <draw:text-box>
            <text:p text:style-name="P30"><text:span text:style-name="T30">67(12)</text:span></text:p>
          </draw:text-box>
        </draw:frame>
        <draw:frame draw:style-name="gr111" draw:text-style-name="P57" draw:layer="layout" svg:width="0.8cm" svg:height="0.478cm" svg:x="19.5cm" svg:y="38.806cm">
          <draw:text-box>
            <text:p text:style-name="P30"><text:span text:style-name="T31">4</text:span><text:span text:style-name="T31">月</text:span></text:p>
          </draw:text-box>
        </draw:frame>
        <draw:frame draw:style-name="gr105" draw:text-style-name="P54" draw:layer="layout" svg:width="1.05cm" svg:height="0.408cm" svg:x="19.45cm" svg:y="39.451cm">
          <draw:text-box>
            <text:p text:style-name="P30"><text:span text:style-name="T30">78(15)</text:span></text:p>
          </draw:text-box>
        </draw:frame>
        <draw:frame draw:style-name="gr105" draw:text-style-name="P54" draw:layer="layout" svg:width="0.921cm" svg:height="0.408cm" svg:x="20.079cm" svg:y="39.156cm">
          <draw:text-box>
            <text:p text:style-name="P30"><text:span text:style-name="T30">82(24)</text:span></text:p>
          </draw:text-box>
        </draw:frame>
        <draw:frame draw:style-name="gr105" draw:text-style-name="P57" draw:layer="layout" svg:width="0.771cm" svg:height="0.408cm" svg:x="20.129cm" svg:y="38.811cm">
          <draw:text-box>
            <text:p text:style-name="P30"><text:span text:style-name="T31">5</text:span><text:span text:style-name="T31">月</text:span></text:p>
          </draw:text-box>
        </draw:frame>
        <draw:frame draw:style-name="gr105" draw:text-style-name="P54" draw:layer="layout" svg:width="1.021cm" svg:height="0.408cm" svg:x="20.079cm" svg:y="39.456cm">
          <draw:text-box>
            <text:p text:style-name="P30"><text:span text:style-name="T30">79(19)</text:span></text:p>
          </draw:text-box>
        </draw:frame>
        <draw:frame draw:style-name="gr112" draw:text-style-name="P54" draw:layer="layout" svg:width="0.971cm" svg:height="0.532cm" svg:x="20.729cm" svg:y="39.152cm">
          <draw:text-box>
            <text:p text:style-name="P30"><text:span text:style-name="T30">65(18)</text:span></text:p>
          </draw:text-box>
        </draw:frame>
        <draw:frame draw:style-name="gr105" draw:text-style-name="P57" draw:layer="layout" svg:width="0.721cm" svg:height="0.408cm" svg:x="20.779cm" svg:y="38.806cm">
          <draw:text-box>
            <text:p text:style-name="P30"><text:span text:style-name="T31">6</text:span><text:span text:style-name="T31">月</text:span></text:p>
          </draw:text-box>
        </draw:frame>
        <draw:frame draw:style-name="gr113" draw:text-style-name="P54" draw:layer="layout" svg:width="0.971cm" svg:height="0.433cm" svg:x="20.729cm" svg:y="39.451cm">
          <draw:text-box>
            <text:p text:style-name="P30"><text:span text:style-name="T30">73(24)</text:span></text:p>
          </draw:text-box>
        </draw:frame>
        <draw:frame draw:style-name="gr105" draw:text-style-name="P54" draw:layer="layout" svg:width="0.971cm" svg:height="0.408cm" svg:x="21.329cm" svg:y="39.156cm">
          <draw:text-box>
            <text:p text:style-name="P30"><text:span text:style-name="T30">60(20)</text:span></text:p>
          </draw:text-box>
        </draw:frame>
        <draw:frame draw:style-name="gr105" draw:text-style-name="P57" draw:layer="layout" svg:width="0.721cm" svg:height="0.408cm" svg:x="21.379cm" svg:y="38.811cm">
          <draw:text-box>
            <text:p text:style-name="P30"><text:span text:style-name="T31">7</text:span><text:span text:style-name="T31">月</text:span></text:p>
          </draw:text-box>
        </draw:frame>
        <draw:frame draw:style-name="gr105" draw:text-style-name="P54" draw:layer="layout" svg:width="0.971cm" svg:height="0.408cm" svg:x="21.329cm" svg:y="39.456cm">
          <draw:text-box>
            <text:p text:style-name="P30"><text:span text:style-name="T30">67(21)</text:span></text:p>
          </draw:text-box>
        </draw:frame>
        <draw:frame draw:style-name="gr105" draw:text-style-name="P54" draw:layer="layout" svg:width="1.021cm" svg:height="0.408cm" svg:x="21.979cm" svg:y="39.152cm">
          <draw:text-box>
            <text:p text:style-name="P30"><text:span text:style-name="T30">81(21)</text:span></text:p>
          </draw:text-box>
        </draw:frame>
        <draw:frame draw:style-name="gr105" draw:text-style-name="P57" draw:layer="layout" svg:width="0.771cm" svg:height="0.408cm" svg:x="22.029cm" svg:y="38.784cm">
          <draw:text-box>
            <text:p text:style-name="P30"><text:span text:style-name="T31">8</text:span><text:span text:style-name="T31">月</text:span></text:p>
          </draw:text-box>
        </draw:frame>
        <draw:frame draw:style-name="gr114" draw:text-style-name="P54" draw:layer="layout" svg:width="1.021cm" svg:height="0.533cm" svg:x="21.979cm" svg:y="39.451cm">
          <draw:text-box>
            <text:p text:style-name="P30"><text:span text:style-name="T30"><text:s/></text:span><text:span text:style-name="T30">77(18)</text:span></text:p>
          </draw:text-box>
        </draw:frame>
        <draw:frame draw:style-name="gr105" draw:text-style-name="P54" draw:layer="layout" svg:width="1cm" svg:height="0.408cm" svg:x="22.6cm" svg:y="39.156cm">
          <draw:text-box>
            <text:p text:style-name="P30"><text:span text:style-name="T30">110(30)</text:span></text:p>
          </draw:text-box>
        </draw:frame>
        <draw:frame draw:style-name="gr105" draw:text-style-name="P57" draw:layer="layout" svg:width="0.75cm" svg:height="0.408cm" svg:x="22.65cm" svg:y="38.811cm">
          <draw:text-box>
            <text:p text:style-name="P30"><text:span text:style-name="T31">9</text:span><text:span text:style-name="T31">月</text:span></text:p>
          </draw:text-box>
        </draw:frame>
        <draw:frame draw:style-name="gr105" draw:text-style-name="P54" draw:layer="layout" svg:width="1cm" svg:height="0.408cm" svg:x="22.6cm" svg:y="39.456cm">
          <draw:text-box>
            <text:p text:style-name="P30"><text:span text:style-name="T30">107(29)</text:span></text:p>
          </draw:text-box>
        </draw:frame>
        <draw:frame draw:style-name="gr115" draw:text-style-name="P54" draw:layer="layout" svg:width="1.05cm" svg:height="0.432cm" svg:x="23.25cm" svg:y="39.152cm">
          <draw:text-box>
            <text:p text:style-name="P30"><text:span text:style-name="T30">125(37)</text:span></text:p>
          </draw:text-box>
        </draw:frame>
        <draw:frame draw:style-name="gr105" draw:text-style-name="P57" draw:layer="layout" svg:width="0.9cm" svg:height="0.408cm" svg:x="23.3cm" svg:y="38.806cm">
          <draw:text-box>
            <text:p text:style-name="P30"><text:span text:style-name="T31">10</text:span><text:span text:style-name="T31">月</text:span></text:p>
          </draw:text-box>
        </draw:frame>
        <draw:frame draw:style-name="gr113" draw:text-style-name="P54" draw:layer="layout" svg:width="1.05cm" svg:height="0.433cm" svg:x="23.25cm" svg:y="39.451cm">
          <draw:text-box>
            <text:p text:style-name="P30"><text:span text:style-name="T30">101(27)</text:span></text:p>
          </draw:text-box>
        </draw:frame>
        <draw:frame draw:style-name="gr116" draw:text-style-name="P54" draw:layer="layout" svg:width="1.05cm" svg:height="0.428cm" svg:x="23.85cm" svg:y="39.156cm">
          <draw:text-box>
            <text:p text:style-name="P30"><text:span text:style-name="T30">97(26)</text:span></text:p>
          </draw:text-box>
        </draw:frame>
        <draw:frame draw:style-name="gr105" draw:text-style-name="P57" draw:layer="layout" svg:width="0.9cm" svg:height="0.408cm" svg:x="23.9cm" svg:y="38.811cm">
          <draw:text-box>
            <text:p text:style-name="P30"><text:span text:style-name="T31">11</text:span><text:span text:style-name="T31">月</text:span></text:p>
          </draw:text-box>
        </draw:frame>
        <draw:frame draw:style-name="gr107" draw:text-style-name="P54" draw:layer="layout" svg:width="0.95cm" svg:height="0.528cm" svg:x="23.85cm" svg:y="39.456cm">
          <draw:text-box>
            <text:p text:style-name="P30"><text:span text:style-name="T30">92(23)</text:span></text:p>
          </draw:text-box>
        </draw:frame>
        <draw:frame draw:style-name="gr115" draw:text-style-name="P54" draw:layer="layout" svg:width="1cm" svg:height="0.432cm" svg:x="24.5cm" svg:y="39.152cm">
          <draw:text-box>
            <text:p text:style-name="P30"><text:span text:style-name="T30">88(22)</text:span></text:p>
          </draw:text-box>
        </draw:frame>
        <draw:frame draw:style-name="gr105" draw:text-style-name="P57" draw:layer="layout" svg:width="0.85cm" svg:height="0.408cm" svg:x="24.55cm" svg:y="38.806cm">
          <draw:text-box>
            <text:p text:style-name="P30"><text:span text:style-name="T31">12</text:span><text:span text:style-name="T31">月</text:span></text:p>
          </draw:text-box>
        </draw:frame>
        <draw:frame draw:style-name="gr105" draw:text-style-name="P54" draw:layer="layout" svg:width="1cm" svg:height="0.408cm" svg:x="24.5cm" svg:y="39.451cm">
          <draw:text-box>
            <text:p text:style-name="P30"><text:span text:style-name="T30">79(25)</text:span></text:p>
          </draw:text-box>
        </draw:frame>
        <draw:custom-shape draw:style-name="gr117" draw:text-style-name="P59" draw:layer="レイアウト" svg:width="0.9cm" svg:height="0.24cm" svg:x="23.4cm" svg:y="38.416cm">
          <text:p text:style-name="P58"><text:span text:style-name="T32">月別</text:span></text:p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1.33cm" svg:height="0.505cm" svg:x="16.3cm" svg:y="36.065cm">
          <draw:text-box>
            <text:p text:style-name="P13"><text:span text:style-name="T8">Fig8.3</text:span></text:p>
          </draw:text-box>
        </draw:frame>
        <draw:rect draw:style-name="gr20" draw:text-style-name="P5" draw:layer="layout" svg:width="10.4cm" svg:height="5cm" svg:x="16.2cm" svg:y="36cm">
          <text:p/>
        </draw:rect>
        <draw:custom-shape draw:style-name="gr118" draw:text-style-name="P21" draw:layer="レイアウト" svg:width="0.79cm" svg:height="0.3cm" svg:x="10.81cm" svg:y="28cm">
          <text:p text:style-name="P20"><text:span text:style-name="T11">統計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9" draw:text-style-name="P5" draw:layer="レイアウト" svg:width="4.743cm" svg:height="3.622cm" svg:x="10.7cm" svg:y="29.1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5" draw:layer="レイアウト" svg:width="3.82cm" svg:height="2.473cm" svg:x="11.221cm" svg:y="29.7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8" draw:text-style-name="P5" draw:layer="layout" svg:x1="11.122cm" svg:y1="30.939cm" svg:x2="15.028cm" svg:y2="30.939cm">
          <text:p/>
        </draw:line>
        <draw:line draw:style-name="gr58" draw:text-style-name="P5" draw:layer="layout" svg:x1="11.122cm" svg:y1="31.778cm" svg:x2="15.028cm" svg:y2="31.778cm">
          <text:p/>
        </draw:line>
        <draw:line draw:style-name="gr58" draw:text-style-name="P5" draw:layer="layout" svg:x1="11.122cm" svg:y1="30.1cm" svg:x2="15.028cm" svg:y2="30.1cm">
          <text:p/>
        </draw:line>
        <draw:line draw:style-name="gr58" draw:text-style-name="P5" draw:layer="layout" svg:x1="11.122cm" svg:y1="31.337cm" svg:x2="15.028cm" svg:y2="31.337cm">
          <text:p/>
        </draw:line>
        <draw:line draw:style-name="gr58" draw:text-style-name="P5" draw:layer="layout" svg:x1="11.122cm" svg:y1="30.542cm" svg:x2="15.028cm" svg:y2="30.542cm">
          <text:p/>
        </draw:line>
        <draw:line draw:style-name="gr58" draw:text-style-name="P5" draw:layer="layout" svg:x1="14.561cm" svg:y1="29.703cm" svg:x2="14.561cm" svg:y2="32.264cm">
          <text:p/>
        </draw:line>
        <draw:line draw:style-name="gr58" draw:text-style-name="P5" draw:layer="layout" svg:x1="14.095cm" svg:y1="29.703cm" svg:x2="14.095cm" svg:y2="32.264cm">
          <text:p/>
        </draw:line>
        <draw:line draw:style-name="gr58" draw:text-style-name="P5" draw:layer="layout" svg:x1="13.657cm" svg:y1="29.697cm" svg:x2="13.657cm" svg:y2="32.258cm">
          <text:p/>
        </draw:line>
        <draw:line draw:style-name="gr58" draw:text-style-name="P5" draw:layer="layout" svg:x1="13.194cm" svg:y1="29.698cm" svg:x2="13.194cm" svg:y2="32.259cm">
          <text:p/>
        </draw:line>
        <draw:line draw:style-name="gr58" draw:text-style-name="P5" draw:layer="layout" svg:x1="12.651cm" svg:y1="29.703cm" svg:x2="12.651cm" svg:y2="32.264cm">
          <text:p/>
        </draw:line>
        <draw:line draw:style-name="gr58" draw:text-style-name="P5" draw:layer="layout" svg:x1="12.196cm" svg:y1="29.698cm" svg:x2="12.196cm" svg:y2="32.259cm">
          <text:p/>
        </draw:line>
        <draw:line draw:style-name="gr58" draw:text-style-name="P5" draw:layer="layout" svg:x1="11.674cm" svg:y1="29.703cm" svg:x2="11.674cm" svg:y2="32.264cm">
          <text:p/>
        </draw:line>
        <draw:frame draw:style-name="gr121" draw:text-style-name="P60" draw:layer="layout" svg:width="0.688cm" svg:height="1.601cm" svg:x="10.5cm" svg:y="29.798cm">
          <draw:text-box>
            <text:p text:style-name="P60"><text:span text:style-name="T33">単位※１千万円</text:span></text:p>
          </draw:text-box>
        </draw:frame>
        <draw:frame draw:style-name="gr122" draw:text-style-name="P61" draw:layer="layout" svg:width="0.786cm" svg:height="0.391cm" svg:x="12.842cm" svg:y="32.5cm">
          <draw:text-box>
            <text:p text:style-name="P53"><text:span text:style-name="T32">年度</text:span></text:p>
          </draw:text-box>
        </draw:frame>
        <draw:frame draw:style-name="gr59" draw:text-style-name="P42" draw:layer="layout" svg:width="0.846cm" svg:height="0.408cm" svg:x="14.654cm" svg:y="32.2cm">
          <draw:text-box>
            <text:p text:style-name="P30"><text:span text:style-name="T24">2014</text:span></text:p>
          </draw:text-box>
        </draw:frame>
        <draw:frame draw:style-name="gr59" draw:text-style-name="P42" draw:layer="layout" svg:width="0.895cm" svg:height="0.408cm" svg:x="13.705cm" svg:y="32.2cm">
          <draw:text-box draw:corner-radius="0.1cm">
            <text:p text:style-name="P30"><text:span text:style-name="T24">2013</text:span></text:p>
          </draw:text-box>
        </draw:frame>
        <draw:frame draw:style-name="gr59" draw:text-style-name="P42" draw:layer="layout" svg:width="0.9cm" svg:height="0.408cm" svg:x="12.8cm" svg:y="32.2cm">
          <draw:text-box>
            <text:p text:style-name="P30"><text:span text:style-name="T24">2012</text:span></text:p>
          </draw:text-box>
        </draw:frame>
        <draw:frame draw:style-name="gr123" draw:text-style-name="P42" draw:layer="layout" svg:width="0.86cm" svg:height="0.439cm" svg:x="11.8cm" svg:y="32.2cm">
          <draw:text-box>
            <text:p text:style-name="P30"><text:span text:style-name="T24">2011</text:span></text:p>
          </draw:text-box>
        </draw:frame>
        <draw:frame draw:style-name="gr123" draw:text-style-name="P42" draw:layer="layout" svg:width="0.841cm" svg:height="0.439cm" svg:x="10.9cm" svg:y="32.2cm">
          <draw:text-box>
            <text:p text:style-name="P30"><text:span text:style-name="T24">2010</text:span></text:p>
          </draw:text-box>
        </draw:frame>
        <draw:frame draw:style-name="gr124" draw:text-style-name="P52" draw:layer="layout" svg:width="1.069cm" svg:height="0.535cm" svg:x="12.631cm" svg:y="29.198cm">
          <draw:text-box>
            <text:p text:style-name="P32"><text:span text:style-name="T29">統計</text:span></text:p>
          </draw:text-box>
        </draw:frame>
        <draw:frame draw:style-name="gr125" draw:text-style-name="P62" draw:layer="layout" svg:width="0.582cm" svg:height="0.408cm" svg:x="10.822cm" svg:y="32cm">
          <draw:text-box>
            <text:p text:style-name="P30"><text:span text:style-name="T34">0</text:span></text:p>
          </draw:text-box>
        </draw:frame>
        <draw:frame draw:style-name="gr126" draw:text-style-name="P62" draw:layer="layout" svg:width="0.582cm" svg:height="0.408cm" svg:x="10.822cm" svg:y="31.5cm">
          <draw:text-box>
            <text:p text:style-name="P30"><text:span text:style-name="T34">1</text:span></text:p>
          </draw:text-box>
        </draw:frame>
        <draw:frame draw:style-name="gr127" draw:text-style-name="P62" draw:layer="layout" svg:width="0.582cm" svg:height="0.408cm" svg:x="10.8cm" svg:y="31.1cm">
          <draw:text-box>
            <text:p text:style-name="P30"><text:span text:style-name="T34">2</text:span></text:p>
          </draw:text-box>
        </draw:frame>
        <draw:frame draw:style-name="gr127" draw:text-style-name="P42" draw:layer="layout" svg:width="0.582cm" svg:height="0.408cm" svg:x="10.8cm" svg:y="30.7cm">
          <draw:text-box>
            <text:p text:style-name="P30"><text:span text:style-name="T24">3</text:span></text:p>
          </draw:text-box>
        </draw:frame>
        <draw:frame draw:style-name="gr127" draw:text-style-name="P42" draw:layer="layout" svg:width="0.582cm" svg:height="0.408cm" svg:x="10.8cm" svg:y="30.3cm">
          <draw:text-box>
            <text:p text:style-name="P30"><text:span text:style-name="T24">4</text:span></text:p>
          </draw:text-box>
        </draw:frame>
        <draw:frame draw:style-name="gr59" draw:text-style-name="P42" draw:layer="layout" svg:width="0.282cm" svg:height="0.408cm" svg:x="11cm" svg:y="29.9cm">
          <draw:text-box>
            <text:p text:style-name="P30"><text:span text:style-name="T24">5</text:span></text:p>
          </draw:text-box>
        </draw:frame>
        <draw:frame draw:style-name="gr128" draw:text-style-name="P42" draw:layer="layout" svg:width="0.582cm" svg:height="0.408cm" svg:x="10.822cm" svg:y="29.5cm">
          <draw:text-box>
            <text:p text:style-name="P30"><text:span text:style-name="T24">6</text:span></text:p>
          </draw:text-box>
        </draw:frame>
        <draw:custom-shape draw:style-name="gr129" draw:text-style-name="P5" draw:layer="レイアウト" svg:width="1.198cm" svg:height="0.998cm" svg:x="11.297cm" svg:y="29.7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3" draw:text-style-name="P63" draw:layer="layout" svg:width="1.092cm" svg:height="0.429cm" svg:x="11.396cm" svg:y="30.448cm">
          <draw:text-box>
            <text:p text:style-name="P36"><text:span text:style-name="T35">仕入</text:span></text:p>
          </draw:text-box>
        </draw:frame>
        <draw:frame draw:style-name="gr63" draw:text-style-name="P63" draw:layer="layout" svg:width="1.292cm" svg:height="0.429cm" svg:x="11.388cm" svg:y="30.17cm">
          <draw:text-box>
            <text:p text:style-name="P36"><text:span text:style-name="T35">経常利益</text:span></text:p>
          </draw:text-box>
        </draw:frame>
        <draw:frame draw:style-name="gr63" draw:text-style-name="P63" draw:layer="layout" svg:width="0.992cm" svg:height="0.429cm" svg:x="11.415cm" svg:y="29.848cm">
          <draw:text-box>
            <text:p text:style-name="P36"><text:span text:style-name="T35">売上</text:span></text:p>
          </draw:text-box>
        </draw:frame>
        <draw:frame draw:style-name="gr71" draw:text-style-name="P64" draw:layer="layout" svg:width="0.714cm" svg:height="0.489cm" svg:x="11.188cm" svg:y="29.799cm">
          <draw:text-box>
            <text:p text:style-name="P37"><text:span text:style-name="T36">■</text:span></text:p>
          </draw:text-box>
        </draw:frame>
        <draw:frame draw:style-name="gr71" draw:text-style-name="P65" draw:layer="layout" svg:width="0.714cm" svg:height="0.489cm" svg:x="11.184cm" svg:y="30.411cm">
          <draw:text-box>
            <text:p text:style-name="P37"><text:span text:style-name="T37">■</text:span></text:p>
          </draw:text-box>
        </draw:frame>
        <draw:frame draw:style-name="gr71" draw:text-style-name="P66" draw:layer="layout" svg:width="0.714cm" svg:height="0.489cm" svg:x="11.184cm" svg:y="30.111cm">
          <draw:text-box>
            <text:p text:style-name="P37"><text:span text:style-name="T38">■</text:span></text:p>
          </draw:text-box>
        </draw:frame>
        <draw:line draw:style-name="gr130" draw:text-style-name="P5" draw:layer="layout" svg:x1="11.197cm" svg:y1="31.845cm" svg:x2="12.195cm" svg:y2="30.846cm">
          <text:p/>
        </draw:line>
        <draw:line draw:style-name="gr131" draw:text-style-name="P5" draw:layer="layout" svg:x1="12.196cm" svg:y1="30.846cm" svg:x2="13.194cm" svg:y2="30.746cm">
          <text:p/>
        </draw:line>
        <draw:line draw:style-name="gr132" draw:text-style-name="P5" draw:layer="layout" svg:x1="12.196cm" svg:y1="31.846cm" svg:x2="13.194cm" svg:y2="31.496cm">
          <text:p/>
        </draw:line>
        <draw:line draw:style-name="gr133" draw:text-style-name="P5" draw:layer="layout" svg:x1="11.197cm" svg:y1="31.895cm" svg:x2="12.195cm" svg:y2="31.296cm">
          <text:p/>
        </draw:line>
        <draw:line draw:style-name="gr133" draw:text-style-name="P5" draw:layer="layout" svg:x1="12.196cm" svg:y1="31.296cm" svg:x2="13.194cm" svg:y2="31.396cm">
          <text:p/>
        </draw:line>
        <draw:line draw:style-name="gr134" draw:text-style-name="P5" draw:layer="layout" svg:x1="11.197cm" svg:y1="32.095cm" svg:x2="12.195cm" svg:y2="31.845cm">
          <text:p/>
        </draw:line>
        <draw:line draw:style-name="gr131" draw:text-style-name="P5" draw:layer="layout" svg:x1="14.093cm" svg:y1="30.197cm" svg:x2="15.042cm" svg:y2="29.847cm">
          <text:p/>
        </draw:line>
        <draw:line draw:style-name="gr133" draw:text-style-name="P5" draw:layer="layout" svg:x1="14.093cm" svg:y1="30.996cm" svg:x2="15.042cm" svg:y2="30.297cm">
          <text:p/>
        </draw:line>
        <draw:line draw:style-name="gr132" draw:text-style-name="P5" draw:layer="layout" svg:x1="14.093cm" svg:y1="31.246cm" svg:x2="15.042cm" svg:y2="31.446cm">
          <text:p/>
        </draw:line>
        <draw:line draw:style-name="gr133" draw:text-style-name="P5" draw:layer="layout" svg:x1="13.194cm" svg:y1="31.396cm" svg:x2="14.093cm" svg:y2="30.996cm">
          <text:p/>
        </draw:line>
        <draw:line draw:style-name="gr131" draw:text-style-name="P5" draw:layer="layout" svg:x1="13.194cm" svg:y1="30.746cm" svg:x2="14.093cm" svg:y2="30.197cm">
          <text:p/>
        </draw:line>
        <draw:line draw:style-name="gr132" draw:text-style-name="P5" draw:layer="layout" svg:x1="13.194cm" svg:y1="31.496cm" svg:x2="14.093cm" svg:y2="31.246cm">
          <text:p/>
        </draw:line>
        <draw:frame draw:style-name="gr8" draw:text-style-name="P14" draw:layer="layout" svg:width="1.03cm" svg:height="0.505cm" svg:x="10.638cm" svg:y="27.399cm">
          <draw:text-box>
            <text:p text:style-name="P13"><text:span text:style-name="T8">Fig8</text:span></text:p>
          </draw:text-box>
        </draw:frame>
        <draw:rect draw:style-name="gr20" draw:text-style-name="P5" draw:layer="layout" svg:width="5.4cm" svg:height="5.8cm" svg:x="10.4cm" svg:y="27.3cm">
          <text:p/>
        </draw:rect>
        <draw:line draw:style-name="gr84" draw:text-style-name="P5" draw:layer="layout" svg:x1="10.4cm" svg:y1="23.5cm" svg:x2="10.4cm" svg:y2="27.3cm">
          <text:p/>
        </draw:line>
        <draw:line draw:style-name="gr83" draw:text-style-name="P5" draw:layer="layout" svg:x1="13.3cm" svg:y1="23.5cm" svg:x2="10.4cm" svg:y2="23.5cm">
          <text:p/>
        </draw:line>
        <draw:line draw:style-name="gr83" draw:text-style-name="P5" draw:layer="layout" svg:x1="7.4cm" svg:y1="33.9cm" svg:x2="1.1cm" svg:y2="33.9cm">
          <text:p/>
        </draw:line>
        <draw:line draw:style-name="gr83" draw:text-style-name="P5" draw:layer="layout" svg:x1="11.8cm" svg:y1="28.7cm" svg:x2="11.8cm" svg:y2="26.7cm">
          <text:p/>
        </draw:line>
        <draw:line draw:style-name="gr83" draw:text-style-name="P5" draw:layer="layout" svg:x1="12.7cm" svg:y1="28.7cm" svg:x2="12.7cm" svg:y2="26cm">
          <text:p/>
        </draw:line>
        <draw:line draw:style-name="gr83" draw:text-style-name="P5" draw:layer="layout" svg:x1="11.8cm" svg:y1="26.7cm" svg:x2="7.4cm" svg:y2="26.7cm">
          <text:p/>
        </draw:line>
        <draw:line draw:style-name="gr83" draw:text-style-name="P5" draw:layer="layout" svg:x1="12.7cm" svg:y1="26cm" svg:x2="8.9cm" svg:y2="26cm">
          <text:p/>
        </draw:line>
        <draw:line draw:style-name="gr83" draw:text-style-name="P5" draw:layer="layout" svg:x1="7.4cm" svg:y1="33.9cm" svg:x2="7.4cm" svg:y2="26.7cm">
          <text:p/>
        </draw:line>
        <draw:frame draw:style-name="gr8" draw:text-style-name="P14" draw:layer="layout" svg:width="3cm" svg:height="0.505cm" svg:x="11.8cm" svg:y="15.195cm">
          <draw:text-box>
            <text:p text:style-name="P13"><text:span text:style-name="T8">Fig2 </text:span><text:span text:style-name="T8">受注伝票</text:span></text:p>
          </draw:text-box>
        </draw:frame>
        <draw:frame draw:style-name="gr8" draw:text-style-name="P14" draw:layer="layout" svg:width="3.4cm" svg:height="0.505cm" svg:x="2.6cm" svg:y="4.395cm">
          <draw:text-box>
            <text:p text:style-name="P13"><text:span text:style-name="T8">Fig2.1 </text:span><text:span text:style-name="T8">製品　追加・編集画面</text:span></text:p>
          </draw:text-box>
        </draw:frame>
        <draw:frame draw:style-name="gr8" draw:text-style-name="P14" draw:layer="layout" svg:width="3cm" svg:height="0.505cm" svg:x="14.3cm" svg:y="15.2cm">
          <draw:text-box>
            <text:p text:style-name="P13"><text:span text:style-name="T8">Fig3 </text:span><text:span text:style-name="T8">発注伝票</text:span></text:p>
          </draw:text-box>
        </draw:frame>
        <draw:frame draw:style-name="gr8" draw:text-style-name="P14" draw:layer="layout" svg:width="3.5cm" svg:height="0.505cm" svg:x="17.5cm" svg:y="4.9cm">
          <draw:text-box>
            <text:p text:style-name="P13"><text:span text:style-name="T8">Fig3.1 </text:span><text:span text:style-name="T8">製品　追加・編集画面</text:span></text:p>
          </draw:text-box>
        </draw:frame>
        <draw:frame draw:style-name="gr8" draw:text-style-name="P14" draw:layer="layout" svg:width="3cm" svg:height="0.505cm" svg:x="8.6cm" svg:y="21.995cm">
          <draw:text-box>
            <text:p text:style-name="P13"><text:span text:style-name="T8">Fig4 </text:span><text:span text:style-name="T8">取引先登録・編集</text:span></text:p>
          </draw:text-box>
        </draw:frame>
        <draw:frame draw:style-name="gr8" draw:text-style-name="P14" draw:layer="layout" svg:width="3cm" svg:height="0.505cm" svg:x="18.1cm" svg:y="21.995cm">
          <draw:text-box>
            <text:p text:style-name="P13"><text:span text:style-name="T8">Fig5 </text:span><text:span text:style-name="T8">製品登録</text:span></text:p>
          </draw:text-box>
        </draw:frame>
        <draw:frame draw:style-name="gr8" draw:text-style-name="P14" draw:layer="layout" svg:width="3cm" svg:height="0.505cm" svg:x="8.3cm" svg:y="20.9cm">
          <draw:text-box>
            <text:p text:style-name="P13"><text:span text:style-name="T8">Fig6 </text:span><text:span text:style-name="T8">取引先一覧</text:span></text:p>
          </draw:text-box>
        </draw:frame>
        <draw:frame draw:style-name="gr8" draw:text-style-name="P14" draw:layer="layout" svg:width="3cm" svg:height="0.505cm" svg:x="18.1cm" svg:y="20.9cm">
          <draw:text-box>
            <text:p text:style-name="P13"><text:span text:style-name="T8">Fig7 </text:span><text:span text:style-name="T8">製品一覧</text:span></text:p>
          </draw:text-box>
        </draw:frame>
        <draw:frame draw:style-name="gr8" draw:text-style-name="P14" draw:layer="layout" svg:width="2.261cm" svg:height="0.505cm" svg:x="10.2cm" svg:y="23cm">
          <draw:text-box>
            <text:p text:style-name="P13"><text:span text:style-name="T8">Fig8 </text:span><text:span text:style-name="T8">統計・売上</text:span></text:p>
          </draw:text-box>
        </draw:frame>
        <draw:frame draw:style-name="gr8" draw:text-style-name="P14" draw:layer="layout" svg:width="2.3cm" svg:height="0.505cm" svg:x="6.9cm" svg:y="26.2cm">
          <draw:text-box>
            <text:p text:style-name="P13"><text:span text:style-name="T8">Fig8.1 </text:span><text:span text:style-name="T8">受注別</text:span></text:p>
          </draw:text-box>
        </draw:frame>
        <draw:frame draw:style-name="gr8" draw:text-style-name="P14" draw:layer="layout" svg:width="2.272cm" svg:height="0.505cm" svg:x="8.428cm" svg:y="25.495cm">
          <draw:text-box>
            <text:p text:style-name="P13"><text:span text:style-name="T8">Fig8.2 </text:span><text:span text:style-name="T8">発注別</text:span></text:p>
          </draw:text-box>
        </draw:frame>
        <draw:frame draw:style-name="gr8" draw:text-style-name="P14" draw:layer="layout" svg:width="2.261cm" svg:height="0.505cm" svg:x="16.4cm" svg:y="24.8cm">
          <draw:text-box>
            <text:p text:style-name="P13"><text:span text:style-name="T8">Fig9 </text:span><text:span text:style-name="T8">管理画面</text:span></text:p>
          </draw:text-box>
        </draw:frame>
        <draw:frame draw:style-name="gr8" draw:text-style-name="P14" draw:layer="layout" svg:width="2.261cm" svg:height="0.505cm" svg:x="19.239cm" svg:y="29.4cm">
          <draw:text-box>
            <text:p text:style-name="P13"><text:span text:style-name="T8">Fig9.1 </text:span><text:span text:style-name="T8">編集画面</text:span></text:p>
          </draw:text-box>
        </draw:frame>
        <draw:line draw:style-name="gr51" draw:text-style-name="P5" draw:layer="layout" svg:x1="16.4cm" svg:y1="39.8cm" svg:x2="26.1cm" svg:y2="39.8cm">
          <text:p/>
        </draw:line>
        <draw:custom-shape draw:style-name="gr55" draw:text-style-name="P29" draw:layer="レイアウト" svg:width="0.81cm" svg:height="0.51cm" svg:x="3.004cm" svg:y="36.491cm">
          <text:p text:style-name="P15"><text:span text:style-name="T17">発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29" draw:layer="レイアウト" svg:width="1.21cm" svg:height="0.51cm" svg:x="3.8cm" svg:y="36.491cm">
          <text:p text:style-name="P15"><text:span text:style-name="T17">企業別売上一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29" draw:layer="レイアウト" svg:width="0.81cm" svg:height="0.51cm" svg:x="10.7cm" svg:y="28.69cm">
          <text:p text:style-name="P15"><text:span text:style-name="T17">売上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16" draw:layer="レイアウト" svg:width="0.8cm" svg:height="0.51cm" svg:x="11.51cm" svg:y="28.667cm">
          <text:p text:style-name="P15"><text:span text:style-name="T9">受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9" draw:layer="レイアウト" svg:width="0.81cm" svg:height="0.51cm" svg:x="12.314cm" svg:y="28.667cm">
          <text:p text:style-name="P15"><text:span text:style-name="T17">発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29" draw:layer="レイアウト" svg:width="1.21cm" svg:height="0.51cm" svg:x="13.11cm" svg:y="28.667cm">
          <text:p text:style-name="P15"><text:span text:style-name="T17">企業別売上一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9" draw:layer="レイアウト" svg:width="0.81cm" svg:height="0.51cm" svg:x="9.08cm" svg:y="36.533cm">
          <text:p text:style-name="P15"><text:span text:style-name="T17">売上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16" draw:layer="レイアウト" svg:width="0.8cm" svg:height="0.51cm" svg:x="9.89cm" svg:y="36.534cm">
          <text:p text:style-name="P15"><text:span text:style-name="T9">受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5" draw:layer="レイアウト" svg:width="1.042cm" svg:height="0.067cm" svg:x="11.658cm" svg:y="36.979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36" draw:text-style-name="P29" draw:layer="レイアウト" svg:width="0.81cm" svg:height="0.51cm" svg:x="10.694cm" svg:y="36.534cm">
          <text:p text:style-name="P15"><text:span text:style-name="T17">発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29" draw:layer="レイアウト" svg:width="1.21cm" svg:height="0.51cm" svg:x="11.49cm" svg:y="36.534cm">
          <text:p text:style-name="P15"><text:span text:style-name="T17">企業別売上一覧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3" draw:text-style-name="P5" draw:layer="layout" svg:x1="11.5cm" svg:y1="36.537cm" svg:x2="10.7cm" svg:y2="36.537cm">
          <text:p/>
        </draw:line>
        <draw:line draw:style-name="gr83" draw:text-style-name="P5" draw:layer="layout" svg:x1="11.5cm" svg:y1="28.67cm" svg:x2="10.7cm" svg:y2="28.67cm">
          <text:p/>
        </draw:line>
        <draw:line draw:style-name="gr83" draw:text-style-name="P5" draw:layer="layout" svg:x1="10.7cm" svg:y1="29.18cm" svg:x2="10.7cm" svg:y2="28.68cm">
          <text:p/>
        </draw:line>
        <draw:line draw:style-name="gr83" draw:text-style-name="P5" draw:layer="layout" svg:x1="3cm" svg:y1="36.49cm" svg:x2="2.2cm" svg:y2="36.49cm">
          <text:p/>
        </draw:line>
        <draw:custom-shape draw:style-name="gr117" draw:text-style-name="P59" draw:layer="レイアウト" svg:width="0.9cm" svg:height="0.24cm" svg:x="24.4cm" svg:y="38.41cm">
          <text:p text:style-name="P58"><text:span text:style-name="T32">年度別</text:span></text:p>
          <draw:enhanced-geometry svg:viewBox="0 0 21600 21600" draw:type="rectangle" draw:enhanced-path="M 0 0 L 21600 0 21600 21600 0 21600 0 0 Z N"/>
        </draw:custom-shape>
        <draw:custom-shape draw:style-name="gr55" draw:text-style-name="P29" draw:layer="レイアウト" svg:width="0.81cm" svg:height="0.51cm" svg:x="16.4cm" svg:y="37.5cm">
          <text:p text:style-name="P15"><text:span text:style-name="T17">売上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16" draw:layer="レイアウト" svg:width="0.8cm" svg:height="0.51cm" svg:x="17.21cm" svg:y="37.501cm">
          <text:p text:style-name="P15"><text:span text:style-name="T9">受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5" draw:layer="レイアウト" svg:width="1.042cm" svg:height="0.067cm" svg:x="18.978cm" svg:y="37.946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39" draw:text-style-name="P29" draw:layer="レイアウト" svg:width="0.81cm" svg:height="0.51cm" svg:x="18.014cm" svg:y="37.501cm">
          <text:p text:style-name="P15"><text:span text:style-name="T17">発注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29" draw:layer="レイアウト" svg:width="1.25cm" svg:height="0.6cm" svg:x="18.85cm" svg:y="37.5cm">
          <text:p text:style-name="P15"><text:span text:style-name="T17">企業別売上一覧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3" draw:text-style-name="P5" draw:layer="layout" svg:x1="20.1cm" svg:y1="37.5cm" svg:x2="18.8cm" svg:y2="37.5cm">
          <text:p/>
        </draw:line>
        <draw:line draw:style-name="gr51" draw:text-style-name="P5" draw:layer="layout" svg:x1="20.1cm" svg:y1="38cm" svg:x2="26.1cm" svg:y2="38cm">
          <text:p/>
        </draw:line>
        <draw:line draw:style-name="gr83" draw:text-style-name="P5" draw:layer="layout" svg:x1="20.1cm" svg:y1="38cm" svg:x2="20.1cm" svg:y2="37.5cm">
          <text:p/>
        </draw:line>
        <draw:line draw:style-name="gr83" draw:text-style-name="P5" draw:layer="layout" svg:x1="13.691cm" svg:y1="28.656cm" svg:x2="13.7cm" svg:y2="26.7cm">
          <text:p/>
        </draw:line>
        <draw:line draw:style-name="gr83" draw:text-style-name="P5" draw:layer="layout" svg:x1="16.2cm" svg:y1="26.7cm" svg:x2="13.7cm" svg:y2="26.7cm">
          <text:p/>
        </draw:line>
        <draw:line draw:style-name="gr84" draw:text-style-name="P5" draw:layer="layout" svg:x1="16.2cm" svg:y1="26.7cm" svg:x2="16.2cm" svg:y2="36cm">
          <text:p/>
        </draw:line>
        <draw:frame draw:style-name="gr8" draw:text-style-name="P14" draw:layer="layout" svg:width="2.972cm" svg:height="0.505cm" svg:x="13.3cm" svg:y="26.2cm">
          <draw:text-box>
            <text:p text:style-name="P13"><text:span text:style-name="T8">Fig8.3 </text:span><text:span text:style-name="T8">企業別売上一覧</text:span></text:p>
          </draw:text-box>
        </draw:frame>
        <draw:frame draw:style-name="gr115" draw:text-style-name="P54" draw:layer="layout" svg:width="1.2cm" svg:height="0.432cm" svg:x="25.2cm" svg:y="39.1cm">
          <draw:text-box>
            <text:p text:style-name="P30"><text:span text:style-name="T30">1063(281)</text:span></text:p>
          </draw:text-box>
        </draw:frame>
        <draw:frame draw:style-name="gr105" draw:text-style-name="P54" draw:layer="layout" svg:width="1.2cm" svg:height="0.408cm" svg:x="25.2cm" svg:y="39.44cm">
          <draw:text-box>
            <text:p text:style-name="P30"><text:span text:style-name="T30">1036(249)</text:span></text:p>
          </draw:text-box>
        </draw:frame>
        <draw:frame draw:style-name="gr105" draw:text-style-name="P54" draw:layer="layout" svg:width="1.2cm" svg:height="0.408cm" svg:x="25.2cm" svg:y="39.792cm">
          <draw:text-box>
            <text:p text:style-name="P30"><text:span text:style-name="T30">2099(530)</text:span></text:p>
          </draw:text-box>
        </draw:frame>
        <draw:frame draw:style-name="gr141" draw:text-style-name="P10" draw:layer="layout" svg:width="1.985cm" svg:height="0.759cm" svg:x="9.608cm" svg:y="15.189cm">
          <draw:text-box>
            <text:p text:style-name="P67"><text:span text:style-name="T6">BORG SYSTEM</text:span></text:p>
          </draw:text-box>
        </draw:frame>
        <draw:custom-shape draw:style-name="gr142" draw:text-style-name="P25" draw:layer="レイアウト" svg:width="1.05cm" svg:height="0.172cm" svg:x="9.737cm" svg:y="16.0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47" draw:layer="レイアウト" svg:width="0.702cm" svg:height="0.157cm" svg:x="9.493cm" svg:y="15.82cm">
          <text:p text:style-name="P19"><text:span text:style-name="T25">ID</text:span></text:p>
          <draw:enhanced-geometry svg:viewBox="0 0 21600 21600" draw:type="rectangle" draw:enhanced-path="M 0 0 L 21600 0 21600 21600 0 21600 0 0 Z N"/>
        </draw:custom-shape>
        <draw:custom-shape draw:style-name="gr144" draw:text-style-name="P25" draw:layer="レイアウト" svg:width="1.051cm" svg:height="0.171cm" svg:x="9.747cm" svg:y="16.5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47" draw:layer="レイアウト" svg:width="0.702cm" svg:height="0.157cm" svg:x="9.746cm" svg:y="16.311cm">
          <text:p text:style-name="P15"><text:span text:style-name="T25">パスワード</text:span></text:p>
          <draw:enhanced-geometry svg:viewBox="0 0 21600 21600" draw:type="rectangle" draw:enhanced-path="M 0 0 L 21600 0 21600 21600 0 21600 0 0 Z N"/>
        </draw:custom-shape>
        <draw:custom-shape draw:style-name="gr11" draw:text-style-name="P47" draw:layer="レイアウト" svg:width="0.327cm" svg:height="0.172cm" svg:x="10.917cm" svg:y="16.047cm">
          <text:p text:style-name="P15"><text:span text:style-name="T25">選択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" draw:text-style-name="P47" draw:layer="レイアウト" svg:width="0.326cm" svg:height="0.172cm" svg:x="10.921cm" svg:y="16.545cm">
          <text:p text:style-name="P15"><text:span text:style-name="T25">選択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5" draw:text-style-name="P47" draw:layer="レイアウト" svg:width="0.554cm" svg:height="0.172cm" svg:x="9.746cm" svg:y="16.817cm">
          <text:p text:style-name="P15"><text:span text:style-name="T25">ログイン</text:span></text:p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1.03cm" svg:height="0.505cm" svg:x="9.4cm" svg:y="14.695cm">
          <draw:text-box>
            <text:p text:style-name="P13"><text:span text:style-name="T8">Fig0</text:span></text:p>
          </draw:text-box>
        </draw:frame>
        <draw:rect draw:style-name="gr20" draw:text-style-name="P5" draw:layer="layout" svg:width="2.2cm" svg:height="2.7cm" svg:x="9.4cm" svg:y="14.5cm">
          <text:p/>
        </draw:rect>
        <draw:line draw:style-name="gr83" draw:text-style-name="P5" draw:layer="layout" svg:x1="10cm" svg:y1="18.2cm" svg:x2="10cm" svg:y2="17cm">
          <text:p/>
        </draw:line>
        <draw:line draw:style-name="gr84" draw:text-style-name="P5" draw:layer="layout" svg:x1="10cm" svg:y1="18.2cm" svg:x2="13.1cm" svg:y2="18.2cm">
          <text:p/>
        </draw:line>
        <draw:frame draw:style-name="gr8" draw:text-style-name="P14" draw:layer="layout" svg:width="3cm" svg:height="0.505cm" svg:x="9.9cm" svg:y="17.7cm">
          <draw:text-box>
            <text:p text:style-name="P13"><text:span text:style-name="T8">Fig1 </text:span><text:span text:style-name="T8">ボルグシステム</text:span></text:p>
          </draw:text-box>
        </draw:frame>
        <draw:custom-shape draw:style-name="gr146" draw:text-style-name="P5" draw:layer="レイアウト" svg:width="1.049cm" svg:height="0.171cm" svg:x="12.001cm" svg:y="11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47" draw:layer="レイアウト" svg:width="0.6cm" svg:height="0.312cm" svg:x="11.3cm" svg:y="11.3cm">
          <text:p text:style-name="P15"><text:span text:style-name="T25">消費税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5" draw:layer="レイアウト" svg:width="1.049cm" svg:height="0.171cm" svg:x="12.001cm" svg:y="11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47" draw:layer="レイアウト" svg:width="0.6cm" svg:height="0.312cm" svg:x="11.3cm" svg:y="11.598cm">
          <text:p text:style-name="P15"><text:span text:style-name="T25">合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5" draw:layer="レイアウト" svg:width="1.038cm" svg:height="0.17cm" svg:x="26.832cm" svg:y="11.7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16" draw:layer="レイアウト" svg:width="0.694cm" svg:height="0.31cm" svg:x="26.1cm" svg:y="11.7cm">
          <text:p text:style-name="P15"><text:span text:style-name="T9">合計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8" draw:layer="layout" svg:width="2.407cm" svg:height="1.092cm" svg:x="26.601cm" svg:y="39.908cm">
          <draw:text-box>
            <text:p text:style-name="P8"><text:page-number>&lt;番号&gt;</text:page-number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91" svg:font-family="9"/>
    <style:font-face style:name="9" svg:font-family="9" style:font-pitch="variable"/>
    <style:font-face style:name="Liberation Sans1" svg:font-family="'Liberation Sans'" style:font-pitch="variable"/>
    <style:font-face style:name="メイリオ" svg:font-family="メイリオ" style:font-pitch="variable"/>
    <style:font-face style:name="ＭＳ 明朝" svg:font-family="'ＭＳ 明朝'" style:font-pitch="variable"/>
    <style:font-face style:name="ＭＳ Ｐゴシック2" svg:font-family="'ＭＳ Ｐゴシック'" style:font-pitch="variable"/>
    <style:font-face style:name="Liberation Sans2" svg:font-family="'Liberation Sans'" style:font-family-generic="modern" style:font-pitch="variable"/>
    <style:font-face style:name="ＭＳ Ｐゴシック" svg:font-family="'ＭＳ Ｐ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1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  <style:master-page style:name="標準_5f_" style:display-name="標準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7T17:57:51.910000000</meta:creation-date>
    <dc:date>2015-07-05T17:46:16.249384000</dc:date>
    <meta:editing-duration>PT10H23M39S</meta:editing-duration>
    <meta:editing-cycles>46</meta:editing-cycles>
    <meta:generator>LibreOffice/4.3.2.2$MacOSX_X86_64 LibreOffice_project/edfb5295ba211bd31ad47d0bad0118690f76407d</meta:generator>
    <meta:print-date>2015-05-23T23:35:16.815292000</meta:print-date>
    <meta:document-statistic meta:object-count="652"/>
  </office:meta>
</office:document-meta>
</file>